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a20e657"/>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67" style:family="paragraph" style:parent-style-name="Table_20_Contents">
      <style:paragraph-properties fo:text-align="start" style:justify-single-word="false"/>
      <style:text-properties officeooo:paragraph-rsid="091a77cf"/>
    </style:style>
    <style:style style:name="P268" style:family="paragraph" style:parent-style-name="Standard">
      <style:text-properties officeooo:paragraph-rsid="091a77cf"/>
    </style:style>
    <style:style style:name="P269" style:family="paragraph" style:parent-style-name="Heading_20_4">
      <style:paragraph-properties fo:break-before="column"/>
      <style:text-properties officeooo:paragraph-rsid="06b80082"/>
    </style:style>
    <style:style style:name="P270" style:family="paragraph" style:parent-style-name="Text_20_body">
      <style:text-properties officeooo:rsid="06b7fccc" officeooo:paragraph-rsid="06b80082"/>
    </style:style>
    <style:style style:name="P2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7"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8" style:family="paragraph" style:parent-style-name="Standard">
      <style:text-properties officeooo:rsid="06b7fccc" officeooo:paragraph-rsid="07a01642"/>
    </style:style>
    <style:style style:name="P2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5"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6" style:family="paragraph" style:parent-style-name="Table_20_Bullets" style:list-style-name="L4">
      <style:text-properties officeooo:paragraph-rsid="07a01642"/>
    </style:style>
    <style:style style:name="P287"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officeooo:paragraph-rsid="07a01642"/>
    </style:style>
    <style:style style:name="P289" style:family="paragraph" style:parent-style-name="Standard">
      <style:text-properties fo:color="#81d41a" loext:opacity="100%"/>
    </style:style>
    <style:style style:name="P29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1" style:family="paragraph" style:parent-style-name="Heading_20_2">
      <style:paragraph-properties fo:break-before="page"/>
      <style:text-properties officeooo:paragraph-rsid="06cc728b"/>
    </style:style>
    <style:style style:name="P292" style:family="paragraph" style:parent-style-name="Text_20_body">
      <style:text-properties officeooo:rsid="02cd60a3" officeooo:paragraph-rsid="06cc728b"/>
    </style:style>
    <style:style style:name="P293"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4"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5"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0"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1"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2"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3"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4" style:family="paragraph" style:parent-style-name="Text_20_body" style:list-style-name="">
      <style:text-properties officeooo:paragraph-rsid="06e8821a"/>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2" style:family="paragraph" style:parent-style-name="Standard">
      <style:text-properties officeooo:paragraph-rsid="06f393a1"/>
    </style:style>
    <style:style style:name="P3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1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20" style:family="paragraph" style:parent-style-name="Standard">
      <style:text-properties officeooo:paragraph-rsid="07afe535"/>
    </style:style>
    <style:style style:name="P3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2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2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30" style:family="paragraph" style:parent-style-name="Heading_20_2">
      <style:paragraph-properties fo:break-before="page"/>
      <style:text-properties officeooo:paragraph-rsid="06f89559"/>
    </style:style>
    <style:style style:name="P331" style:family="paragraph" style:parent-style-name="Text_20_body">
      <style:text-properties officeooo:rsid="02cd60a3" officeooo:paragraph-rsid="06f89559"/>
    </style:style>
    <style:style style:name="P332" style:family="paragraph" style:parent-style-name="Horizontal_20_Line">
      <style:text-properties officeooo:paragraph-rsid="08d17aa5"/>
    </style:style>
    <style:style style:name="P33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5" style:family="paragraph" style:parent-style-name="Heading_20_3">
      <style:text-properties officeooo:rsid="069d770a" officeooo:paragraph-rsid="08d17aa5"/>
    </style:style>
    <style:style style:name="P33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7" style:family="paragraph" style:parent-style-name="Heading_20_3">
      <style:text-properties officeooo:paragraph-rsid="08d17aa5"/>
    </style:style>
    <style:style style:name="P33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9"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40" style:family="paragraph" style:parent-style-name="Heading_20_2">
      <style:paragraph-properties fo:break-before="column"/>
      <style:text-properties officeooo:paragraph-rsid="0721e804"/>
    </style:style>
    <style:style style:name="P34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2" style:family="paragraph" style:parent-style-name="Heading_20_3">
      <style:text-properties officeooo:rsid="07f47604" officeooo:paragraph-rsid="07f47604"/>
    </style:style>
    <style:style style:name="P343" style:family="paragraph" style:parent-style-name="Text_20_body">
      <style:text-properties officeooo:rsid="07f47604" officeooo:paragraph-rsid="07f47604"/>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2"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3" style:family="paragraph" style:parent-style-name="Text_20_body">
      <style:text-properties officeooo:rsid="07f920fa" officeooo:paragraph-rsid="0806367b"/>
    </style:style>
    <style:style style:name="P354"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5" style:family="paragraph" style:parent-style-name="Text_20_body">
      <style:text-properties officeooo:rsid="07f920fa" officeooo:paragraph-rsid="0803cd76"/>
    </style:style>
    <style:style style:name="P35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7" style:family="paragraph" style:parent-style-name="Text_20_body">
      <style:text-properties officeooo:paragraph-rsid="080d4e4d"/>
    </style:style>
    <style:style style:name="P358" style:family="paragraph" style:parent-style-name="Heading_20_3">
      <style:paragraph-properties fo:break-before="page"/>
    </style:style>
    <style:style style:name="P359" style:family="paragraph" style:parent-style-name="Text_20_body" style:list-style-name="">
      <style:text-properties officeooo:rsid="0321b290" officeooo:paragraph-rsid="083ade5a"/>
    </style:style>
    <style:style style:name="P3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7"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8" style:family="paragraph" style:parent-style-name="Table_20_Bullets" style:list-style-name="L4">
      <style:text-properties officeooo:paragraph-rsid="09e176ea"/>
    </style:style>
    <style:style style:name="P369" style:family="paragraph" style:parent-style-name="Table_20_Bullets" style:list-style-name="L4">
      <style:text-properties officeooo:paragraph-rsid="09e0162c"/>
    </style:style>
    <style:style style:name="P370"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1" style:family="paragraph" style:parent-style-name="Standard" style:list-style-name="">
      <style:text-properties officeooo:rsid="0321b290" officeooo:paragraph-rsid="089d9a0b"/>
    </style:style>
    <style:style style:name="P3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7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5"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7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7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82"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83" style:family="paragraph" style:parent-style-name="Table_20_Bullets" style:list-style-name="L4">
      <style:text-properties officeooo:paragraph-rsid="0a23c489"/>
    </style:style>
    <style:style style:name="P384" style:family="paragraph" style:parent-style-name="Table_20_Bullets" style:list-style-name="L4">
      <style:text-properties officeooo:paragraph-rsid="0a29caf1"/>
    </style:style>
    <style:style style:name="P38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87" style:family="paragraph" style:parent-style-name="Standard">
      <style:text-properties officeooo:paragraph-rsid="089d9a0b"/>
    </style:style>
    <style:style style:name="P38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9" style:family="paragraph" style:parent-style-name="Heading_20_2">
      <style:paragraph-properties fo:break-before="page"/>
      <style:text-properties officeooo:paragraph-rsid="083cf950"/>
    </style:style>
    <style:style style:name="P390"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91"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92"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93"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94" style:family="paragraph" style:parent-style-name="Text_20_body">
      <style:text-properties officeooo:rsid="0841d50e" officeooo:paragraph-rsid="089e9198"/>
    </style:style>
    <style:style style:name="P395" style:family="paragraph" style:parent-style-name="Horizontal_20_Line">
      <style:text-properties officeooo:paragraph-rsid="089e9198"/>
    </style:style>
    <style:style style:name="P396"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97" style:family="paragraph" style:parent-style-name="Text_20_body">
      <style:text-properties officeooo:rsid="089fb3b9" officeooo:paragraph-rsid="089fb3b9"/>
    </style:style>
    <style:style style:name="P398" style:family="paragraph" style:parent-style-name="Heading_20_4">
      <style:text-properties officeooo:rsid="06b7fccc" officeooo:paragraph-rsid="08a2e19d"/>
    </style:style>
    <style:style style:name="P399" style:family="paragraph" style:parent-style-name="Text_20_body" style:list-style-name="">
      <style:text-properties officeooo:rsid="06b7fccc" officeooo:paragraph-rsid="08a2e19d"/>
    </style:style>
    <style:style style:name="P4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0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0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0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0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07" style:family="paragraph" style:parent-style-name="Standard" style:list-style-name="">
      <style:text-properties officeooo:rsid="06b7fccc" officeooo:paragraph-rsid="08a4a1e5"/>
    </style:style>
    <style:style style:name="P4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1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1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15"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6" style:family="paragraph" style:parent-style-name="Heading_20_4">
      <style:paragraph-properties fo:break-before="page"/>
      <style:text-properties officeooo:rsid="06b7fccc" officeooo:paragraph-rsid="08a4a1e5"/>
    </style:style>
    <style:style style:name="P417" style:family="paragraph" style:parent-style-name="Text_20_body" style:list-style-name="">
      <style:text-properties officeooo:rsid="06b7fccc" officeooo:paragraph-rsid="08a4a1e5"/>
    </style:style>
    <style:style style:name="P418"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9" style:family="paragraph" style:parent-style-name="Heading_20_4">
      <style:paragraph-properties fo:margin-top="0in" fo:margin-bottom="0.0799in" style:contextual-spacing="false" fo:break-before="column"/>
      <style:text-properties officeooo:rsid="06b7fccc" officeooo:paragraph-rsid="08a7e68e"/>
    </style:style>
    <style:style style:name="P420" style:family="paragraph" style:parent-style-name="Text_20_body" style:list-style-name="">
      <style:text-properties officeooo:rsid="06b7fccc" officeooo:paragraph-rsid="08a7e68e"/>
    </style:style>
    <style:style style:name="P4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2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2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2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2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2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8" style:family="paragraph" style:parent-style-name="Standard" style:list-style-name="">
      <style:text-properties officeooo:rsid="06b7fccc" officeooo:paragraph-rsid="08a7e68e"/>
    </style:style>
    <style:style style:name="P429" style:family="paragraph" style:parent-style-name="Standard" style:list-style-name="">
      <style:text-properties officeooo:rsid="0321b290" officeooo:paragraph-rsid="08a7e68e"/>
    </style:style>
    <style:style style:name="P43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3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32" style:family="paragraph" style:parent-style-name="Heading_20_2">
      <style:paragraph-properties fo:break-before="page"/>
      <style:text-properties officeooo:paragraph-rsid="08a9afa5"/>
    </style:style>
    <style:style style:name="P433" style:family="paragraph" style:parent-style-name="Text_20_body" style:list-style-name="">
      <style:text-properties style:text-underline-style="none" officeooo:paragraph-rsid="08a9afa5"/>
    </style:style>
    <style:style style:name="P434"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35" style:family="paragraph" style:parent-style-name="Text_20_body">
      <style:text-properties officeooo:rsid="08e4f2b3" officeooo:paragraph-rsid="09786850"/>
    </style:style>
    <style:style style:name="P4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8"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9"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0"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41"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4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43"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44"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45"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46"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7"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8"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9" style:family="paragraph" style:parent-style-name="Horizontal_20_Line">
      <style:text-properties officeooo:paragraph-rsid="08d03924"/>
    </style:style>
    <style:style style:name="P45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51"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52"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53" style:family="paragraph" style:parent-style-name="Text_20_body">
      <style:text-properties officeooo:paragraph-rsid="08d03924"/>
    </style:style>
    <style:style style:name="P454" style:family="paragraph" style:parent-style-name="Heading_20_2">
      <style:paragraph-properties fo:break-before="page"/>
      <style:text-properties officeooo:paragraph-rsid="098f3f6e"/>
    </style:style>
    <style:style style:name="P455" style:family="paragraph" style:parent-style-name="Text_20_body" style:list-style-name="">
      <style:text-properties officeooo:paragraph-rsid="0998f426"/>
    </style:style>
    <style:style style:name="P456" style:family="paragraph" style:parent-style-name="Horizontal_20_Line">
      <style:text-properties officeooo:paragraph-rsid="0998f426"/>
    </style:style>
    <style:style style:name="P457" style:family="paragraph" style:parent-style-name="Text_20_body">
      <style:text-properties officeooo:paragraph-rsid="0999b2e6"/>
    </style:style>
    <style:style style:name="P458" style:family="paragraph" style:parent-style-name="Horizontal_20_Line">
      <style:text-properties officeooo:paragraph-rsid="0999b2e6"/>
    </style:style>
    <style:style style:name="P459" style:family="paragraph" style:parent-style-name="Heading_20_3">
      <style:text-properties officeooo:rsid="07f47604" officeooo:paragraph-rsid="099bfcf8"/>
    </style:style>
    <style:style style:name="P460" style:family="paragraph" style:parent-style-name="Text_20_body">
      <style:text-properties officeooo:rsid="07f47604" officeooo:paragraph-rsid="099bfcf8"/>
    </style:style>
    <style:style style:name="P461" style:family="paragraph" style:parent-style-name="Heading_20_5">
      <style:text-properties officeooo:paragraph-rsid="099bfcf8"/>
    </style:style>
    <style:style style:name="P46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65"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6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67"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9"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0"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1" style:family="paragraph" style:parent-style-name="Text_20_body">
      <style:text-properties style:use-window-font-color="true" loext:opacity="0%" officeooo:rsid="09f221f1" officeooo:paragraph-rsid="09f221f1"/>
    </style:style>
    <style:style style:name="P472"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3" style:family="paragraph" style:parent-style-name="Text_20_body">
      <style:text-properties officeooo:rsid="09b0345a" officeooo:paragraph-rsid="09b0345a"/>
    </style:style>
    <style:style style:name="P474"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5" style:family="paragraph" style:parent-style-name="Text_20_body">
      <style:text-properties style:use-window-font-color="true" loext:opacity="0%" officeooo:rsid="09f221f1" officeooo:paragraph-rsid="09f6e0d5"/>
    </style:style>
    <style:style style:name="P476" style:family="paragraph" style:parent-style-name="Text_20_body">
      <style:text-properties fo:color="#ff0000" loext:opacity="100%" officeooo:paragraph-rsid="099cbab8"/>
    </style:style>
    <style:style style:name="P477" style:family="paragraph" style:parent-style-name="Heading_20_2">
      <style:paragraph-properties fo:break-before="page"/>
      <style:text-properties officeooo:paragraph-rsid="09f0c34e"/>
    </style:style>
    <style:style style:name="P478" style:family="paragraph" style:parent-style-name="Text_20_body">
      <style:text-properties officeooo:paragraph-rsid="09f0c34e"/>
    </style:style>
    <style:style style:name="P479" style:family="paragraph" style:parent-style-name="Horizontal_20_Line">
      <style:text-properties officeooo:paragraph-rsid="09f0c34e"/>
    </style:style>
    <style:style style:name="P480" style:family="paragraph" style:parent-style-name="Heading_20_3">
      <style:text-properties officeooo:rsid="09f0c34e" officeooo:paragraph-rsid="09f0c34e"/>
    </style:style>
    <style:style style:name="P481"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82"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83" style:family="paragraph" style:parent-style-name="Text_20_body">
      <style:text-properties officeooo:rsid="089fb3b9" officeooo:paragraph-rsid="09f0c34e"/>
    </style:style>
    <style:style style:name="P484" style:family="paragraph" style:parent-style-name="Heading_20_4">
      <style:text-properties officeooo:rsid="06b7fccc" officeooo:paragraph-rsid="09f0c34e"/>
    </style:style>
    <style:style style:name="P485" style:family="paragraph" style:parent-style-name="Text_20_body" style:list-style-name="">
      <style:text-properties officeooo:rsid="06b7fccc" officeooo:paragraph-rsid="09f0c34e"/>
    </style:style>
    <style:style style:name="P4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8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49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493" style:family="paragraph" style:parent-style-name="Standard" style:list-style-name="">
      <style:text-properties officeooo:rsid="06b7fccc" officeooo:paragraph-rsid="09f0c34e"/>
    </style:style>
    <style:style style:name="P494"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5"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6" style:family="paragraph" style:parent-style-name="Standard">
      <style:text-properties officeooo:paragraph-rsid="09f0c34e"/>
    </style:style>
    <style:style style:name="P497"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8" style:family="paragraph" style:parent-style-name="Heading_20_4">
      <style:paragraph-properties fo:margin-top="0in" fo:margin-bottom="0.0799in" style:contextual-spacing="false" fo:break-before="column"/>
      <style:text-properties officeooo:rsid="06b7fccc" officeooo:paragraph-rsid="09f0c34e"/>
    </style:style>
    <style:style style:name="P4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0" style:family="paragraph" style:parent-style-name="Standard" style:list-style-name="">
      <style:text-properties officeooo:rsid="0321b290" officeooo:paragraph-rsid="09f0c34e"/>
    </style:style>
    <style:style style:name="P50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02" style:family="paragraph" style:parent-style-name="Text_20_body">
      <style:text-properties officeooo:paragraph-rsid="099cbab8"/>
    </style:style>
    <style:style style:name="P5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04" style:family="paragraph" style:parent-style-name="Heading_20_2">
      <style:paragraph-properties fo:break-before="page"/>
      <style:text-properties officeooo:paragraph-rsid="03b73894"/>
    </style:style>
    <style:style style:name="P505" style:family="paragraph" style:parent-style-name="Text_20_body">
      <style:text-properties officeooo:rsid="03169ce1" officeooo:paragraph-rsid="03bbf342"/>
    </style:style>
    <style:style style:name="P506" style:family="paragraph" style:parent-style-name="Heading_20_3">
      <style:text-properties officeooo:rsid="019b5ad2" officeooo:paragraph-rsid="03ccfe55"/>
    </style:style>
    <style:style style:name="P507" style:family="paragraph" style:parent-style-name="Text_20_body">
      <style:text-properties officeooo:paragraph-rsid="03ccfe55"/>
    </style:style>
    <style:style style:name="P508" style:family="paragraph" style:parent-style-name="Heading_20_4">
      <style:text-properties officeooo:rsid="056c35b4" officeooo:paragraph-rsid="056fc992"/>
    </style:style>
    <style:style style:name="P5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1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1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1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15"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1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1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18" style:family="paragraph" style:parent-style-name="Heading_20_4">
      <style:text-properties officeooo:paragraph-rsid="05601abd"/>
    </style:style>
    <style:style style:name="P5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21"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23"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24"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25"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26" style:family="paragraph" style:parent-style-name="Table_20_Bullets" style:list-style-name="L6">
      <style:text-properties officeooo:paragraph-rsid="04c0eec7"/>
    </style:style>
    <style:style style:name="P527" style:family="paragraph" style:parent-style-name="Table_20_Bullets" style:list-style-name="L6">
      <style:text-properties style:font-name="Liberation Serif" fo:font-size="11pt" officeooo:paragraph-rsid="04c0eec7"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29" style:family="paragraph" style:parent-style-name="Heading_20_4">
      <style:text-properties officeooo:paragraph-rsid="05612940"/>
    </style:style>
    <style:style style:name="P53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31"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32"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33"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3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35"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36"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37"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38" style:family="paragraph" style:parent-style-name="Heading_20_4">
      <style:text-properties officeooo:rsid="056c35b4" officeooo:paragraph-rsid="056c35b4"/>
    </style:style>
    <style:style style:name="P5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4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4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4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4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4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47" style:family="paragraph" style:parent-style-name="Heading_20_4">
      <style:text-properties officeooo:paragraph-rsid="056e30b4"/>
    </style:style>
    <style:style style:name="P5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0"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52"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53"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54"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55" style:family="paragraph" style:parent-style-name="Table_20_Bullets" style:list-style-name="L7">
      <style:text-properties officeooo:paragraph-rsid="056e30b4"/>
    </style:style>
    <style:style style:name="P556" style:family="paragraph" style:parent-style-name="Table_20_Bullets" style:list-style-name="L7">
      <style:text-properties officeooo:paragraph-rsid="0798182e"/>
    </style:style>
    <style:style style:name="P55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58" style:family="paragraph" style:parent-style-name="Heading_20_4">
      <style:text-properties officeooo:paragraph-rsid="0590b86c"/>
    </style:style>
    <style:style style:name="P55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6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63"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6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65"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66" style:family="paragraph" style:parent-style-name="Text_20_body">
      <style:text-properties officeooo:paragraph-rsid="092a0f0c"/>
    </style:style>
    <style:style style:name="P567" style:family="paragraph" style:parent-style-name="Heading_20_4">
      <style:text-properties officeooo:rsid="056c35b4" officeooo:paragraph-rsid="092a0f0c"/>
    </style:style>
    <style:style style:name="P5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7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7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74"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7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7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77" style:family="paragraph" style:parent-style-name="Standard">
      <style:text-properties fo:color="#81d41a" loext:opacity="100%" officeooo:paragraph-rsid="092a0f0c"/>
    </style:style>
    <style:style style:name="P578" style:family="paragraph" style:parent-style-name="Heading_20_4">
      <style:text-properties officeooo:paragraph-rsid="092a0f0c"/>
    </style:style>
    <style:style style:name="P5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81"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8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83"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84"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8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86"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87" style:family="paragraph" style:parent-style-name="Table_20_Bullets" style:list-style-name="L7">
      <style:text-properties officeooo:paragraph-rsid="092a0f0c"/>
    </style:style>
    <style:style style:name="P588" style:family="paragraph" style:parent-style-name="Table_20_Bullets" style:list-style-name="L7">
      <style:text-properties officeooo:paragraph-rsid="093ed045"/>
    </style:style>
    <style:style style:name="P589" style:family="paragraph" style:parent-style-name="Standard">
      <style:text-properties officeooo:paragraph-rsid="092a0f0c"/>
    </style:style>
    <style:style style:name="P59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91"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92"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93"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94"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95"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96"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97"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98"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99"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2"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3"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24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4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9"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250"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251"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52" style:family="text">
      <style:text-properties style:use-window-font-color="true" loext:opacity="0%" officeooo:rsid="03169ce1"/>
    </style:style>
    <style:style style:name="T253" style:family="text">
      <style:text-properties officeooo:rsid="03169ce1"/>
    </style:style>
    <style:style style:name="T254" style:family="text">
      <style:text-properties officeooo:rsid="0682749e"/>
    </style:style>
    <style:style style:name="T255"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56"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7" style:family="text">
      <style:text-properties style:text-underline-style="solid" style:text-underline-width="auto" style:text-underline-color="font-color" officeooo:rsid="03169ce1"/>
    </style:style>
    <style:style style:name="T258" style:family="text">
      <style:text-properties officeooo:rsid="0317d89d"/>
    </style:style>
    <style:style style:name="T259"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60"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61"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62" style:family="text">
      <style:text-properties officeooo:rsid="031c39e7"/>
    </style:style>
    <style:style style:name="T263"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64"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65"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66"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568d27f"/>
    </style:style>
    <style:style style:name="T269" style:family="text">
      <style:text-properties officeooo:rsid="0580d2d9"/>
    </style:style>
    <style:style style:name="T270"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71" style:family="text">
      <style:text-properties officeooo:rsid="08fb11cd"/>
    </style:style>
    <style:style style:name="T272" style:family="text">
      <style:text-properties style:font-name="Liberation Serif" fo:font-size="11pt" fo:font-weight="normal" officeooo:rsid="0326bb6b" style:font-size-asian="11pt" style:font-weight-asian="normal" style:font-size-complex="11pt" style:font-weight-complex="normal"/>
    </style:style>
    <style:style style:name="T273" style:family="text">
      <style:text-properties officeooo:rsid="031fbe9f"/>
    </style:style>
    <style:style style:name="T274" style:family="text">
      <style:text-properties style:font-name="Liberation Serif" fo:font-size="11pt" fo:font-weight="normal" officeooo:rsid="069b8d70" style:font-size-asian="11pt" style:font-weight-asian="normal" style:font-size-complex="11pt" style:font-weight-complex="normal"/>
    </style:style>
    <style:style style:name="T275" style:family="text">
      <style:text-properties style:font-name="Liberation Serif" fo:font-size="11pt" fo:font-weight="normal" officeooo:rsid="03b3ff1d" style:font-size-asian="11pt" style:font-weight-asian="normal" style:font-size-complex="11pt" style:font-weight-complex="normal"/>
    </style:style>
    <style:style style:name="T276" style:family="text">
      <style:text-properties style:font-name="Liberation Serif" fo:font-size="11pt" fo:font-weight="normal" officeooo:rsid="031fbe9f" style:font-size-asian="11pt" style:font-weight-asian="normal" style:font-size-complex="11pt" style:font-weight-complex="normal"/>
    </style:style>
    <style:style style:name="T277" style:family="text">
      <style:text-properties style:font-name="Liberation Serif" fo:font-size="11pt" fo:font-weight="normal" officeooo:rsid="061cad60" style:font-size-asian="11pt" style:font-weight-asian="normal" style:font-size-complex="11pt" style:font-weight-complex="normal"/>
    </style:style>
    <style:style style:name="T27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79" style:family="text">
      <style:text-properties officeooo:rsid="0321b290"/>
    </style:style>
    <style:style style:name="T280"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81"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82"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83"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84" style:family="text">
      <style:text-properties officeooo:rsid="0365de32"/>
    </style:style>
    <style:style style:name="T285" style:family="text">
      <style:text-properties officeooo:rsid="032db89b"/>
    </style:style>
    <style:style style:name="T286" style:family="text">
      <style:text-properties officeooo:rsid="03764116"/>
    </style:style>
    <style:style style:name="T287" style:family="text">
      <style:text-properties officeooo:rsid="05da80ff"/>
    </style:style>
    <style:style style:name="T288" style:family="text">
      <style:text-properties officeooo:rsid="05de090b"/>
    </style:style>
    <style:style style:name="T289" style:family="text">
      <style:text-properties officeooo:rsid="05df3e5b"/>
    </style:style>
    <style:style style:name="T290" style:family="text">
      <style:text-properties style:use-window-font-color="true" loext:opacity="0%" style:font-name="Liberation Serif" fo:font-size="11pt" officeooo:rsid="05d32c9a" style:font-size-asian="11pt" style:font-size-complex="11pt"/>
    </style:style>
    <style:style style:name="T291" style:family="text">
      <style:text-properties style:use-window-font-color="true" loext:opacity="0%" fo:font-weight="normal" officeooo:rsid="0367c803" style:font-weight-asian="normal" style:font-weight-complex="normal"/>
    </style:style>
    <style:style style:name="T292" style:family="text">
      <style:text-properties style:use-window-font-color="true" loext:opacity="0%" fo:font-weight="normal" officeooo:rsid="036ea22f" style:font-weight-asian="normal" style:font-weight-complex="normal"/>
    </style:style>
    <style:style style:name="T293" style:family="text">
      <style:text-properties style:use-window-font-color="true" loext:opacity="0%" fo:font-weight="normal" officeooo:rsid="036e2cbe" style:font-weight-asian="normal" style:font-weight-complex="normal"/>
    </style:style>
    <style:style style:name="T294" style:family="text">
      <style:text-properties style:use-window-font-color="true" loext:opacity="0%" fo:font-weight="normal" officeooo:rsid="0369016e" style:font-weight-asian="normal" style:font-weight-complex="normal"/>
    </style:style>
    <style:style style:name="T295" style:family="text">
      <style:text-properties style:use-window-font-color="true" loext:opacity="0%" fo:font-weight="normal" officeooo:rsid="036a9941" style:font-weight-asian="normal" style:font-weight-complex="normal"/>
    </style:style>
    <style:style style:name="T296" style:family="text">
      <style:text-properties style:use-window-font-color="true" loext:opacity="0%" fo:font-weight="normal" officeooo:rsid="036c8509" style:font-weight-asian="normal" style:font-weight-complex="normal"/>
    </style:style>
    <style:style style:name="T297" style:family="text">
      <style:text-properties style:use-window-font-color="true" loext:opacity="0%" fo:font-weight="normal" officeooo:rsid="05d4b99c" style:font-weight-asian="normal" style:font-weight-complex="normal"/>
    </style:style>
    <style:style style:name="T298" style:family="text">
      <style:text-properties style:use-window-font-color="true" loext:opacity="0%" fo:font-weight="normal" officeooo:rsid="038b05f6" style:font-weight-asian="normal" style:font-weight-complex="normal"/>
    </style:style>
    <style:style style:name="T299" style:family="text">
      <style:text-properties style:use-window-font-color="true" loext:opacity="0%" fo:font-weight="normal" officeooo:rsid="05d5e211" style:font-weight-asian="normal" style:font-weight-complex="normal"/>
    </style:style>
    <style:style style:name="T300" style:family="text">
      <style:text-properties style:use-window-font-color="true" loext:opacity="0%" fo:font-weight="normal" officeooo:rsid="0389b250" style:font-weight-asian="normal" style:font-weight-complex="normal"/>
    </style:style>
    <style:style style:name="T301" style:family="text">
      <style:text-properties style:use-window-font-color="true" loext:opacity="0%" fo:font-weight="normal" officeooo:rsid="05d497b1" style:font-weight-asian="normal" style:font-weight-complex="normal"/>
    </style:style>
    <style:style style:name="T302"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303" style:family="text">
      <style:text-properties officeooo:rsid="039ef989"/>
    </style:style>
    <style:style style:name="T304" style:family="text">
      <style:text-properties officeooo:rsid="03a149c1"/>
    </style:style>
    <style:style style:name="T305" style:family="text">
      <style:text-properties officeooo:rsid="0900e2ae"/>
    </style:style>
    <style:style style:name="T30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307" style:family="text">
      <style:text-properties style:use-window-font-color="true" loext:opacity="0%" style:font-name="Liberation Serif" fo:font-size="11pt" officeooo:rsid="04423f77" style:font-size-asian="11pt" style:font-size-complex="11pt"/>
    </style:style>
    <style:style style:name="T308" style:family="text">
      <style:text-properties style:use-window-font-color="true" loext:opacity="0%" officeooo:rsid="039d30ee"/>
    </style:style>
    <style:style style:name="T309" style:family="text">
      <style:text-properties officeooo:rsid="01c2d7a2"/>
    </style:style>
    <style:style style:name="T310" style:family="text">
      <style:text-properties fo:font-style="normal" style:font-style-asian="normal" style:font-style-complex="normal"/>
    </style:style>
    <style:style style:name="T311"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12"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13"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14"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15" style:family="text">
      <style:text-properties fo:color="#5983b0" loext:opacity="100%" fo:font-style="normal" fo:font-weight="bold" officeooo:rsid="01cf2e19" style:font-style-asian="normal" style:font-weight-asian="bold" style:font-style-complex="normal" style:font-weight-complex="bold"/>
    </style:style>
    <style:style style:name="T316"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1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18" style:family="text">
      <style:text-properties officeooo:rsid="04de5135"/>
    </style:style>
    <style:style style:name="T319" style:family="text">
      <style:text-properties fo:color="#5983b0" loext:opacity="100%" fo:font-style="normal" fo:font-weight="bold" officeooo:rsid="02ab8d6a" style:font-style-asian="normal" style:font-weight-asian="bold" style:font-style-complex="normal" style:font-weight-complex="bold"/>
    </style:style>
    <style:style style:name="T320" style:family="text">
      <style:text-properties fo:color="#5983b0" loext:opacity="100%" fo:font-style="normal" fo:font-weight="bold" officeooo:rsid="03aadbd1" style:font-style-asian="normal" style:font-weight-asian="bold" style:font-style-complex="normal" style:font-weight-complex="bold"/>
    </style:style>
    <style:style style:name="T321"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22" style:family="text">
      <style:text-properties officeooo:rsid="03338d0a"/>
    </style:style>
    <style:style style:name="T323" style:family="text">
      <style:text-properties officeooo:rsid="05d091f3"/>
    </style:style>
    <style:style style:name="T324" style:family="text">
      <style:text-properties officeooo:rsid="05d0d4eb"/>
    </style:style>
    <style:style style:name="T325" style:family="text">
      <style:text-properties style:use-window-font-color="true" loext:opacity="0%" fo:font-weight="normal" officeooo:rsid="0349ffac" style:font-weight-asian="normal" style:font-weight-complex="normal"/>
    </style:style>
    <style:style style:name="T326" style:family="text">
      <style:text-properties officeooo:rsid="03487636"/>
    </style:style>
    <style:style style:name="T32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28" style:family="text">
      <style:text-properties style:use-window-font-color="true" loext:opacity="0%" style:font-name="Liberation Serif" fo:font-size="11pt" officeooo:rsid="033c68ea" style:font-size-asian="11pt" style:font-size-complex="11pt"/>
    </style:style>
    <style:style style:name="T329" style:family="text">
      <style:text-properties style:use-window-font-color="true" loext:opacity="0%" fo:font-style="normal" fo:font-weight="bold" officeooo:rsid="01d2d580" style:font-style-asian="normal" style:font-weight-asian="bold" style:font-style-complex="normal" style:font-weight-complex="bold"/>
    </style:style>
    <style:style style:name="T330" style:family="text">
      <style:text-properties style:use-window-font-color="true" loext:opacity="0%" fo:font-style="normal" fo:font-weight="bold" officeooo:rsid="017fb612" style:font-style-asian="normal" style:font-weight-asian="bold" style:font-style-complex="normal" style:font-weight-complex="bold"/>
    </style:style>
    <style:style style:name="T33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32"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33"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34"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35"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36"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37"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3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39"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40" style:family="text">
      <style:text-properties officeooo:rsid="038eec9f"/>
    </style:style>
    <style:style style:name="T341" style:family="text">
      <style:text-properties style:use-window-font-color="true" loext:opacity="0%" style:font-name="Liberation Serif" fo:font-size="11pt" officeooo:rsid="03978526" style:font-size-asian="11pt" style:font-size-complex="11pt"/>
    </style:style>
    <style:style style:name="T342" style:family="text">
      <style:text-properties style:use-window-font-color="true" loext:opacity="0%" style:font-name="Liberation Serif" fo:font-size="11pt" officeooo:rsid="03f4dc26" style:font-size-asian="11pt" style:font-size-complex="11pt"/>
    </style:style>
    <style:style style:name="T343" style:family="text">
      <style:text-properties style:use-window-font-color="true" loext:opacity="0%" style:font-name="Liberation Serif" fo:font-size="11pt" officeooo:rsid="05e0b0ab" style:font-size-asian="11pt" style:font-size-complex="11pt"/>
    </style:style>
    <style:style style:name="T344" style:family="text">
      <style:text-properties style:use-window-font-color="true" loext:opacity="0%" style:font-name="Liberation Serif" fo:font-size="11pt" officeooo:rsid="05e54747" style:font-size-asian="11pt" style:font-size-complex="11pt"/>
    </style:style>
    <style:style style:name="T345" style:family="text">
      <style:text-properties style:use-window-font-color="true" loext:opacity="0%" style:font-name="Liberation Serif" fo:font-size="11pt" officeooo:rsid="060e5bd8" style:font-size-asian="11pt" style:font-size-complex="11pt"/>
    </style:style>
    <style:style style:name="T346" style:family="text">
      <style:text-properties style:use-window-font-color="true" loext:opacity="0%" style:font-name="Liberation Serif" fo:font-size="11pt" officeooo:rsid="0390e04e" style:font-size-asian="11pt" style:font-size-complex="11pt"/>
    </style:style>
    <style:style style:name="T347" style:family="text">
      <style:text-properties style:use-window-font-color="true" loext:opacity="0%" officeooo:rsid="0604ffc0"/>
    </style:style>
    <style:style style:name="T348" style:family="text">
      <style:text-properties fo:color="#c9211e" loext:opacity="100%" fo:font-style="normal" fo:font-weight="bold" officeooo:rsid="05e41b42" style:font-style-asian="normal" style:font-weight-asian="bold" style:font-style-complex="normal" style:font-weight-complex="bold"/>
    </style:style>
    <style:style style:name="T349"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50" style:family="text">
      <style:text-properties fo:color="#5983b0" loext:opacity="100%" fo:font-style="normal" fo:font-weight="bold" officeooo:rsid="05e41b42" style:font-style-asian="normal" style:font-weight-asian="bold" style:font-style-complex="normal" style:font-weight-complex="bold"/>
    </style:style>
    <style:style style:name="T351"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52" style:family="text">
      <style:text-properties fo:color="#5983b0" loext:opacity="100%" fo:font-style="normal" fo:font-weight="bold" officeooo:rsid="039ad87c" style:font-style-asian="normal" style:font-weight-asian="bold" style:font-style-complex="normal" style:font-weight-complex="bold"/>
    </style:style>
    <style:style style:name="T35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5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55" style:family="text">
      <style:text-properties officeooo:rsid="035d56db"/>
    </style:style>
    <style:style style:name="T356" style:family="text">
      <style:text-properties officeooo:rsid="06e85669"/>
    </style:style>
    <style:style style:name="T35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58"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59" style:family="text">
      <style:text-properties officeooo:rsid="0417c0aa"/>
    </style:style>
    <style:style style:name="T360"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61" style:family="text">
      <style:text-properties style:use-window-font-color="true" loext:opacity="0%" style:font-name="Liberation Serif" fo:font-size="11pt" officeooo:rsid="06144608" style:font-size-asian="11pt" style:font-size-complex="11pt"/>
    </style:style>
    <style:style style:name="T362" style:family="text">
      <style:text-properties style:use-window-font-color="true" loext:opacity="0%" style:font-name="Liberation Serif" fo:font-size="11pt" officeooo:rsid="0391de11" style:font-size-asian="11pt" style:font-size-complex="11pt"/>
    </style:style>
    <style:style style:name="T363"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64" style:family="text">
      <style:text-properties style:use-window-font-color="true" loext:opacity="0%" style:font-name="Liberation Serif" fo:font-size="11pt" officeooo:rsid="040e2d26" style:font-size-asian="11pt" style:font-size-complex="11pt"/>
    </style:style>
    <style:style style:name="T365" style:family="text">
      <style:text-properties style:font-name="Liberation Serif" fo:font-size="11pt" fo:font-weight="bold" officeooo:rsid="01c0311d" style:font-size-asian="11pt" style:font-weight-asian="bold" style:font-size-complex="11pt" style:font-weight-complex="bold"/>
    </style:style>
    <style:style style:name="T366"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67" style:family="text">
      <style:text-properties style:font-name="Liberation Serif" fo:font-size="11pt" fo:font-weight="bold" officeooo:rsid="01c2d7a2" style:font-size-asian="11pt" style:font-weight-asian="bold" style:font-size-complex="11pt" style:font-weight-complex="bold"/>
    </style:style>
    <style:style style:name="T368"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69"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70"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71"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72"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73"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74"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75" style:family="text">
      <style:text-properties style:use-window-font-color="true" loext:opacity="0%" fo:font-weight="normal" officeooo:rsid="03521625" style:font-weight-asian="normal" style:font-weight-complex="normal"/>
    </style:style>
    <style:style style:name="T376" style:family="text">
      <style:text-properties fo:color="#5983b0" loext:opacity="100%" fo:font-weight="bold" officeooo:rsid="060a9ca9" style:font-weight-asian="bold" style:font-weight-complex="bold"/>
    </style:style>
    <style:style style:name="T377" style:family="text">
      <style:text-properties fo:color="#5983b0" loext:opacity="100%" fo:font-weight="bold" officeooo:rsid="06088957" style:font-weight-asian="bold" style:font-weight-complex="bold"/>
    </style:style>
    <style:style style:name="T378" style:family="text">
      <style:text-properties fo:color="#5983b0" loext:opacity="100%" fo:font-weight="bold" officeooo:rsid="03a4fc71" style:font-weight-asian="bold" style:font-weight-complex="bold"/>
    </style:style>
    <style:style style:name="T379" style:family="text">
      <style:text-properties fo:color="#5983b0" loext:opacity="100%" fo:font-weight="bold" officeooo:rsid="06110bbb" style:font-weight-asian="bold" style:font-weight-complex="bold"/>
    </style:style>
    <style:style style:name="T380" style:family="text">
      <style:text-properties fo:color="#5983b0" loext:opacity="100%" fo:font-weight="bold" officeooo:rsid="01cf2e19" style:font-weight-asian="bold" style:font-weight-complex="bold"/>
    </style:style>
    <style:style style:name="T381" style:family="text">
      <style:text-properties fo:color="#5983b0" loext:opacity="100%" fo:font-weight="bold" officeooo:rsid="0911c92d" style:font-weight-asian="bold" style:font-weight-complex="bold"/>
    </style:style>
    <style:style style:name="T382" style:family="text">
      <style:text-properties style:use-window-font-color="true" loext:opacity="0%" fo:font-weight="bold" style:font-weight-asian="bold" style:font-weight-complex="bold"/>
    </style:style>
    <style:style style:name="T383" style:family="text">
      <style:text-properties style:use-window-font-color="true" loext:opacity="0%" fo:font-weight="normal" officeooo:rsid="0611b396" style:font-weight-asian="normal" style:font-weight-complex="normal"/>
    </style:style>
    <style:style style:name="T384"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8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86" style:family="text">
      <style:text-properties style:use-window-font-color="true" loext:opacity="0%" officeooo:rsid="060612fb"/>
    </style:style>
    <style:style style:name="T38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88" style:family="text">
      <style:text-properties fo:color="#5983b0" loext:opacity="100%" fo:font-weight="bold" officeooo:rsid="06232137" style:font-weight-asian="bold" style:font-weight-complex="bold"/>
    </style:style>
    <style:style style:name="T3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90"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91" style:family="text">
      <style:text-properties officeooo:rsid="0404c537"/>
    </style:style>
    <style:style style:name="T392" style:family="text">
      <style:text-properties officeooo:rsid="040e2d26"/>
    </style:style>
    <style:style style:name="T393" style:family="text">
      <style:text-properties style:use-window-font-color="true" loext:opacity="0%" style:font-name="Liberation Serif" fo:font-size="11pt" officeooo:rsid="040e16db" style:font-size-asian="11pt" style:font-size-complex="11pt"/>
    </style:style>
    <style:style style:name="T394"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95"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96"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7"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8"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9"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00"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40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02" style:family="text">
      <style:text-properties fo:color="#5983b0" loext:opacity="100%" fo:font-weight="bold" officeooo:rsid="041250e1" style:font-weight-asian="bold" style:font-weight-complex="bold"/>
    </style:style>
    <style:style style:name="T403" style:family="text">
      <style:text-properties fo:color="#5983b0" loext:opacity="100%" fo:font-weight="bold" officeooo:rsid="0913c150" style:font-weight-asian="bold" style:font-weight-complex="bold"/>
    </style:style>
    <style:style style:name="T404" style:family="text">
      <style:text-properties fo:color="#5983b0" loext:opacity="100%" fo:font-weight="bold" officeooo:rsid="05f7467a" style:font-weight-asian="bold" style:font-weight-complex="bold"/>
    </style:style>
    <style:style style:name="T405" style:family="text">
      <style:text-properties fo:color="#5983b0" loext:opacity="100%" fo:font-weight="bold" officeooo:rsid="060664c4" style:font-weight-asian="bold" style:font-weight-complex="bold"/>
    </style:style>
    <style:style style:name="T406" style:family="text">
      <style:text-properties fo:color="#c9211e" loext:opacity="100%" fo:font-weight="bold" officeooo:rsid="079d52a5" style:font-weight-asian="bold" style:font-weight-complex="bold"/>
    </style:style>
    <style:style style:name="T407" style:family="text">
      <style:text-properties fo:color="#c9211e" loext:opacity="100%" fo:font-weight="bold" officeooo:rsid="0913c150" style:font-weight-asian="bold" style:font-weight-complex="bold"/>
    </style:style>
    <style:style style:name="T408" style:family="text">
      <style:text-properties fo:color="#5983b0" loext:opacity="100%" fo:font-weight="bold" officeooo:rsid="079d52a5" style:font-weight-asian="bold" style:font-weight-complex="bold"/>
    </style:style>
    <style:style style:name="T409" style:family="text">
      <style:text-properties style:use-window-font-color="true" loext:opacity="0%" fo:font-weight="normal" officeooo:rsid="0412fd8f" style:font-weight-asian="normal" style:font-weight-complex="normal"/>
    </style:style>
    <style:style style:name="T410" style:family="text">
      <style:text-properties style:use-window-font-color="true" loext:opacity="0%" fo:font-weight="normal" officeooo:rsid="089bfe89" style:font-weight-asian="normal" style:font-weight-complex="normal"/>
    </style:style>
    <style:style style:name="T411"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12" style:family="text">
      <style:text-properties officeooo:rsid="034abb4e"/>
    </style:style>
    <style:style style:name="T413" style:family="text">
      <style:text-properties officeooo:rsid="05f4ff8c"/>
    </style:style>
    <style:style style:name="T414" style:family="text">
      <style:text-properties officeooo:rsid="05f55b99"/>
    </style:style>
    <style:style style:name="T415" style:family="text">
      <style:text-properties style:use-window-font-color="true" loext:opacity="0%" style:font-name="Liberation Serif" fo:font-size="11pt" officeooo:rsid="03f418a6" style:font-size-asian="11pt" style:font-size-complex="11pt"/>
    </style:style>
    <style:style style:name="T416" style:family="text">
      <style:text-properties style:use-window-font-color="true" loext:opacity="0%" style:font-name="Liberation Serif" fo:font-size="11pt" officeooo:rsid="035043e4" style:font-size-asian="11pt" style:font-size-complex="11pt"/>
    </style:style>
    <style:style style:name="T417" style:family="text">
      <style:text-properties style:use-window-font-color="true" loext:opacity="0%" fo:font-weight="normal" officeooo:rsid="035a3ef4" style:font-weight-asian="normal" style:font-weight-complex="normal"/>
    </style:style>
    <style:style style:name="T418"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9" style:family="text">
      <style:text-properties officeooo:rsid="06cfcd11"/>
    </style:style>
    <style:style style:name="T420" style:family="text">
      <style:text-properties officeooo:rsid="0503492c"/>
    </style:style>
    <style:style style:name="T42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22" style:family="text">
      <style:text-properties officeooo:rsid="09c13a62"/>
    </style:style>
    <style:style style:name="T42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24"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25" style:family="text">
      <style:text-properties officeooo:rsid="09c811ed"/>
    </style:style>
    <style:style style:name="T426" style:family="text">
      <style:text-properties officeooo:rsid="09c955d1"/>
    </style:style>
    <style:style style:name="T427" style:family="text">
      <style:text-properties officeooo:rsid="09c7cc31"/>
    </style:style>
    <style:style style:name="T428" style:family="text">
      <style:text-properties officeooo:rsid="09c6e1f3"/>
    </style:style>
    <style:style style:name="T429"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30"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31"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34" style:family="text">
      <style:text-properties officeooo:rsid="09ccdd5c"/>
    </style:style>
    <style:style style:name="T435"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36"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37"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38"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39"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40"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42"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43"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44" style:family="text">
      <style:text-properties officeooo:rsid="074525be"/>
    </style:style>
    <style:style style:name="T445" style:family="text">
      <style:text-properties style:font-name="Liberation Serif" fo:font-size="11pt" officeooo:rsid="0391de11" style:font-size-asian="11pt" style:font-size-complex="11pt"/>
    </style:style>
    <style:style style:name="T446" style:family="text">
      <style:text-properties style:font-name="Liberation Serif" fo:font-size="11pt" officeooo:rsid="074c9a9b" style:font-size-asian="11pt" style:font-size-complex="11pt"/>
    </style:style>
    <style:style style:name="T447" style:family="text">
      <style:text-properties style:font-name="Liberation Serif" fo:font-size="11pt" fo:font-weight="normal" officeooo:rsid="07575ae6" style:font-size-asian="11pt" style:font-weight-asian="normal" style:font-size-complex="11pt" style:font-weight-complex="normal"/>
    </style:style>
    <style:style style:name="T448" style:family="text">
      <style:text-properties style:font-name="Liberation Serif" fo:font-size="11pt" fo:font-weight="normal" officeooo:rsid="075866b9" style:font-size-asian="11pt" style:font-weight-asian="normal" style:font-size-complex="11pt" style:font-weight-complex="normal"/>
    </style:style>
    <style:style style:name="T449" style:family="text">
      <style:text-properties style:font-name="Liberation Serif" fo:font-size="11pt" officeooo:rsid="07575ae6" style:font-size-asian="11pt" style:font-size-complex="11pt"/>
    </style:style>
    <style:style style:name="T450" style:family="text">
      <style:text-properties fo:font-style="normal" officeooo:rsid="039ad87c" style:font-style-asian="normal" style:font-style-complex="normal"/>
    </style:style>
    <style:style style:name="T451" style:family="text">
      <style:text-properties fo:font-style="normal" fo:font-weight="normal" style:font-style-asian="normal" style:font-weight-asian="normal" style:font-style-complex="normal" style:font-weight-complex="normal"/>
    </style:style>
    <style:style style:name="T452" style:family="text">
      <style:text-properties fo:font-style="normal" fo:font-weight="normal" officeooo:rsid="075866b9" style:font-style-asian="normal" style:font-weight-asian="normal" style:font-style-complex="normal" style:font-weight-complex="normal"/>
    </style:style>
    <style:style style:name="T453" style:family="text">
      <style:text-properties fo:font-style="normal" fo:font-weight="normal" officeooo:rsid="07597de1" style:font-style-asian="normal" style:font-weight-asian="normal" style:font-style-complex="normal" style:font-weight-complex="normal"/>
    </style:style>
    <style:style style:name="T454"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55" style:family="text">
      <style:text-properties officeooo:rsid="0753e982"/>
    </style:style>
    <style:style style:name="T456" style:family="text">
      <style:text-properties style:font-name="Liberation Serif" fo:font-size="11pt" fo:font-weight="normal" officeooo:rsid="074aeef8" style:font-size-asian="11pt" style:font-weight-asian="normal" style:font-size-complex="11pt" style:font-weight-complex="normal"/>
    </style:style>
    <style:style style:name="T457" style:family="text">
      <style:text-properties style:font-name="Liberation Serif" fo:font-size="11pt" officeooo:rsid="074aeef8" style:font-size-asian="11pt" style:font-size-complex="11pt"/>
    </style:style>
    <style:style style:name="T458" style:family="text">
      <style:text-properties fo:font-style="normal" fo:font-weight="normal" officeooo:rsid="074e5cb0" style:font-style-asian="normal" style:font-weight-asian="normal" style:font-style-complex="normal" style:font-weight-complex="normal"/>
    </style:style>
    <style:style style:name="T45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60"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61"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62" style:family="text">
      <style:text-properties officeooo:rsid="077c7319"/>
    </style:style>
    <style:style style:name="T463" style:family="text">
      <style:text-properties officeooo:rsid="078ad358"/>
    </style:style>
    <style:style style:name="T464" style:family="text">
      <style:text-properties style:font-name="Liberation Serif" officeooo:rsid="0391de11"/>
    </style:style>
    <style:style style:name="T465" style:family="text">
      <style:text-properties style:font-name="Liberation Serif" officeooo:rsid="074c9a9b"/>
    </style:style>
    <style:style style:name="T466" style:family="text">
      <style:text-properties style:font-name="Liberation Serif" fo:font-weight="normal" officeooo:rsid="076d1518" style:font-weight-asian="normal" style:font-weight-complex="normal"/>
    </style:style>
    <style:style style:name="T467" style:family="text">
      <style:text-properties style:font-name="Liberation Serif" officeooo:rsid="076ea4b7"/>
    </style:style>
    <style:style style:name="T468" style:family="text">
      <style:text-properties fo:font-style="normal" fo:font-weight="normal" officeooo:rsid="09029ea6" style:font-style-asian="normal" style:font-weight-asian="normal" style:font-style-complex="normal" style:font-weight-complex="normal"/>
    </style:style>
    <style:style style:name="T469" style:family="text">
      <style:text-properties officeooo:rsid="09029ea6"/>
    </style:style>
    <style:style style:name="T470" style:family="text">
      <style:text-properties fo:font-style="normal" fo:font-weight="normal" officeooo:rsid="0a1e48cd" style:font-style-asian="normal" style:font-weight-asian="normal" style:font-style-complex="normal" style:font-weight-complex="normal"/>
    </style:style>
    <style:style style:name="T471" style:family="text">
      <style:text-properties fo:font-style="normal" fo:font-weight="normal" officeooo:rsid="0a1d8083" style:font-style-asian="normal" style:font-weight-asian="normal" style:font-style-complex="normal" style:font-weight-complex="normal"/>
    </style:style>
    <style:style style:name="T472" style:family="text">
      <style:text-properties fo:font-style="italic" officeooo:rsid="09029ea6" style:font-style-asian="italic" style:font-style-complex="italic"/>
    </style:style>
    <style:style style:name="T473"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74" style:family="text">
      <style:text-properties officeooo:rsid="076d1518"/>
    </style:style>
    <style:style style:name="T475" style:family="text">
      <style:text-properties style:font-name="Liberation Serif" fo:font-size="11pt" fo:font-weight="normal" officeooo:rsid="0761fb83" style:font-size-asian="11pt" style:font-weight-asian="normal" style:font-size-complex="11pt" style:font-weight-complex="normal"/>
    </style:style>
    <style:style style:name="T476" style:family="text">
      <style:text-properties style:font-name="Liberation Serif" fo:font-size="11pt" officeooo:rsid="0a1be806" style:font-size-asian="11pt" style:font-size-complex="11pt"/>
    </style:style>
    <style:style style:name="T477" style:family="text">
      <style:text-properties style:use-window-font-color="true" loext:opacity="0%" officeooo:rsid="07787ad4"/>
    </style:style>
    <style:style style:name="T47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79" style:family="text">
      <style:text-properties fo:color="#c9211e" loext:opacity="100%" fo:font-style="normal" fo:font-weight="bold" officeooo:rsid="078391f7" style:font-style-asian="normal" style:font-weight-asian="bold" style:font-style-complex="normal" style:font-weight-complex="bold"/>
    </style:style>
    <style:style style:name="T480" style:family="text">
      <style:text-properties fo:color="#5983b0" loext:opacity="100%" fo:font-style="normal" fo:font-weight="bold" officeooo:rsid="078391f7" style:font-style-asian="normal" style:font-weight-asian="bold" style:font-style-complex="normal" style:font-weight-complex="bold"/>
    </style:style>
    <style:style style:name="T481" style:family="text">
      <style:text-properties fo:color="#5983b0" loext:opacity="100%" fo:font-style="normal" fo:font-weight="bold" officeooo:rsid="0784075e" style:font-style-asian="normal" style:font-weight-asian="bold" style:font-style-complex="normal" style:font-weight-complex="bold"/>
    </style:style>
    <style:style style:name="T482"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83"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84" style:family="text">
      <style:text-properties fo:font-style="italic" fo:font-weight="normal" officeooo:rsid="03521625" style:font-style-asian="italic" style:font-weight-asian="normal" style:font-style-complex="italic" style:font-weight-complex="normal"/>
    </style:style>
    <style:style style:name="T485" style:family="text">
      <style:text-properties fo:font-style="italic" fo:font-weight="normal" officeooo:rsid="04de5135" style:font-style-asian="italic" style:font-weight-asian="normal" style:font-style-complex="italic" style:font-weight-complex="normal"/>
    </style:style>
    <style:style style:name="T486" style:family="text">
      <style:text-properties fo:font-weight="normal" officeooo:rsid="03521625" style:font-weight-asian="normal" style:font-weight-complex="normal"/>
    </style:style>
    <style:style style:name="T487" style:family="text">
      <style:text-properties fo:color="#5983b0" loext:opacity="100%" officeooo:rsid="075cc5b7"/>
    </style:style>
    <style:style style:name="T488" style:family="text">
      <style:text-properties fo:color="#5983b0" loext:opacity="100%" officeooo:rsid="05f7467a"/>
    </style:style>
    <style:style style:name="T489" style:family="text">
      <style:text-properties fo:color="#5983b0" loext:opacity="100%" officeooo:rsid="01cf2e19"/>
    </style:style>
    <style:style style:name="T490" style:family="text">
      <style:text-properties fo:color="#c9211e" loext:opacity="100%" officeooo:rsid="078391f7"/>
    </style:style>
    <style:style style:name="T491" style:family="text">
      <style:text-properties fo:color="#5983b0" loext:opacity="100%" officeooo:rsid="078391f7"/>
    </style:style>
    <style:style style:name="T492" style:family="text">
      <style:text-properties fo:color="#5983b0" loext:opacity="100%" officeooo:rsid="0785067b"/>
    </style:style>
    <style:style style:name="T493" style:family="text">
      <style:text-properties fo:color="#5983b0" loext:opacity="100%" officeooo:rsid="0785ed20"/>
    </style:style>
    <style:style style:name="T494" style:family="text">
      <style:text-properties style:use-window-font-color="true" loext:opacity="0%" fo:font-style="normal" officeooo:rsid="039ad87c" style:font-style-asian="normal" style:font-style-complex="normal"/>
    </style:style>
    <style:style style:name="T495" style:family="text">
      <style:text-properties style:use-window-font-color="true" loext:opacity="0%" fo:font-style="normal" officeooo:rsid="074ce092" style:font-style-asian="normal" style:font-style-complex="normal"/>
    </style:style>
    <style:style style:name="T496"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97"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98"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499"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00"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01"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02"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03"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04"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05" style:family="text">
      <style:text-properties style:font-name="Liberation Serif" fo:font-size="11pt" fo:font-weight="bold" officeooo:rsid="0767c08b" style:font-size-asian="11pt" style:font-weight-asian="bold" style:font-size-complex="11pt" style:font-weight-complex="bold"/>
    </style:style>
    <style:style style:name="T506" style:family="text">
      <style:text-properties style:font-name="Liberation Serif" fo:font-size="11pt" fo:font-weight="normal" officeooo:rsid="0767c08b" style:font-size-asian="11pt" style:font-weight-asian="normal" style:font-size-complex="11pt" style:font-weight-complex="normal"/>
    </style:style>
    <style:style style:name="T507" style:family="text">
      <style:text-properties fo:font-size="11pt" fo:font-weight="normal" style:font-size-asian="11pt" style:font-weight-asian="normal" style:font-size-complex="11pt" style:font-weight-complex="normal"/>
    </style:style>
    <style:style style:name="T508" style:family="text">
      <style:text-properties fo:font-size="11pt" fo:font-weight="normal" officeooo:rsid="076832e7" style:font-size-asian="11pt" style:font-weight-asian="normal" style:font-size-complex="11pt" style:font-weight-complex="normal"/>
    </style:style>
    <style:style style:name="T509" style:family="text">
      <style:text-properties style:use-window-font-color="true" loext:opacity="0%" fo:font-size="11pt" fo:font-weight="normal" officeooo:rsid="0767c08b" style:font-size-asian="11pt" style:font-weight-asian="normal" style:font-size-complex="11pt" style:font-weight-complex="normal"/>
    </style:style>
    <style:style style:name="T510" style:family="text">
      <style:text-properties officeooo:rsid="06b7fccc"/>
    </style:style>
    <style:style style:name="T511"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12"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13" style:family="text">
      <style:text-properties officeooo:rsid="07a6dfc4"/>
    </style:style>
    <style:style style:name="T514" style:family="text">
      <style:text-properties style:font-name="Liberation Serif" fo:font-size="11pt" officeooo:rsid="079a58ea" style:font-size-asian="11pt" style:font-size-complex="11pt"/>
    </style:style>
    <style:style style:name="T515" style:family="text">
      <style:text-properties style:font-name="Liberation Serif" fo:font-size="11pt" officeooo:rsid="07a99361" style:font-size-asian="11pt" style:font-size-complex="11pt"/>
    </style:style>
    <style:style style:name="T516" style:family="text">
      <style:text-properties style:font-name="Liberation Serif" fo:font-size="11pt" fo:font-weight="normal" officeooo:rsid="07a7c394" style:font-size-asian="11pt" style:font-weight-asian="normal" style:font-size-complex="11pt" style:font-weight-complex="normal"/>
    </style:style>
    <style:style style:name="T517" style:family="text">
      <style:text-properties style:font-name="Liberation Serif" fo:font-size="11pt" officeooo:rsid="07a7c394" style:font-size-asian="11pt" style:font-size-complex="11pt"/>
    </style:style>
    <style:style style:name="T518"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19"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20"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21"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22"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23"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24" style:family="text">
      <style:text-properties fo:color="#5983b0" loext:opacity="100%" fo:font-weight="bold" officeooo:rsid="078f192c" style:font-weight-asian="bold" style:font-weight-complex="bold"/>
    </style:style>
    <style:style style:name="T525"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26"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27" style:family="text">
      <style:text-properties officeooo:rsid="02cd60a3"/>
    </style:style>
    <style:style style:name="T528" style:family="text">
      <style:text-properties officeooo:rsid="06ceff4d"/>
    </style:style>
    <style:style style:name="T529" style:family="text">
      <style:text-properties officeooo:rsid="08580c65"/>
    </style:style>
    <style:style style:name="T530" style:family="text">
      <style:text-properties officeooo:rsid="08613bb7"/>
    </style:style>
    <style:style style:name="T531" style:family="text">
      <style:text-properties officeooo:rsid="08630fb4"/>
    </style:style>
    <style:style style:name="T532" style:family="text">
      <style:text-properties officeooo:rsid="085f3796"/>
    </style:style>
    <style:style style:name="T533" style:family="text">
      <style:text-properties officeooo:rsid="08607986"/>
    </style:style>
    <style:style style:name="T534" style:family="text">
      <style:text-properties officeooo:rsid="0863eb82"/>
    </style:style>
    <style:style style:name="T535" style:family="text">
      <style:text-properties officeooo:rsid="085f42bd"/>
    </style:style>
    <style:style style:name="T536" style:family="text">
      <style:text-properties officeooo:rsid="08567aa4"/>
    </style:style>
    <style:style style:name="T537"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38" style:family="text">
      <style:text-properties style:use-window-font-color="true" loext:opacity="0%" style:font-name="Liberation Serif" fo:font-size="11pt" officeooo:rsid="084cf318" style:font-size-asian="11pt" style:font-size-complex="11pt"/>
    </style:style>
    <style:style style:name="T539"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40"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47" style:family="text">
      <style:text-properties fo:font-style="normal" officeooo:rsid="06e8821a" style:font-style-asian="normal" style:font-style-complex="normal"/>
    </style:style>
    <style:style style:name="T548" style:family="text">
      <style:text-properties fo:font-style="normal" officeooo:rsid="0321b290" style:font-style-asian="normal" style:font-style-complex="normal"/>
    </style:style>
    <style:style style:name="T54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50"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51"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52"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53" style:family="text">
      <style:text-properties officeooo:rsid="086916a9"/>
    </style:style>
    <style:style style:name="T554" style:family="text">
      <style:text-properties officeooo:rsid="06f40974"/>
    </style:style>
    <style:style style:name="T55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56" style:family="text">
      <style:text-properties style:use-window-font-color="true" loext:opacity="0%" style:font-name="Liberation Serif" fo:font-size="11pt" officeooo:rsid="06f24cb0" style:font-size-asian="11pt" style:font-size-complex="11pt"/>
    </style:style>
    <style:style style:name="T557" style:family="text">
      <style:text-properties style:use-window-font-color="true" loext:opacity="0%" style:font-name="Liberation Serif" fo:font-size="11pt" officeooo:rsid="07c4d58c" style:font-size-asian="11pt" style:font-size-complex="11pt"/>
    </style:style>
    <style:style style:name="T55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6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62"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63"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69"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70" style:family="text">
      <style:text-properties style:use-window-font-color="true" loext:opacity="0%" style:font-name="Liberation Serif" fo:font-size="11pt" officeooo:rsid="0878e7e4" style:font-size-asian="11pt" style:font-size-complex="11pt"/>
    </style:style>
    <style:style style:name="T57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7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73"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74" style:family="text">
      <style:text-properties officeooo:rsid="07b8fae2"/>
    </style:style>
    <style:style style:name="T57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79"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80" style:family="text">
      <style:text-properties officeooo:rsid="07c1ea33"/>
    </style:style>
    <style:style style:name="T581"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82"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83"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84"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85"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86"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87"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8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89" style:family="text">
      <style:text-properties officeooo:rsid="02f25816"/>
    </style:style>
    <style:style style:name="T590" style:family="text">
      <style:text-properties officeooo:rsid="02f3cde6"/>
    </style:style>
    <style:style style:name="T591" style:family="text">
      <style:text-properties officeooo:rsid="05433771"/>
    </style:style>
    <style:style style:name="T592" style:family="text">
      <style:text-properties officeooo:rsid="066d8ad9"/>
    </style:style>
    <style:style style:name="T593" style:family="text">
      <style:text-properties officeooo:rsid="06667681"/>
    </style:style>
    <style:style style:name="T594"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95" style:family="text">
      <style:text-properties style:text-underline-style="solid" style:text-underline-width="auto" style:text-underline-color="font-color"/>
    </style:style>
    <style:style style:name="T596" style:family="text">
      <style:text-properties officeooo:rsid="069e31d3"/>
    </style:style>
    <style:style style:name="T597"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98"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99" style:family="text">
      <style:text-properties officeooo:rsid="070ccae1"/>
    </style:style>
    <style:style style:name="T600" style:family="text">
      <style:text-properties officeooo:rsid="072346b7"/>
    </style:style>
    <style:style style:name="T601" style:family="text">
      <style:text-properties officeooo:rsid="08391a49"/>
    </style:style>
    <style:style style:name="T602" style:family="text">
      <style:text-properties officeooo:rsid="07380cc1"/>
    </style:style>
    <style:style style:name="T603" style:family="text">
      <style:text-properties officeooo:rsid="0726807d"/>
    </style:style>
    <style:style style:name="T604" style:family="text">
      <style:text-properties officeooo:rsid="071f0edd"/>
    </style:style>
    <style:style style:name="T605" style:family="text">
      <style:text-properties officeooo:rsid="07253ce9"/>
    </style:style>
    <style:style style:name="T606" style:family="text">
      <style:text-properties officeooo:rsid="0729f229"/>
    </style:style>
    <style:style style:name="T607" style:family="text">
      <style:text-properties officeooo:rsid="072ccf2c"/>
    </style:style>
    <style:style style:name="T608" style:family="text">
      <style:text-properties officeooo:rsid="072b442a"/>
    </style:style>
    <style:style style:name="T609" style:family="text">
      <style:text-properties officeooo:rsid="090e8da5"/>
    </style:style>
    <style:style style:name="T610"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11" style:family="text">
      <style:text-properties officeooo:rsid="0721e804"/>
    </style:style>
    <style:style style:name="T612" style:family="text">
      <style:text-properties officeooo:rsid="06f89559"/>
    </style:style>
    <style:style style:name="T61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14" style:family="text">
      <style:text-properties officeooo:rsid="0806367b"/>
    </style:style>
    <style:style style:name="T615" style:family="text">
      <style:text-properties officeooo:rsid="07fb9652"/>
    </style:style>
    <style:style style:name="T616"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17"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18"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19"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20"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21"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22"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23"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24"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25"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26"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2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28" style:family="text">
      <style:text-properties style:use-window-font-color="true" loext:opacity="0%" officeooo:rsid="07f81fc3"/>
    </style:style>
    <style:style style:name="T62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30" style:family="text">
      <style:text-properties style:use-window-font-color="true" loext:opacity="0%" officeooo:rsid="0806367b"/>
    </style:style>
    <style:style style:name="T631" style:family="text">
      <style:text-properties style:use-window-font-color="true" loext:opacity="0%" officeooo:rsid="07fb9652"/>
    </style:style>
    <style:style style:name="T632"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33"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35" style:family="text">
      <style:text-properties officeooo:rsid="0812024c"/>
    </style:style>
    <style:style style:name="T636"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37"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38" style:family="text">
      <style:text-properties officeooo:rsid="083b3c93"/>
    </style:style>
    <style:style style:name="T639" style:family="text">
      <style:text-properties officeooo:rsid="09d2c8a0"/>
    </style:style>
    <style:style style:name="T640" style:family="text">
      <style:text-properties fo:font-weight="bold" officeooo:rsid="09e1e1f4" style:font-weight-asian="bold" style:font-weight-complex="bold"/>
    </style:style>
    <style:style style:name="T641" style:family="text">
      <style:text-properties officeooo:rsid="09e1e1f4"/>
    </style:style>
    <style:style style:name="T642" style:family="text">
      <style:text-properties style:font-name="Liberation Serif" fo:font-size="11pt" fo:font-weight="normal" officeooo:rsid="09dac1e1" style:font-size-asian="11pt" style:font-weight-asian="normal" style:font-size-complex="11pt" style:font-weight-complex="normal"/>
    </style:style>
    <style:style style:name="T643" style:family="text">
      <style:text-properties style:font-name="Liberation Serif" fo:font-size="11pt" fo:font-weight="normal" officeooo:rsid="09e1e1f4" style:font-size-asian="11pt" style:font-weight-asian="normal" style:font-size-complex="11pt" style:font-weight-complex="normal"/>
    </style:style>
    <style:style style:name="T644" style:family="text">
      <style:text-properties officeooo:rsid="09e0162c"/>
    </style:style>
    <style:style style:name="T645" style:family="text">
      <style:text-properties style:font-name="Liberation Serif" fo:font-size="11pt" officeooo:rsid="09d50a90" style:font-size-asian="11pt" style:font-size-complex="11pt"/>
    </style:style>
    <style:style style:name="T646" style:family="text">
      <style:text-properties style:font-name="Liberation Serif" fo:font-size="11pt" officeooo:rsid="09dec907" style:font-size-asian="11pt" style:font-size-complex="11pt"/>
    </style:style>
    <style:style style:name="T647"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48"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49" style:family="text">
      <style:text-properties style:use-window-font-color="true" loext:opacity="0%" officeooo:rsid="09dec907"/>
    </style:style>
    <style:style style:name="T650"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51" style:family="text">
      <style:text-properties fo:color="#5983b0" loext:opacity="100%" fo:font-weight="bold" officeooo:rsid="09e0162c" style:font-weight-asian="bold" style:font-weight-complex="bold"/>
    </style:style>
    <style:style style:name="T652"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53" style:family="text">
      <style:text-properties fo:font-weight="bold" officeooo:rsid="09d9a7d1" style:font-weight-asian="bold" style:font-weight-complex="bold"/>
    </style:style>
    <style:style style:name="T654" style:family="text">
      <style:text-properties officeooo:rsid="09d9a7d1"/>
    </style:style>
    <style:style style:name="T655" style:family="text">
      <style:text-properties officeooo:rsid="09d9d453"/>
    </style:style>
    <style:style style:name="T656" style:family="text">
      <style:text-properties style:font-name="Liberation Serif" fo:font-size="11pt" fo:font-weight="normal" officeooo:rsid="09d6cede" style:font-size-asian="11pt" style:font-weight-asian="normal" style:font-size-complex="11pt" style:font-weight-complex="normal"/>
    </style:style>
    <style:style style:name="T657"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58"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59"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60" style:family="text">
      <style:text-properties fo:color="#5983b0" loext:opacity="100%" fo:font-weight="bold" officeooo:rsid="09e83828" style:font-weight-asian="bold" style:font-weight-complex="bold"/>
    </style:style>
    <style:style style:name="T661" style:family="text">
      <style:text-properties fo:color="#5983b0" loext:opacity="100%" fo:font-weight="bold" officeooo:rsid="09d6cede" style:font-weight-asian="bold" style:font-weight-complex="bold"/>
    </style:style>
    <style:style style:name="T662"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63"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64" style:family="text">
      <style:text-properties fo:font-style="normal" officeooo:rsid="074ce092" style:font-style-asian="normal" style:font-style-complex="normal"/>
    </style:style>
    <style:style style:name="T665" style:family="text">
      <style:text-properties fo:font-style="normal" fo:font-weight="normal" officeooo:rsid="074ce092" style:font-style-asian="normal" style:font-weight-asian="normal" style:font-style-complex="normal" style:font-weight-complex="normal"/>
    </style:style>
    <style:style style:name="T666" style:family="text">
      <style:text-properties fo:font-style="normal" fo:font-weight="normal" officeooo:rsid="07aab21f" style:font-style-asian="normal" style:font-weight-asian="normal" style:font-style-complex="normal" style:font-weight-complex="normal"/>
    </style:style>
    <style:style style:name="T667" style:family="text">
      <style:text-properties style:font-name="Liberation Serif" fo:font-size="11pt" officeooo:rsid="0a318bbd" style:font-size-asian="11pt" style:font-size-complex="11pt"/>
    </style:style>
    <style:style style:name="T668" style:family="text">
      <style:text-properties style:font-name="Liberation Serif" fo:font-size="11pt" fo:font-weight="normal" officeooo:rsid="0a23c489" style:font-size-asian="11pt" style:font-weight-asian="normal" style:font-size-complex="11pt" style:font-weight-complex="normal"/>
    </style:style>
    <style:style style:name="T669" style:family="text">
      <style:text-properties style:font-name="Liberation Serif" fo:font-size="11pt" officeooo:rsid="0a23c489" style:font-size-asian="11pt" style:font-size-complex="11pt"/>
    </style:style>
    <style:style style:name="T670"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71"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72" style:family="text">
      <style:text-properties fo:color="#5983b0" loext:opacity="100%" fo:font-weight="bold" officeooo:rsid="0a23c489" style:font-weight-asian="bold" style:font-weight-complex="bold"/>
    </style:style>
    <style:style style:name="T673" style:family="text">
      <style:text-properties fo:color="#5983b0" loext:opacity="100%" fo:font-weight="bold" officeooo:rsid="0a29caf1" style:font-weight-asian="bold" style:font-weight-complex="bold"/>
    </style:style>
    <style:style style:name="T674" style:family="text">
      <style:text-properties fo:font-style="normal" fo:font-weight="normal" officeooo:rsid="0a2a383b" style:font-style-asian="normal" style:font-weight-asian="normal" style:font-style-complex="normal" style:font-weight-complex="normal"/>
    </style:style>
    <style:style style:name="T675" style:family="text">
      <style:text-properties fo:font-style="normal" fo:font-weight="normal" officeooo:rsid="0a25918e" style:font-style-asian="normal" style:font-weight-asian="normal" style:font-style-complex="normal" style:font-weight-complex="normal"/>
    </style:style>
    <style:style style:name="T676" style:family="text">
      <style:text-properties fo:font-style="normal" fo:font-weight="normal" officeooo:rsid="0a2eb9fe" style:font-style-asian="normal" style:font-weight-asian="normal" style:font-style-complex="normal" style:font-weight-complex="normal"/>
    </style:style>
    <style:style style:name="T677" style:family="text">
      <style:text-properties fo:font-style="normal" fo:font-weight="normal" officeooo:rsid="0a30aab2" style:font-style-asian="normal" style:font-weight-asian="normal" style:font-style-complex="normal" style:font-weight-complex="normal"/>
    </style:style>
    <style:style style:name="T678" style:family="text">
      <style:text-properties fo:font-style="normal" fo:font-weight="normal" officeooo:rsid="0a344819" style:font-style-asian="normal" style:font-weight-asian="normal" style:font-style-complex="normal" style:font-weight-complex="normal"/>
    </style:style>
    <style:style style:name="T679"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8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83" style:family="text">
      <style:text-properties officeooo:rsid="08943778"/>
    </style:style>
    <style:style style:name="T684" style:family="text">
      <style:text-properties officeooo:rsid="089cc8d8"/>
    </style:style>
    <style:style style:name="T685" style:family="text">
      <style:text-properties officeooo:rsid="089712b8"/>
    </style:style>
    <style:style style:name="T686" style:family="text">
      <style:text-properties officeooo:rsid="089b847b"/>
    </style:style>
    <style:style style:name="T687" style:family="text">
      <style:text-properties fo:font-style="normal" officeooo:rsid="08978fc7" style:font-style-asian="normal" style:font-style-complex="normal"/>
    </style:style>
    <style:style style:name="T688" style:family="text">
      <style:text-properties fo:font-style="normal" officeooo:rsid="089bd451" style:font-style-asian="normal" style:font-style-complex="normal"/>
    </style:style>
    <style:style style:name="T689" style:family="text">
      <style:text-properties fo:font-style="normal" officeooo:rsid="0611b396" style:font-style-asian="normal" style:font-style-complex="normal"/>
    </style:style>
    <style:style style:name="T690" style:family="text">
      <style:text-properties officeooo:rsid="08a0f859"/>
    </style:style>
    <style:style style:name="T69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2"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93"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94" style:family="text">
      <style:text-properties fo:font-style="normal" fo:font-weight="normal" officeooo:rsid="07adbe29" style:font-style-asian="normal" style:font-weight-asian="normal" style:font-style-complex="normal" style:font-weight-complex="normal"/>
    </style:style>
    <style:style style:name="T695"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6"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9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9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00"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01"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02"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03" style:family="text">
      <style:text-properties officeooo:rsid="08e4f2b3"/>
    </style:style>
    <style:style style:name="T704"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05"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06"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07"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08"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09"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10"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11"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12"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13"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14"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15"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16"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17"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18" style:family="text">
      <style:text-properties style:use-window-font-color="true" loext:opacity="0%" fo:font-weight="normal" style:font-weight-asian="normal" style:font-weight-complex="normal"/>
    </style:style>
    <style:style style:name="T719" style:family="text">
      <style:text-properties style:text-underline-style="solid" style:text-underline-width="auto" style:text-underline-color="font-color" officeooo:rsid="097b3dd3"/>
    </style:style>
    <style:style style:name="T720" style:family="text">
      <style:text-properties officeooo:rsid="097b3dd3"/>
    </style:style>
    <style:style style:name="T721"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22"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23"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24"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25" style:family="text">
      <style:text-properties officeooo:rsid="0981789a"/>
    </style:style>
    <style:style style:name="T726" style:family="text">
      <style:text-properties officeooo:rsid="098d956e"/>
    </style:style>
    <style:style style:name="T727" style:family="text">
      <style:text-properties officeooo:rsid="099004b1"/>
    </style:style>
    <style:style style:name="T728" style:family="text">
      <style:text-properties officeooo:rsid="0990c005"/>
    </style:style>
    <style:style style:name="T729" style:family="text">
      <style:text-properties officeooo:rsid="09913a35"/>
    </style:style>
    <style:style style:name="T730" style:family="text">
      <style:text-properties officeooo:rsid="0983f4a9"/>
    </style:style>
    <style:style style:name="T731" style:family="text">
      <style:text-properties officeooo:rsid="0987b193"/>
    </style:style>
    <style:style style:name="T732" style:family="text">
      <style:text-properties officeooo:rsid="098818da"/>
    </style:style>
    <style:style style:name="T733" style:family="text">
      <style:text-properties officeooo:rsid="098c22b0"/>
    </style:style>
    <style:style style:name="T734" style:family="text">
      <style:text-properties officeooo:rsid="09931af5"/>
    </style:style>
    <style:style style:name="T735" style:family="text">
      <style:text-properties officeooo:rsid="0995bfb3"/>
    </style:style>
    <style:style style:name="T736" style:family="text">
      <style:text-properties officeooo:rsid="099fe5f6"/>
    </style:style>
    <style:style style:name="T737"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38"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39"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40"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41"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42"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43"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44"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45"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46"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47"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48" style:family="text">
      <style:text-properties officeooo:rsid="099bfcf8"/>
    </style:style>
    <style:style style:name="T749" style:family="text">
      <style:text-properties officeooo:rsid="09fc64ab"/>
    </style:style>
    <style:style style:name="T750" style:family="text">
      <style:text-properties officeooo:rsid="09fe67ab"/>
    </style:style>
    <style:style style:name="T751" style:family="text">
      <style:text-properties officeooo:rsid="09fd0124"/>
    </style:style>
    <style:style style:name="T752" style:family="text">
      <style:text-properties officeooo:rsid="09ffdbeb"/>
    </style:style>
    <style:style style:name="T753" style:family="text">
      <style:text-properties officeooo:rsid="09ff6b0f"/>
    </style:style>
    <style:style style:name="T754" style:family="text">
      <style:text-properties officeooo:rsid="09f24577"/>
    </style:style>
    <style:style style:name="T755" style:family="text">
      <style:text-properties officeooo:rsid="09f83a8b"/>
    </style:style>
    <style:style style:name="T756" style:family="text">
      <style:text-properties officeooo:rsid="09f8786f"/>
    </style:style>
    <style:style style:name="T757" style:family="text">
      <style:text-properties officeooo:rsid="09f43d04"/>
    </style:style>
    <style:style style:name="T758" style:family="text">
      <style:text-properties officeooo:rsid="09f445f1"/>
    </style:style>
    <style:style style:name="T759" style:family="text">
      <style:text-properties officeooo:rsid="09f4108b"/>
    </style:style>
    <style:style style:name="T760" style:family="text">
      <style:text-properties officeooo:rsid="09fa849f"/>
    </style:style>
    <style:style style:name="T761"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62"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63" style:family="text">
      <style:text-properties officeooo:rsid="09f0c34e"/>
    </style:style>
    <style:style style:name="T764"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5" style:family="text">
      <style:text-properties officeooo:rsid="09f1910a"/>
    </style:style>
    <style:style style:name="T766"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7" style:family="text">
      <style:text-properties officeooo:rsid="018b99cd"/>
    </style:style>
    <style:style style:name="T76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6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70" style:family="text">
      <style:text-properties officeooo:rsid="03babb61"/>
    </style:style>
    <style:style style:name="T771"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72" style:family="text">
      <style:text-properties style:use-window-font-color="true" loext:opacity="0%" officeooo:rsid="019b5ad2"/>
    </style:style>
    <style:style style:name="T773" style:family="text">
      <style:text-properties style:use-window-font-color="true" loext:opacity="0%" officeooo:rsid="05c91056"/>
    </style:style>
    <style:style style:name="T774" style:family="text">
      <style:text-properties style:use-window-font-color="true" loext:opacity="0%" officeooo:rsid="05ca3125"/>
    </style:style>
    <style:style style:name="T77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7" style:family="text">
      <style:text-properties officeooo:rsid="033b15a7"/>
    </style:style>
    <style:style style:name="T778" style:family="text">
      <style:text-properties officeooo:rsid="05b2bbeb"/>
    </style:style>
    <style:style style:name="T779" style:family="text">
      <style:text-properties officeooo:rsid="0907c06b"/>
    </style:style>
    <style:style style:name="T780" style:family="text">
      <style:text-properties style:font-name="Liberation Serif" fo:font-size="11pt" fo:font-weight="normal" officeooo:rsid="05b953db" style:font-size-asian="11pt" style:font-weight-asian="normal" style:font-size-complex="11pt" style:font-weight-complex="normal"/>
    </style:style>
    <style:style style:name="T781" style:family="text">
      <style:text-properties style:font-name="Liberation Serif" fo:font-size="11pt" fo:font-weight="normal" officeooo:rsid="09266c77" style:font-size-asian="11pt" style:font-weight-asian="normal" style:font-size-complex="11pt" style:font-weight-complex="normal"/>
    </style:style>
    <style:style style:name="T782" style:family="text">
      <style:text-properties style:font-name="Liberation Serif" fo:font-size="11pt" officeooo:rsid="033c68ea" style:font-size-asian="11pt" style:font-size-complex="11pt"/>
    </style:style>
    <style:style style:name="T783" style:family="text">
      <style:text-properties fo:font-style="normal" fo:font-weight="bold" officeooo:rsid="01d2d580" style:font-style-asian="normal" style:font-weight-asian="bold" style:font-style-complex="normal" style:font-weight-complex="bold"/>
    </style:style>
    <style:style style:name="T784" style:family="text">
      <style:text-properties fo:font-style="normal" fo:font-weight="bold" officeooo:rsid="017fb612" style:font-style-asian="normal" style:font-weight-asian="bold" style:font-style-complex="normal" style:font-weight-complex="bold"/>
    </style:style>
    <style:style style:name="T785" style:family="text">
      <style:text-properties fo:font-style="normal" fo:font-weight="normal" officeooo:rsid="017fb612" style:font-style-asian="normal" style:font-weight-asian="normal" style:font-style-complex="normal" style:font-weight-complex="normal"/>
    </style:style>
    <style:style style:name="T786" style:family="text">
      <style:text-properties fo:font-style="normal" fo:font-weight="normal" officeooo:rsid="05aedd5a" style:font-style-asian="normal" style:font-weight-asian="normal" style:font-style-complex="normal" style:font-weight-complex="normal"/>
    </style:style>
    <style:style style:name="T787" style:family="text">
      <style:text-properties fo:font-style="normal" officeooo:rsid="091bf81f" style:font-style-asian="normal" style:font-style-complex="normal"/>
    </style:style>
    <style:style style:name="T788" style:family="text">
      <style:text-properties fo:font-style="normal" fo:font-weight="normal" officeooo:rsid="0936fcdd" style:font-style-asian="normal" style:font-weight-asian="normal" style:font-style-complex="normal" style:font-weight-complex="normal"/>
    </style:style>
    <style:style style:name="T789" style:family="text">
      <style:text-properties fo:font-style="normal" officeooo:rsid="033c68ea" style:font-style-asian="normal" style:font-style-complex="normal"/>
    </style:style>
    <style:style style:name="T790" style:family="text">
      <style:text-properties fo:font-style="normal" officeooo:rsid="05aedd5a" style:font-style-asian="normal" style:font-style-complex="normal"/>
    </style:style>
    <style:style style:name="T791" style:family="text">
      <style:text-properties fo:font-style="normal" fo:font-weight="normal" officeooo:rsid="07dd9323" style:font-style-asian="normal" style:font-weight-asian="normal" style:font-style-complex="normal" style:font-weight-complex="normal"/>
    </style:style>
    <style:style style:name="T79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3"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4"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5" style:family="text">
      <style:text-properties officeooo:rsid="055ff9cc"/>
    </style:style>
    <style:style style:name="T796" style:family="text">
      <style:text-properties officeooo:rsid="01dbc17c"/>
    </style:style>
    <style:style style:name="T797" style:family="text">
      <style:text-properties officeooo:rsid="03d51876"/>
    </style:style>
    <style:style style:name="T798" style:family="text">
      <style:text-properties officeooo:rsid="01c261b8"/>
    </style:style>
    <style:style style:name="T799"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00"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01" style:family="text">
      <style:text-properties fo:color="#5983b0" loext:opacity="100%" fo:font-style="normal" fo:font-weight="bold" officeooo:rsid="05a58a2d" style:font-style-asian="normal" style:font-weight-asian="bold" style:font-style-complex="normal" style:font-weight-complex="bold"/>
    </style:style>
    <style:style style:name="T802" style:family="text">
      <style:text-properties fo:color="#5983b0" loext:opacity="100%" fo:font-style="normal" fo:font-weight="bold" officeooo:rsid="01dd031e" style:font-style-asian="normal" style:font-weight-asian="bold" style:font-style-complex="normal" style:font-weight-complex="bold"/>
    </style:style>
    <style:style style:name="T803" style:family="text">
      <style:text-properties fo:color="#5983b0" loext:opacity="100%" fo:font-style="normal" fo:font-weight="bold" officeooo:rsid="02584d2a" style:font-style-asian="normal" style:font-weight-asian="bold" style:font-style-complex="normal" style:font-weight-complex="bold"/>
    </style:style>
    <style:style style:name="T804"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80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0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07" style:family="text">
      <style:text-properties fo:color="#5983b0" loext:opacity="100%" fo:font-style="normal" fo:font-weight="bold" officeooo:rsid="01cff648" style:font-style-asian="normal" style:font-weight-asian="bold" style:font-style-complex="normal" style:font-weight-complex="bold"/>
    </style:style>
    <style:style style:name="T808" style:family="text">
      <style:text-properties fo:color="#5983b0" loext:opacity="100%" fo:font-style="normal" fo:font-weight="bold" officeooo:rsid="0926ff2e" style:font-style-asian="normal" style:font-weight-asian="bold" style:font-style-complex="normal" style:font-weight-complex="bold"/>
    </style:style>
    <style:style style:name="T809" style:family="text">
      <style:text-properties fo:color="#5983b0" loext:opacity="100%" fo:font-style="normal" fo:font-weight="bold" officeooo:rsid="01d1bc8d" style:font-style-asian="normal" style:font-weight-asian="bold" style:font-style-complex="normal" style:font-weight-complex="bold"/>
    </style:style>
    <style:style style:name="T810" style:family="text">
      <style:text-properties fo:color="#5983b0" loext:opacity="100%" fo:font-style="normal" fo:font-weight="bold" officeooo:rsid="01d2d580" style:font-style-asian="normal" style:font-weight-asian="bold" style:font-style-complex="normal" style:font-weight-complex="bold"/>
    </style:style>
    <style:style style:name="T811"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2"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3" style:family="text">
      <style:text-properties officeooo:rsid="04cc843a"/>
    </style:style>
    <style:style style:name="T814" style:family="text">
      <style:text-properties style:use-window-font-color="true" loext:opacity="0%" officeooo:rsid="053efe0c"/>
    </style:style>
    <style:style style:name="T815" style:family="text">
      <style:text-properties officeooo:rsid="01a5ba7f"/>
    </style:style>
    <style:style style:name="T816" style:family="text">
      <style:text-properties officeooo:rsid="0a022f4d"/>
    </style:style>
    <style:style style:name="T817" style:family="text">
      <style:text-properties officeooo:rsid="09b4ae26"/>
    </style:style>
    <style:style style:name="T818" style:family="text">
      <style:text-properties officeooo:rsid="09b5ab46"/>
    </style:style>
    <style:style style:name="T819"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20"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21"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22"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23"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24"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25" style:family="text">
      <style:text-properties style:use-window-font-color="true" loext:opacity="0%" officeooo:rsid="0202aae8"/>
    </style:style>
    <style:style style:name="T826" style:family="text">
      <style:text-properties style:use-window-font-color="true" loext:opacity="0%" officeooo:rsid="05cbe701"/>
    </style:style>
    <style:style style:name="T827"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8" style:family="text">
      <style:text-properties officeooo:rsid="0908cc64"/>
    </style:style>
    <style:style style:name="T829" style:family="text">
      <style:text-properties style:font-name="Liberation Serif" fo:font-size="11pt" fo:font-weight="normal" officeooo:rsid="05c0f9b9" style:font-size-asian="11pt" style:font-weight-asian="normal" style:font-size-complex="11pt" style:font-weight-complex="normal"/>
    </style:style>
    <style:style style:name="T830" style:family="text">
      <style:text-properties style:font-name="Liberation Serif" fo:font-size="11pt" officeooo:rsid="05c2dee5" style:font-size-asian="11pt" style:font-size-complex="11pt"/>
    </style:style>
    <style:style style:name="T831" style:family="text">
      <style:text-properties fo:font-style="normal" fo:font-weight="normal" officeooo:rsid="05c4b9e7" style:font-style-asian="normal" style:font-weight-asian="normal" style:font-style-complex="normal" style:font-weight-complex="normal"/>
    </style:style>
    <style:style style:name="T832" style:family="text">
      <style:text-properties fo:font-style="normal" fo:font-weight="normal" officeooo:rsid="09bdea41" style:font-style-asian="normal" style:font-weight-asian="normal" style:font-style-complex="normal" style:font-weight-complex="normal"/>
    </style:style>
    <style:style style:name="T833" style:family="text">
      <style:text-properties fo:font-style="normal" officeooo:rsid="091e05db" style:font-style-asian="normal" style:font-style-complex="normal"/>
    </style:style>
    <style:style style:name="T834" style:family="text">
      <style:text-properties fo:font-style="normal" fo:font-weight="normal" officeooo:rsid="09be72b2" style:font-style-asian="normal" style:font-weight-asian="normal" style:font-style-complex="normal" style:font-weight-complex="normal"/>
    </style:style>
    <style:style style:name="T835" style:family="text">
      <style:text-properties fo:font-style="normal" officeooo:rsid="05c4b9e7" style:font-style-asian="normal" style:font-style-complex="normal"/>
    </style:style>
    <style:style style:name="T836" style:family="text">
      <style:text-properties fo:font-style="normal" fo:font-weight="normal" officeooo:rsid="05bfb81f" style:font-style-asian="normal" style:font-weight-asian="normal" style:font-style-complex="normal" style:font-weight-complex="normal"/>
    </style:style>
    <style:style style:name="T837" style:family="text">
      <style:text-properties officeooo:rsid="055ec54b"/>
    </style:style>
    <style:style style:name="T838" style:family="text">
      <style:text-properties officeooo:rsid="01f66a48"/>
    </style:style>
    <style:style style:name="T839" style:family="text">
      <style:text-properties officeooo:rsid="09004448"/>
    </style:style>
    <style:style style:name="T840" style:family="text">
      <style:text-properties style:use-window-font-color="true" loext:opacity="0%" officeooo:rsid="028e8ebd"/>
    </style:style>
    <style:style style:name="T841" style:family="text">
      <style:text-properties fo:color="#5983b0" loext:opacity="100%" fo:font-style="normal" fo:font-weight="bold" officeooo:rsid="05a8177f" style:font-style-asian="normal" style:font-weight-asian="bold" style:font-style-complex="normal" style:font-weight-complex="bold"/>
    </style:style>
    <style:style style:name="T842" style:family="text">
      <style:text-properties fo:color="#5983b0" loext:opacity="100%" fo:font-style="normal" fo:font-weight="bold" officeooo:rsid="02565338" style:font-style-asian="normal" style:font-weight-asian="bold" style:font-style-complex="normal" style:font-weight-complex="bold"/>
    </style:style>
    <style:style style:name="T843" style:family="text">
      <style:text-properties fo:color="#5983b0" loext:opacity="100%" fo:font-style="normal" fo:font-weight="bold" officeooo:rsid="025c847f" style:font-style-asian="normal" style:font-weight-asian="bold" style:font-style-complex="normal" style:font-weight-complex="bold"/>
    </style:style>
    <style:style style:name="T844" style:family="text">
      <style:text-properties fo:color="#c9211e" loext:opacity="100%" fo:font-style="normal" fo:font-weight="bold" officeooo:rsid="0798182e" style:font-style-asian="normal" style:font-weight-asian="bold" style:font-style-complex="normal" style:font-weight-complex="bold"/>
    </style:style>
    <style:style style:name="T845" style:family="text">
      <style:text-properties fo:color="#5983b0" loext:opacity="100%" fo:font-style="normal" fo:font-weight="bold" officeooo:rsid="0798182e" style:font-style-asian="normal" style:font-weight-asian="bold" style:font-style-complex="normal" style:font-weight-complex="bold"/>
    </style:style>
    <style:style style:name="T846" style:family="text">
      <style:text-properties fo:color="#5983b0" loext:opacity="100%" fo:font-style="normal" officeooo:rsid="01cf2e19" style:font-style-asian="normal" style:font-style-complex="normal"/>
    </style:style>
    <style:style style:name="T847"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48"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49"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50"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51"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52"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53"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5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5"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6" style:family="text">
      <style:text-properties officeooo:rsid="01a351a2"/>
    </style:style>
    <style:style style:name="T857" style:family="text">
      <style:text-properties officeooo:rsid="0676e58b"/>
    </style:style>
    <style:style style:name="T858" style:family="text">
      <style:text-properties officeooo:rsid="029adebc"/>
    </style:style>
    <style:style style:name="T859" style:family="text">
      <style:text-properties officeooo:rsid="06738c9a"/>
    </style:style>
    <style:style style:name="T860" style:family="text">
      <style:text-properties officeooo:rsid="06755322"/>
    </style:style>
    <style:style style:name="T861" style:family="text">
      <style:text-properties officeooo:rsid="09bdea41"/>
    </style:style>
    <style:style style:name="T862" style:family="text">
      <style:text-properties officeooo:rsid="06c1593e"/>
    </style:style>
    <style:style style:name="T863" style:family="text">
      <style:text-properties officeooo:rsid="029b3cb9"/>
    </style:style>
    <style:style style:name="T864" style:family="text">
      <style:text-properties officeooo:rsid="06755779"/>
    </style:style>
    <style:style style:name="T865" style:family="text">
      <style:text-properties officeooo:rsid="06c2e355"/>
    </style:style>
    <style:style style:name="T866" style:family="text">
      <style:text-properties officeooo:rsid="090488a9"/>
    </style:style>
    <style:style style:name="T867" style:family="text">
      <style:text-properties fo:color="#c9211e" loext:opacity="100%" fo:font-weight="bold" officeooo:rsid="08f07d7e" style:font-weight-asian="bold" style:font-weight-complex="bold"/>
    </style:style>
    <style:style style:name="T868" style:family="text">
      <style:text-properties fo:color="#c9211e" loext:opacity="100%" officeooo:rsid="08f07d7e"/>
    </style:style>
    <style:style style:name="T869" style:family="text">
      <style:text-properties officeooo:rsid="05987ef2"/>
    </style:style>
    <style:style style:name="T870"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71"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72" style:family="text">
      <style:text-properties style:use-window-font-color="true" loext:opacity="0%" officeooo:rsid="093d0a09"/>
    </style:style>
    <style:style style:name="T873"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74"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5" style:family="text">
      <style:text-properties officeooo:rsid="09345b67"/>
    </style:style>
    <style:style style:name="T876" style:family="text">
      <style:text-properties fo:font-style="normal" fo:font-weight="normal" officeooo:rsid="0950cdcd" style:font-style-asian="normal" style:font-weight-asian="normal" style:font-style-complex="normal" style:font-weight-complex="normal"/>
    </style:style>
    <style:style style:name="T877" style:family="text">
      <style:text-properties fo:color="#c9211e" loext:opacity="100%" fo:font-style="normal" fo:font-weight="bold" officeooo:rsid="0950cdcd" style:font-style-asian="normal" style:font-weight-asian="bold" style:font-style-complex="normal" style:font-weight-complex="bold"/>
    </style:style>
    <style:style style:name="T878" style:family="text">
      <style:text-properties fo:font-style="normal" fo:font-weight="normal" officeooo:rsid="095726d8" style:font-style-asian="normal" style:font-weight-asian="normal" style:font-style-complex="normal" style:font-weight-complex="normal"/>
    </style:style>
    <style:style style:name="T879" style:family="text">
      <style:text-properties fo:font-style="normal" fo:font-weight="normal" officeooo:rsid="09377f35" style:font-style-asian="normal" style:font-weight-asian="normal" style:font-style-complex="normal" style:font-weight-complex="normal"/>
    </style:style>
    <style:style style:name="T880" style:family="text">
      <style:text-properties fo:font-style="normal" fo:font-weight="normal" officeooo:rsid="0957d903" style:font-style-asian="normal" style:font-weight-asian="normal" style:font-style-complex="normal" style:font-weight-complex="normal"/>
    </style:style>
    <style:style style:name="T881"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82" style:family="text">
      <style:text-properties fo:font-style="normal" officeooo:rsid="093f5a44" style:font-style-asian="normal" style:font-style-complex="normal"/>
    </style:style>
    <style:style style:name="T883" style:family="text">
      <style:text-properties fo:font-style="normal" fo:font-weight="normal" officeooo:rsid="093f9dd0" style:font-style-asian="normal" style:font-weight-asian="normal" style:font-style-complex="normal" style:font-weight-complex="normal"/>
    </style:style>
    <style:style style:name="T884" style:family="text">
      <style:text-properties fo:font-style="normal" fo:font-weight="normal" officeooo:rsid="09408f3d" style:font-style-asian="normal" style:font-weight-asian="normal" style:font-style-complex="normal" style:font-weight-complex="normal"/>
    </style:style>
    <style:style style:name="T885"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86" style:family="text">
      <style:text-properties fo:font-style="normal" fo:font-weight="normal" officeooo:rsid="09428b25" style:font-style-asian="normal" style:font-weight-asian="normal" style:font-style-complex="normal" style:font-weight-complex="normal"/>
    </style:style>
    <style:style style:name="T887" style:family="text">
      <style:text-properties fo:font-style="normal" fo:font-weight="normal" officeooo:rsid="0958fa19" style:font-style-asian="normal" style:font-weight-asian="normal" style:font-style-complex="normal" style:font-weight-complex="normal"/>
    </style:style>
    <style:style style:name="T888" style:family="text">
      <style:text-properties fo:font-style="normal" fo:font-weight="normal" officeooo:rsid="0959c429" style:font-style-asian="normal" style:font-weight-asian="normal" style:font-style-complex="normal" style:font-weight-complex="normal"/>
    </style:style>
    <style:style style:name="T889" style:family="text">
      <style:text-properties fo:color="#c9211e" loext:opacity="100%" fo:font-weight="bold" officeooo:rsid="0945857a" style:font-weight-asian="bold" style:font-weight-complex="bold"/>
    </style:style>
    <style:style style:name="T890" style:family="text">
      <style:text-properties officeooo:rsid="0945857a"/>
    </style:style>
    <style:style style:name="T891" style:family="text">
      <style:text-properties officeooo:rsid="095998b7"/>
    </style:style>
    <style:style style:name="T892" style:family="text">
      <style:text-properties officeooo:rsid="06984ba1"/>
    </style:style>
    <style:style style:name="T893" style:family="text">
      <style:text-properties officeooo:rsid="0a00f0e4"/>
    </style:style>
    <style:style style:name="T894" style:family="text">
      <style:text-properties officeooo:rsid="09443d07"/>
    </style:style>
    <style:style style:name="T895" style:family="text">
      <style:text-properties officeooo:rsid="09458fad"/>
    </style:style>
    <style:style style:name="T896" style:family="text">
      <style:text-properties officeooo:rsid="094f2f7b"/>
    </style:style>
    <style:style style:name="T897"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2356107316"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text:span><text:span text:style-name="T230">that must be used </text:span><text:span text:style-name="T231">with</text:span><text:span text:style-name="T230"> the triggering ability</text:span><text:span text:style-name="T229">. </text:span><text:span text:style-name="T232">R</text:span><text:span text:style-name="T233">egain</text:span><text:span text:style-name="T234"> Stamina equal to </text:span><text:span text:style-name="T232">the number of</text:span><text:span text:style-name="T235"> non-minion creature</text:span><text:span text:style-name="T236">s</text:span><text:span text:style-name="T235"> the triggering ability kills</text:span><text:span text:style-name="T233"> </text:span><text:span text:style-name="T232">times </text:span><text:span text:style-name="T237">twice</text:span><text:span text:style-name="T233"> </text:span><text:span text:style-name="T238">the number of surges you </text:span><text:span text:style-name="T239">use</text:span><text:span text:style-name="T240">d with the ability.</text:span></text:p>
          </text:list-item>
          <text:list-item>
            <text:p text:style-name="P105"><text:span text:style-name="T241">S</text:span><text:span text:style-name="T242">mokewight</text:span><text:span text:style-name="T243">: </text:span><text:span text:style-name="T244">Y</text:span><text:span text:style-name="T245">ou </text:span><text:span text:style-name="T246">can either </text:span><text:span text:style-name="T247">gain temporary Stamina equal to </text:span><text:span text:style-name="T248">twice </text:span><text:span text:style-name="T247">your Reason </text:span><text:span text:style-name="T248">score</text:span><text:span text:style-name="T247"> </text:span><text:span text:style-name="T246">or </text:span><text:span text:style-name="T249">you can</text:span><text:span text:style-name="T246"> end one effect </text:span><text:span text:style-name="T250">on you that is ended by a saving throw or that ends at the end of your turn.</text:span></text:p>
          </text:list-item>
        </text:list>
        <text:p text:style-name="P106"/>
        <text:p text:style-name="P106"/>
        <text:p text:style-name="P106"/>
        <text:p text:style-name="P106"/>
        <text:p text:style-name="P106"/>
        <text:p text:style-name="P106"/>
        <text:h text:style-name="P107" text:outline-level="3">Tinderbox</text:h>
        <text:p text:style-name="P108"><text:span text:style-name="T251">You collect and carve wood that courses with magical ether into talismans to use in battle</text:span><text:span text:style-name="T252">. Wh</text:span><text:span text:style-name="T253">enever you select or change your kit, you </text:span><text:span text:style-name="T254">additionally </text:span><text:span text:style-name="T253">select a </text:span><text:span text:style-name="T255">talisman</text:span><text:span text:style-name="T253"> kit (See </text:span><text:span text:style-name="T256">Talisman</text:span><text:span text:style-name="T257"> Kits</text:span><text:span text:style-name="T253">). </text:span><text:span text:style-name="T258">Your </text:span><text:span text:style-name="T255">talisman</text:span><text:span text:style-name="T258"> kit grants you </text:span><text:span text:style-name="T259">a signature action, </text:span><text:span text:style-name="T260">a maneuver,</text:span><text:span text:style-name="T259"> a</text:span><text:span text:style-name="T260">nd</text:span><text:span text:style-name="T259"> your Stoke the Flame effects.</text:span></text:p>
        <text:p text:style-name="P109"/>
        <text:h text:style-name="P110" text:outline-level="1">[ART GOES HERE]</text:h>
        <text:h text:style-name="P111" text:outline-level="3"><text:span text:style-name="T261">Kiln</text:span> Abilities</text:h>
        <text:p text:style-name="P112">You <text:span text:style-name="T262">use your talismans to bolster your</text:span><text:span text:style-name="T263"> allies or yourself depending on the ever-changing situation. </text:span><text:span text:style-name="T264">But you’re not only a mage; you’re also well practiced at dealing in steel.</text:span><text:span text:style-name="T263"> You wield a range of abilities that </text:span><text:span text:style-name="T265">combine your talents to</text:span><text:span text:style-name="T263"> </text:span><text:span text:style-name="T266">eviscerate enemies.</text:span></text:p>
        <text:h text:style-name="P113" text:outline-level="4"><text:span text:style-name="T267">Talisman</text:span> Signature Abilit<text:span text:style-name="T268">y</text:span></text:h>
        <text:p text:style-name="P114">Your <text:span text:style-name="T269">talisman kit </text:span>from your Tinderbox feature grants you <text:span text:style-name="T270">a signature ability</text:span>. Signature abilities can be used at will.</text:p>
        <text:h text:style-name="P115" text:outline-level="4">Heroic Abilities</text:h>
        <text:p text:style-name="P116">You<text:span text:style-name="T271">r</text:span> heroic abilities cover a <text:span text:style-name="T272">variety</text:span> of<text:span text:style-name="T273"> </text:span>combat tactics <text:span text:style-name="T274">that turn up the heat of battle</text:span> <text:span text:style-name="T275">and are all</text:span><text:span text:style-name="T276"> fueled by your</text:span> <text:span text:style-name="T277">spark</text:span>.</text:p>
        <text:h text:style-name="P117" text:outline-level="4">3-<text:span text:style-name="T278">Spark</text:span> Abilities</text:h>
        <text:p text:style-name="P118"><text:span text:style-name="T279">Choose one heroic ability from the following options, each of which costs 3 </text:span><text:span text:style-name="T280">spark</text:span><text:span text:style-name="T279"> to use.</text:span></text:p>
        <table:table table:name="Table53" table:style-name="Table53">
          <table:table-column table:style-name="Table53.A"/>
          <table:table-row>
            <table:table-cell table:style-name="Table53.A1" office:value-type="string">
              <text:h text:style-name="P119" text:outline-level="4"><text:span text:style-name="T281">Danc</text:span><text:span text:style-name="T282">e </text:span><text:span text:style-name="T283">L</text:span><text:span text:style-name="T282">ike Embers</text:span><text:span text:style-name="T284"> </text:span><text:span text:style-name="T285">(3 Spark)</text:span></text:h>
            </table:table-cell>
          </table:table-row>
          <table:table-row>
            <table:table-cell table:style-name="Table53.A2" office:value-type="string">
              <text:p text:style-name="P120">You <text:span text:style-name="T286">dart from skirmish to skirmish</text:span> leaving <text:span text:style-name="T287">a</text:span><text:span text:style-name="T288">n ephemeral</text:span><text:span text:style-name="T287"> doppelganger of </text:span><text:span text:style-name="T289">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90">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91">You can teleport </text:span><text:span text:style-name="T292">twice, each time </text:span><text:span text:style-name="T293">up to </text:span><text:span text:style-name="T291">2 squares. If you are adjacent an enemy, no matter the enemy’s size, you can teleport to a </text:span><text:span text:style-name="T294">space</text:span><text:span text:style-name="T291"> on the opposite side of the enemy </text:span><text:span text:style-name="T292">as one of the teleports</text:span><text:span text:style-name="T295">. </text:span><text:span text:style-name="T292">All</text:span><text:span text:style-name="T296"> </text:span><text:span text:style-name="T297">3</text:span><text:span text:style-name="T298"> </text:span><text:span text:style-name="T299">squares</text:span><text:span text:style-name="T296"> before and after your teleport</text:span><text:span text:style-name="T292">s</text:span><text:span text:style-name="T296"> </text:span><text:span text:style-name="T300">count as allies for flanking enemies </text:span><text:span text:style-name="T301">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302">Heat Wave</text:span><text:span text:style-name="T303"> </text:span><text:span text:style-name="T285">(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304">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305">2</text:span><text:span text:style-name="T306"> burst</text:span></text:p>
            </table:table-cell>
            <table:table-cell table:style-name="Table8.B2" office:value-type="string">
              <text:p text:style-name="P132">◎ <text:span text:style-name="T307">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308">Reason</text:span><text:span text:style-name="T309">:</text:span></text:p>
              <text:list xml:id="list2361846944" text:style-name="L4">
                <text:list-item>
                  <text:p text:style-name="P134">11-:<text:span text:style-name="T310"> </text:span><text:span text:style-name="T311">3</text:span><text:span text:style-name="T312"> </text:span><text:span text:style-name="T313">fire</text:span><text:span text:style-name="T314"> </text:span><text:span text:style-name="T315">damage</text:span></text:p>
                </text:list-item>
                <text:list-item>
                  <text:p text:style-name="P135">12-16: <text:span text:style-name="T316">5</text:span><text:span text:style-name="T317"> </text:span><text:span text:style-name="T313">fire</text:span><text:span text:style-name="T314"> </text:span><text:span text:style-name="T315">damage; </text:span><text:span text:style-name="T313">push 1</text:span></text:p>
                </text:list-item>
                <text:list-item>
                  <text:p text:style-name="P135">17<text:span text:style-name="T318">+</text:span>:<text:span text:style-name="T310"> </text:span><text:span text:style-name="T316">8</text:span><text:span text:style-name="T319"> </text:span><text:span text:style-name="T313">fire</text:span><text:span text:style-name="T320"> </text:span><text:span text:style-name="T315">damage; </text:span><text:span text:style-name="T313">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21">Smoke on the Wind</text:span><text:span text:style-name="T322"> </text:span><text:span text:style-name="T285">(3 Spark)</text:span></text:h>
            </table:table-cell>
          </table:table-row>
          <table:table-row>
            <table:table-cell table:style-name="Table10.A2" office:value-type="string">
              <text:p text:style-name="P137">You<text:span text:style-name="T323">r body grows hazy and you </text:span><text:span text:style-name="T324">briefly</text:span> <text:span text:style-name="T325">fade to</text:span> an inco<text:span text:style-name="T326">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27">Self</text:span></text:p>
            </table:table-cell>
            <table:table-cell table:style-name="Table11.B2" office:value-type="string">
              <text:p text:style-name="P141">◎ <text:span text:style-name="T328">Self</text:span></text:p>
            </table:table-cell>
          </table:table-row>
        </table:table>
        <table:table table:name="Table12" table:style-name="Table12">
          <table:table-column table:style-name="Table12.A"/>
          <table:table-row>
            <table:table-cell table:style-name="Table12.A1" office:value-type="string">
              <text:p text:style-name="P142"><text:span text:style-name="T329">E</text:span><text:span text:style-name="T330">ffect</text:span><text:span text:style-name="T331">: </text:span><text:span text:style-name="T332">You </text:span><text:span text:style-name="T333">can shift up to your speed. You can </text:span><text:span text:style-name="T334">pass</text:span><text:span text:style-name="T333"> through 1 square of solid matter as part of this movement, </text:span><text:span text:style-name="T335">but y</text:span><text:span text:style-name="T333">ou cannot end </text:span><text:span text:style-name="T336">this movement</text:span><text:span text:style-name="T333"> inside solid matter. </text:span><text:span text:style-name="T337">Allies occupying squares that you move through during this shift</text:span><text:span text:style-name="T333"> </text:span><text:span text:style-name="T337">each </text:span><text:span text:style-name="T333">gain a </text:span><text:span text:style-name="T338">surge</text:span><text:span text:style-name="T333">.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39">Wavering Flame</text:span><text:span text:style-name="T340"> </text:span><text:span text:style-name="T285">(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41">Ranged, </text:span><text:span text:style-name="T342">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43">Melee 1 </text:span><text:span text:style-name="T344">or Ranged 5</text:span></text:p>
            </table:table-cell>
            <table:table-cell table:style-name="Table17.B2" office:value-type="string">
              <text:p text:style-name="P141">◎ <text:span text:style-name="T345">2</text:span><text:span text:style-name="T346">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47">Agility</text:span><text:span text:style-name="T309">:</text:span></text:p>
              <text:list xml:id="list123947695362677" text:continue-numbering="true" text:style-name="L4">
                <text:list-item>
                  <text:p text:style-name="P150">11-:<text:span text:style-name="T310"> </text:span><text:span text:style-name="T312">4 </text:span><text:span text:style-name="T315">damage; </text:span><text:span text:style-name="T348">R &lt; </text:span><text:span text:style-name="T349">weak</text:span><text:span text:style-name="T350">, </text:span><text:span text:style-name="T351">dazed</text:span><text:span text:style-name="T352"> (EoT)</text:span></text:p>
                </text:list-item>
                <text:list-item>
                  <text:p text:style-name="P151">12-16: <text:span text:style-name="T312">5</text:span><text:span text:style-name="T317"> </text:span><text:span text:style-name="T315">damage; </text:span><text:span text:style-name="T348">R &lt; average</text:span><text:span text:style-name="T350">, </text:span><text:span text:style-name="T351">dazed</text:span><text:span text:style-name="T352"> (EoT)</text:span></text:p>
                </text:list-item>
                <text:list-item>
                  <text:p text:style-name="P151">17<text:span text:style-name="T318">+</text:span>:<text:span text:style-name="T310"> </text:span><text:span text:style-name="T353">7</text:span><text:span text:style-name="T319"> </text:span><text:span text:style-name="T315">damage; </text:span><text:span text:style-name="T348">R &lt; </text:span><text:span text:style-name="T354">strong</text:span><text:span text:style-name="T350">, </text:span><text:span text:style-name="T351">dazed</text:span><text:span text:style-name="T352"> (EoT)</text:span></text:p>
                </text:list-item>
              </text:list>
            </table:table-cell>
          </table:table-row>
        </table:table>
        <text:p text:style-name="Standard"/>
        <text:h text:style-name="P152" text:outline-level="4"/>
        <text:h text:style-name="P153" text:outline-level="4"><text:soft-page-break/><text:span text:style-name="T355">5</text:span><text:span text:style-name="T279">-</text:span><text:span text:style-name="T278">Spark</text:span><text:span text:style-name="T279"> Abilities</text:span></text:h>
        <text:p text:style-name="P154"><text:span text:style-name="T279">Choose one heroic ability from the following options, each of which costs </text:span><text:span text:style-name="T356">5</text:span><text:span text:style-name="T279"> </text:span><text:span text:style-name="T357">spark</text:span><text:span text:style-name="T279"> to use.</text:span></text:p>
        <table:table table:name="Table44" table:style-name="Table44">
          <table:table-column table:style-name="Table44.A"/>
          <table:table-row>
            <table:table-cell table:style-name="Table44.A1" office:value-type="string">
              <text:h text:style-name="P155" text:outline-level="4"><text:span text:style-name="T358">Grasp and Immolate</text:span><text:span text:style-name="T359"> </text:span><text:span text:style-name="T285">(</text:span><text:span text:style-name="T360">5</text:span><text:span text:style-name="T285">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61">Magic, </text:span><text:span text:style-name="T362">Melee,</text:span><text:span text:style-name="T341"> </text:span></text:p>
              <text:p text:style-name="P157"><text:span text:style-name="T362">Strike, </text:span><text:span text:style-name="T342">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63">Melee 1</text:span></text:p>
            </table:table-cell>
            <table:table-cell table:style-name="Table43.B2" office:value-type="string">
              <text:p text:style-name="P160">◎ <text:span text:style-name="T364">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65">Power Roll + </text:span><text:span text:style-name="T366">Agility</text:span><text:span text:style-name="T367">:</text:span></text:p>
              <text:list xml:id="list123947643054860" text:continue-numbering="true" text:style-name="L4">
                <text:list-item>
                  <text:p text:style-name="P163">11-:<text:span text:style-name="T310"> </text:span><text:span text:style-name="T368">4 + A</text:span><text:span text:style-name="T314"> </text:span><text:span text:style-name="T369">fire </text:span><text:span text:style-name="T315">damage; </text:span><text:span text:style-name="T370">burning (EoT) and grabbed</text:span></text:p>
                </text:list-item>
                <text:list-item>
                  <text:p text:style-name="P164">12-16: <text:span text:style-name="T371">6 +</text:span><text:span text:style-name="T368"> A</text:span><text:span text:style-name="T314"> </text:span><text:span text:style-name="T369">fire </text:span><text:span text:style-name="T372">damage; </text:span><text:span text:style-name="T370">burning (EoT) and grabbed</text:span></text:p>
                </text:list-item>
                <text:list-item>
                  <text:p text:style-name="P165"><text:span text:style-name="T373">17</text:span><text:span text:style-name="T374">+</text:span><text:span text:style-name="T375">: </text:span><text:span text:style-name="T376">10 +</text:span><text:span text:style-name="T377"> A</text:span><text:span text:style-name="T378"> </text:span><text:span text:style-name="T379">fire </text:span><text:span text:style-name="T380">damage; </text:span><text:span text:style-name="T381">burning (EoT) and grabbed</text:span></text:p>
                </text:list-item>
              </text:list>
            </table:table-cell>
          </table:table-row>
          <table:table-row>
            <table:table-cell table:style-name="Table42.A2" office:value-type="string">
              <text:p text:style-name="P166"><text:span text:style-name="T382">Effect: </text:span><text:span text:style-name="T383">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84">Rake Over the Coals</text:span><text:span text:style-name="T359"> </text:span><text:span text:style-name="T285">(</text:span><text:span text:style-name="T360">5</text:span><text:span text:style-name="T285">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63">Melee 1</text:span></text:p>
            </table:table-cell>
            <table:table-cell table:style-name="Table23.B2" office:value-type="string">
              <text:p text:style-name="P171"><text:span text:style-name="T103">◎ </text:span><text:span text:style-name="T385">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86">Agility</text:span><text:span text:style-name="T309">:</text:span></text:p>
              <text:list xml:id="list123947481784027" text:continue-numbering="true" text:style-name="L4">
                <text:list-item>
                  <text:p text:style-name="P174">11-:<text:span text:style-name="T310"> </text:span><text:span text:style-name="T387">Push 3</text:span></text:p>
                </text:list-item>
                <text:list-item>
                  <text:p text:style-name="P174">12-16: <text:span text:style-name="T387">Push 5</text:span></text:p>
                </text:list-item>
                <text:list-item>
                  <text:p text:style-name="P175"><text:span text:style-name="T373">17</text:span><text:span text:style-name="T374">+</text:span><text:span text:style-name="T375">: </text:span><text:span text:style-name="T388">Push 7</text:span></text:p>
                </text:list-item>
              </text:list>
            </table:table-cell>
          </table:table-row>
          <table:table-row>
            <table:table-cell table:style-name="Table24.A2" office:value-type="string">
              <text:p text:style-name="P176"><text:span text:style-name="T206">Effect: </text:span><text:span text:style-name="T3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90">Searing Strike</text:span><text:span text:style-name="T391"> </text:span><text:span text:style-name="T285">(</text:span><text:span text:style-name="T360">5</text:span><text:span text:style-name="T285">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92">Melee, Strike</text:span><text:span text:style-name="T393">, </text:span><text:span text:style-name="T364">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94">Melee</text:span><text:span text:style-name="T395"> 1</text:span></text:p>
            </table:table-cell>
            <table:table-cell table:style-name="Table29.B2" office:value-type="string">
              <text:p text:style-name="P182"><text:span text:style-name="T103">◎ </text:span><text:span text:style-name="T385">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86">Agility</text:span><text:span text:style-name="T309">:</text:span></text:p>
              <text:list xml:id="list123946221184679" text:continue-numbering="true" text:style-name="L4">
                <text:list-item>
                  <text:p text:style-name="P185">11-:<text:span text:style-name="T310"> </text:span><text:span text:style-name="T396">5</text:span><text:span text:style-name="T397"> </text:span><text:span text:style-name="T398">+ A </text:span><text:span text:style-name="T315">damage; </text:span><text:span text:style-name="T399">M &lt; </text:span><text:span text:style-name="T400">weak</text:span><text:span text:style-name="T401">, </text:span><text:span text:style-name="T396">the target has fire weakness 5 (save ends)</text:span></text:p>
                </text:list-item>
                <text:list-item>
                  <text:p text:style-name="P185">12-16: <text:span text:style-name="T396">8</text:span><text:span text:style-name="T397"> </text:span><text:span text:style-name="T398">+ A </text:span><text:span text:style-name="T315">damage; </text:span><text:span text:style-name="T399">M &lt; </text:span><text:span text:style-name="T400">average</text:span><text:span text:style-name="T401">, </text:span><text:span text:style-name="T396">the target has fire weakness 5 (save ends)</text:span></text:p>
                </text:list-item>
                <text:list-item>
                  <text:p text:style-name="P186"><text:span text:style-name="T373">17</text:span><text:span text:style-name="T374">+</text:span><text:span text:style-name="T375">: </text:span><text:span text:style-name="T402">1</text:span><text:span text:style-name="T403">2</text:span><text:span text:style-name="T404"> </text:span><text:span text:style-name="T405">+ A </text:span><text:span text:style-name="T380">damage; </text:span><text:span text:style-name="T406">M &lt; </text:span><text:span text:style-name="T407">strong</text:span><text:span text:style-name="T408">, </text:span><text:span text:style-name="T403">the target has fire weakness 5 (save ends)</text:span></text:p>
                </text:list-item>
              </text:list>
            </table:table-cell>
          </table:table-row>
          <table:table-row>
            <table:table-cell table:style-name="Table30.A2" office:value-type="string">
              <text:p text:style-name="P187">Effect: <text:span text:style-name="T409">Until the end of the encounter, whenever the target takes damage, all adjacent </text:span><text:span text:style-name="T410">enemies</text:span><text:span text:style-name="T409">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11">Smoldering Sword</text:span><text:span text:style-name="T412"> </text:span><text:span text:style-name="T285">(</text:span><text:span text:style-name="T360">5</text:span><text:span text:style-name="T285"> Spark)</text:span></text:h>
            </table:table-cell>
          </table:table-row>
          <table:table-row>
            <table:table-cell table:style-name="Table19.A2" office:value-type="string">
              <text:p text:style-name="P189"><text:span text:style-name="T413">Embers and </text:span><text:span text:style-name="T414">ash</text:span> <text:span text:style-name="T414">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15">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16">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17">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18">2nd</text:span>-Level Features</text:h>
        <text:p text:style-name="P195">As a <text:span text:style-name="T419">2nd-level </text:span><text:span text:style-name="T142">kiln</text:span>, you gain the following features.</text:p>
        <text:p text:style-name="P196"/>
        <text:h text:style-name="P197" text:outline-level="3">2nd-Level Cadre Feature</text:h>
        <text:p text:style-name="P198"><text:span text:style-name="T420">Y</text:span>our <text:span text:style-name="T421">cadre</text:span> grants you <text:span text:style-name="T422">two</text:span> feature<text:span text:style-name="T422">s,</text:span> as shown on the 2nd-Level <text:span text:style-name="T421">Cadre</text:span> Features table. </text:p>
        <text:h text:style-name="P199" text:outline-level="5"><text:span text:style-name="T423">2nd</text:span>-Level <text:span text:style-name="T424">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25">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26">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27">The Soul is in the Breath</text:span></text:p>
            </table:table-cell>
          </table:table-row>
        </table:table>
        <text:h text:style-name="P208" text:outline-level="4">Wildfire</text:h>
        <text:p text:style-name="P209"><text:span text:style-name="T428">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29">While you are enkindled</text:span><text:span text:style-name="T430">, </text:span><text:span text:style-name="T431">when you take the Catch Breath maneuver, you can spend as many Recoveries as you like instead of just one, </text:span><text:span text:style-name="T432">and you gain </text:span><text:span text:style-name="T433">two</text:span><text:span text:style-name="T432"> surge</text:span><text:span text:style-name="T433">s</text:span><text:span text:style-name="T432">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34">Navigate</text:span> skill.</text:p>
        <text:h text:style-name="P217" text:outline-level="4">Backdraft</text:h>
        <text:p text:style-name="P213"><text:span text:style-name="T429">While you are enkindled</text:span><text:span text:style-name="T430">, when you </text:span><text:span text:style-name="T435">pull a creature, you ignore their stability, and when you </text:span><text:span text:style-name="T436">force move a creature, the distance of the move is increased by </text:span><text:span text:style-name="T437">your Agility score</text:span><text:span text:style-name="T438">.</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38">You gain a </text:span><text:span text:style-name="T439">crafting</text:span><text:span text:style-name="T438">, </text:span><text:span text:style-name="T439">lore</text:span><text:span text:style-name="T438">, or </text:span><text:span text:style-name="T439">supernatural</text:span><text:span text:style-name="T438"> perk of your choice. See </text:span><text:span text:style-name="T440">Perks</text:span><text:span text:style-name="T438"> </text:span><text:span text:style-name="T441">in the Core Rules </text:span><text:span text:style-name="T438">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42">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43">See the Tapestry of Battle</text:span><text:span text:style-name="T340"> </text:span><text:span text:style-name="T285">(</text:span><text:span text:style-name="T444">5</text:span><text:span text:style-name="T285">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45">M</text:span><text:span text:style-name="T446">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47">Ranged </text:span><text:span text:style-name="T448">5</text:span></text:p>
            </table:table-cell>
            <table:table-cell table:style-name="Table58.B2" office:value-type="string">
              <text:p text:style-name="P233">◎ <text:span text:style-name="T449">1 ally</text:span></text:p>
            </table:table-cell>
          </table:table-row>
        </table:table>
        <table:table table:name="Table59" table:style-name="Table59">
          <table:table-column table:style-name="Table59.A"/>
          <table:table-row>
            <table:table-cell table:style-name="Table59.A1" office:value-type="string">
              <text:p text:style-name="P234"><text:span text:style-name="T450">E</text:span><text:span text:style-name="T310">ffect</text:span><text:span text:style-name="T451">: </text:span><text:span text:style-name="T452">Teleport to an unoccupied square adjacent the target. You can use a signature ability, and the target can </text:span><text:span text:style-name="T453">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54">Thread the Needle</text:span><text:span text:style-name="T340"> </text:span><text:span text:style-name="T285">(</text:span><text:span text:style-name="T444">5</text:span><text:span text:style-name="T285"> Spark)</text:span></text:h>
            </table:table-cell>
          </table:table-row>
          <table:table-row>
            <table:table-cell table:style-name="Table51.A2" office:value-type="string">
              <text:p text:style-name="P237">Connect the movements, just as you were <text:span text:style-name="T455">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45">M</text:span><text:span text:style-name="T446">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56">Self</text:span></text:p>
            </table:table-cell>
            <table:table-cell table:style-name="Table52.B2" office:value-type="string">
              <text:p text:style-name="P241">◎ <text:span text:style-name="T457">Self</text:span></text:p>
            </table:table-cell>
          </table:table-row>
        </table:table>
        <table:table table:name="Table54" table:style-name="Table54">
          <table:table-column table:style-name="Table54.A"/>
          <table:table-row>
            <table:table-cell table:style-name="Table54.A1" office:value-type="string">
              <text:p text:style-name="P242"><text:span text:style-name="T450">E</text:span><text:span text:style-name="T310">ffect</text:span><text:span text:style-name="T451">: Use a signature ability. After you use the ability, you can shift up to your speed </text:span><text:span text:style-name="T458">and </text:span><text:span text:style-name="T451">make a melee free strike. </text:span></text:p>
            </table:table-cell>
          </table:table-row>
        </table:table>
        <text:p text:style-name="P235"/>
        <text:h text:style-name="P243" text:outline-level="4"/>
        <text:h text:style-name="P244" text:outline-level="4">2nd-Level <text:span text:style-name="T459">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60">Color </text:span><text:span text:style-name="T461">o</text:span><text:span text:style-name="T460">ut of Flame</text:span><text:span text:style-name="T340"> </text:span><text:span text:style-name="T285">(</text:span><text:span text:style-name="T444">5</text:span><text:span text:style-name="T285"> Spark)</text:span></text:h>
            </table:table-cell>
          </table:table-row>
          <table:table-row>
            <table:table-cell table:style-name="Table63.A2" office:value-type="string">
              <text:p text:style-name="P246">The <text:span text:style-name="T462">hue</text:span> of your fire <text:span text:style-name="T463">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64">M</text:span><text:span text:style-name="T465">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66">Self</text:span></text:p>
            </table:table-cell>
            <table:table-cell table:style-name="Table64.B2" office:value-type="string">
              <text:p text:style-name="P250">◎ <text:span text:style-name="T467">Self</text:span></text:p>
            </table:table-cell>
          </table:table-row>
        </table:table>
        <table:table table:name="Table65" table:style-name="Table65">
          <table:table-column table:style-name="Table65.A"/>
          <table:table-row>
            <table:table-cell table:style-name="Table65.A1" office:value-type="string">
              <text:p text:style-name="P251"><text:span text:style-name="T450">E</text:span><text:span text:style-name="T310">ffect</text:span><text:span text:style-name="T451">: </text:span><text:span text:style-name="T468">Until the end of the encounter, your flames take on a color of your choosing:</text:span></text:p>
              <text:list xml:id="list123946243776126" text:continue-numbering="true" text:style-name="L4">
                <text:list-item>
                  <text:p text:style-name="P252"><text:span text:style-name="T469">Red</text:span><text:span text:style-name="T468">: Once per round, when you use a fire damage-dealing ability, you can make a melee free strike against one of the targets of the ability. </text:span><text:span text:style-name="T470">For each</text:span><text:span text:style-name="T468"> creature </text:span><text:span text:style-name="T470">that </text:span><text:span text:style-name="T468">is </text:span><text:span text:style-name="T471">killed</text:span><text:span text:style-name="T468"> by the ability </text:span><text:span text:style-name="T470">and</text:span><text:span text:style-name="T468"> the free strike, you regain Stamina equal to your Agility score.</text:span></text:p>
                </text:list-item>
                <text:list-item>
                  <text:p text:style-name="P252"><text:span text:style-name="T469">Blue</text:span><text:span text:style-name="T468">: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72">White</text:span><text:span text:style-name="T468">: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73">Fuel the Engine</text:span><text:span text:style-name="T340"> </text:span><text:span text:style-name="T285">(</text:span><text:span text:style-name="T444">5</text:span><text:span text:style-name="T285">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74">Area, </text:span><text:span text:style-name="T445">M</text:span><text:span text:style-name="T446">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75">1 burst</text:span></text:p>
            </table:table-cell>
            <table:table-cell table:style-name="Table61.B2" office:value-type="string">
              <text:p text:style-name="P262">◎ <text:span text:style-name="T476">Each enemy in the area</text:span></text:p>
            </table:table-cell>
          </table:table-row>
        </table:table>
        <table:table table:name="Table62" table:style-name="Table62">
          <table:table-column table:style-name="Table62.A"/>
          <table:table-row>
            <table:table-cell table:style-name="Table62.A1" office:value-type="string">
              <text:p text:style-name="P263">Power Roll + <text:span text:style-name="T477">Reason</text:span><text:span text:style-name="T309">:</text:span></text:p>
              <text:list xml:id="list123946934484655" text:continue-numbering="true" text:style-name="L4">
                <text:list-item>
                  <text:p text:style-name="P264">11-:<text:span text:style-name="T310"> </text:span><text:span text:style-name="T478">2</text:span><text:span text:style-name="T397"> </text:span><text:span text:style-name="T478">fire </text:span><text:span text:style-name="T315">damage; </text:span><text:span text:style-name="T479">A &lt; weak</text:span><text:span text:style-name="T480">, slowed </text:span><text:span text:style-name="T481">(</text:span><text:span text:style-name="T482">save ends</text:span><text:span text:style-name="T481">)</text:span></text:p>
                </text:list-item>
                <text:list-item>
                  <text:p text:style-name="P264">12-16: <text:span text:style-name="T478">4</text:span><text:span text:style-name="T397"> </text:span><text:span text:style-name="T478">fire </text:span><text:span text:style-name="T315">damage; </text:span><text:span text:style-name="T479">A &lt; </text:span><text:span text:style-name="T483">average</text:span><text:span text:style-name="T480">, slowed </text:span><text:span text:style-name="T481">(</text:span><text:span text:style-name="T482">save ends</text:span><text:span text:style-name="T481">)</text:span></text:p>
                </text:list-item>
                <text:list-item>
                  <text:p text:style-name="P265"><text:span text:style-name="T484">17</text:span><text:span text:style-name="T485">+</text:span><text:span text:style-name="T486">: </text:span><text:span text:style-name="T487">6 fire</text:span><text:span text:style-name="T488"> </text:span><text:span text:style-name="T489">damage; </text:span><text:span text:style-name="T490">A &lt; strong</text:span><text:span text:style-name="T491">, slowed </text:span><text:span text:style-name="T492">(</text:span><text:span text:style-name="T493">save ends</text:span><text:span text:style-name="T492">)</text:span></text:p>
                </text:list-item>
              </text:list>
            </table:table-cell>
          </table:table-row>
          <table:table-row>
            <table:table-cell table:style-name="Table62.A2" office:value-type="string">
              <text:p text:style-name="P266"><text:span text:style-name="T494">E</text:span><text:span text:style-name="T495">ffect</text:span><text:span text:style-name="T496">: </text:span><text:span text:style-name="T497">For every </text:span><text:span text:style-name="T498">2</text:span><text:span text:style-name="T497"> enemies this ability targets, you gain </text:span><text:span text:style-name="T499">1</text:span><text:span text:style-name="T497"> surge </text:span><text:span text:style-name="T500">that you can use</text:span><text:span text:style-name="T501"> immediately. </text:span><text:span text:style-name="T502">R</text:span><text:span text:style-name="T503">egain Stamina equal to </text:span><text:span text:style-name="T502">the number of targets killed by this ability times </text:span><text:span text:style-name="T503">your Reason score</text:span><text:span text:style-name="T504">.</text:span></text:p>
            </table:table-cell>
          </table:table-row>
          <table:table-row>
            <table:table-cell table:style-name="Table62.A3" office:value-type="string">
              <text:p text:style-name="P267"><text:span text:style-name="T505">Spend 2+ Spark</text:span><text:span text:style-name="T506">: </text:span><text:span text:style-name="T507">The size of the burst is increased by 1 for every </text:span><text:span text:style-name="T508">additional </text:span><text:span text:style-name="T507">2 </text:span><text:span text:style-name="T509">spark</text:span><text:span text:style-name="T507"> you spend. </text:span></text:p>
            </table:table-cell>
          </table:table-row>
        </table:table>
        <text:p text:style-name="P268"/>
        <text:h text:style-name="P269" text:outline-level="4"><text:span text:style-name="T510">2nd-Level </text:span><text:span text:style-name="T459">Smokewight</text:span><text:span text:style-name="T510"> Ability</text:span></text:h>
        <text:p text:style-name="P270">Choose one of the following abilities.</text:p>
        <table:table table:name="Table69" table:style-name="Table69">
          <table:table-column table:style-name="Table69.A"/>
          <table:table-row>
            <table:table-cell table:style-name="Table69.A1" office:value-type="string">
              <text:h text:style-name="P271" text:outline-level="4"><text:span text:style-name="T511">Chok</text:span><text:span text:style-name="T512">ing</text:span><text:span text:style-name="T511"> Soot</text:span><text:span text:style-name="T340"> </text:span><text:span text:style-name="T285">(</text:span><text:span text:style-name="T444">5</text:span><text:span text:style-name="T285"> Spark)</text:span></text:h>
            </table:table-cell>
          </table:table-row>
          <table:table-row>
            <table:table-cell table:style-name="Table69.A2" office:value-type="string">
              <text:p text:style-name="P272">The <text:span text:style-name="T513">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3"><text:span text:style-name="T514">M</text:span><text:span text:style-name="T515">agic</text:span></text:p>
            </table:table-cell>
            <table:table-cell table:style-name="Table70.B1" office:value-type="string">
              <text:p text:style-name="P274">Main action</text:p>
            </table:table-cell>
          </table:table-row>
          <table:table-row>
            <table:table-cell table:style-name="Table70.A2" office:value-type="string">
              <text:p text:style-name="P275"><text:span text:style-name="T108">◣</text:span> <text:span text:style-name="T516">Self</text:span></text:p>
            </table:table-cell>
            <table:table-cell table:style-name="Table70.B2" office:value-type="string">
              <text:p text:style-name="P276">◎ <text:span text:style-name="T517">Self</text:span></text:p>
            </table:table-cell>
          </table:table-row>
        </table:table>
        <table:table table:name="Table71" table:style-name="Table71">
          <table:table-column table:style-name="Table71.A"/>
          <table:table-row>
            <table:table-cell table:style-name="Table71.A1" office:value-type="string">
              <text:p text:style-name="P277"><text:span text:style-name="T494">E</text:span><text:span text:style-name="T495">ffect</text:span><text:span text:style-name="T496">: </text:span><text:span text:style-name="T518">Until the end of the encounter, soot </text:span><text:span text:style-name="T519">falls from the sky</text:span><text:span text:style-name="T518">. You and each ally gain an edge on tests that use the Hide skill. Enemies have fire weakness 3. If an enemy is grabbed, they have fire weakness 7.</text:span></text:p>
            </table:table-cell>
          </table:table-row>
        </table:table>
        <text:p text:style-name="P278"/>
        <table:table table:name="Table66" table:style-name="Table66">
          <table:table-column table:style-name="Table66.A"/>
          <table:table-row>
            <table:table-cell table:style-name="Table66.A1" office:value-type="string">
              <text:h text:style-name="P279" text:outline-level="4"><text:span text:style-name="T520">Vortex </text:span><text:span text:style-name="T521">in the</text:span><text:span text:style-name="T522"> Smog</text:span><text:span text:style-name="T340"> </text:span><text:span text:style-name="T285">(</text:span><text:span text:style-name="T444">5</text:span><text:span text:style-name="T285"> Spark)</text:span></text:h>
            </table:table-cell>
          </table:table-row>
          <table:table-row>
            <table:table-cell table:style-name="Table66.A2" office:value-type="string">
              <text:p text:style-name="P280">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1"><text:span text:style-name="T474">Area, </text:span><text:span text:style-name="T445">M</text:span><text:span text:style-name="T446">agic</text:span></text:p>
            </table:table-cell>
            <table:table-cell table:style-name="Table67.B1" office:value-type="string">
              <text:p text:style-name="P282">Main action</text:p>
            </table:table-cell>
          </table:table-row>
          <table:table-row>
            <table:table-cell table:style-name="Table67.A2" office:value-type="string">
              <text:p text:style-name="P283"><text:span text:style-name="T108">◣</text:span> <text:span text:style-name="T475">1 burst</text:span></text:p>
            </table:table-cell>
            <table:table-cell table:style-name="Table67.B2" office:value-type="string">
              <text:p text:style-name="P284">◎ <text:span text:style-name="T476">Each enemy in the area</text:span></text:p>
            </table:table-cell>
          </table:table-row>
        </table:table>
        <table:table table:name="Table68" table:style-name="Table68">
          <table:table-column table:style-name="Table68.A"/>
          <table:table-row>
            <table:table-cell table:style-name="Table68.A1" office:value-type="string">
              <text:p text:style-name="P285">Power Roll + <text:span text:style-name="T386">Agility</text:span><text:span text:style-name="T309">:</text:span></text:p>
              <text:list xml:id="list123946306024309" text:continue-numbering="true" text:style-name="L4">
                <text:list-item>
                  <text:p text:style-name="P286">11-:<text:span text:style-name="T310"> </text:span><text:span text:style-name="T387">Pu</text:span><text:span text:style-name="T523">ll</text:span><text:span text:style-name="T387"> 3; </text:span><text:span text:style-name="T399">M &lt; weak</text:span><text:span text:style-name="T401">, restrained (EoT)</text:span></text:p>
                </text:list-item>
                <text:list-item>
                  <text:p text:style-name="P286">12-16: <text:span text:style-name="T387">Pu</text:span><text:span text:style-name="T523">ll</text:span><text:span text:style-name="T387"> 5; </text:span><text:span text:style-name="T399">M &lt; average</text:span><text:span text:style-name="T401">, restrained (EoT)</text:span></text:p>
                </text:list-item>
                <text:list-item>
                  <text:p text:style-name="P287"><text:span text:style-name="T373">17</text:span><text:span text:style-name="T374">+</text:span><text:span text:style-name="T375">: </text:span><text:span text:style-name="T388">Pu</text:span><text:span text:style-name="T524">ll</text:span><text:span text:style-name="T388"> 7; </text:span><text:span text:style-name="T406">M &lt; strong</text:span><text:span text:style-name="T408">, restrained (EoT)</text:span></text:p>
                </text:list-item>
              </text:list>
            </table:table-cell>
          </table:table-row>
          <table:table-row>
            <table:table-cell table:style-name="Table68.A2" office:value-type="string">
              <text:p text:style-name="P285"><text:span text:style-name="T494">E</text:span><text:span text:style-name="T495">ffect</text:span><text:span text:style-name="T496">: </text:span><text:span text:style-name="T525">You can shift up to your speed. If you end the movement with cover or concealment, you are hidden.</text:span></text:p>
            </table:table-cell>
          </table:table-row>
          <table:table-row>
            <table:table-cell table:style-name="Table68.A2" office:value-type="string">
              <text:p text:style-name="P288"><text:span text:style-name="T505">Spend 2+ Spark</text:span><text:span text:style-name="T506">: </text:span><text:span text:style-name="T507">The size of the burst is increased by 1 for every </text:span><text:span text:style-name="T508">additional </text:span><text:span text:style-name="T507">2 </text:span><text:span text:style-name="T509">spark</text:span><text:span text:style-name="T507"> you spend. </text:span></text:p>
            </table:table-cell>
          </table:table-row>
        </table:table>
        <text:p text:style-name="P289"/>
        <text:h text:style-name="P290" text:outline-level="2"/>
        <text:h text:style-name="P291" text:outline-level="2"><text:span text:style-name="T526">3rd</text:span><text:span text:style-name="T527">-Level Features</text:span></text:h>
        <text:p text:style-name="P292">As a <text:span text:style-name="T528">3rd-level </text:span><text:span text:style-name="T142">kiln</text:span>, you gain the following features.</text:p>
        <text:p text:style-name="P293"/>
        <text:h text:style-name="P294" text:outline-level="3"><text:span text:style-name="T529">Tendrils</text:span> of the Undermind</text:h>
        <text:p text:style-name="P295"><text:span text:style-name="T530">Your connection with the Undermind lets you share senses </text:span><text:span text:style-name="T531">with it</text:span><text:span text:style-name="T530">. </text:span><text:span text:style-name="T532">You can search for hidden creatures as a free maneuver once on each of your turns. </text:span><text:span text:style-name="T533">C</text:span><text:span text:style-name="T532">reatures within </text:span><text:span text:style-name="T534">distance of your Stoke the Flame ability</text:span><text:span text:style-name="T532"> are automatically found </text:span><text:span text:style-name="T535">when you search</text:span><text:span text:style-name="T532">. </text:span><text:span text:style-name="T535">Additionally, y</text:span>ou <text:span text:style-name="T529">gain the following ability.</text:span></text:p>
        <table:table table:name="Table13" table:style-name="Table13">
          <table:table-column table:style-name="Table13.A"/>
          <table:table-row>
            <table:table-cell table:style-name="Table13.A1" office:value-type="string">
              <text:h text:style-name="P296" text:outline-level="4"><text:span text:style-name="T536">Tendrils</text:span> of the Undermind</text:h>
            </table:table-cell>
          </table:table-row>
          <table:table-row>
            <table:table-cell table:style-name="Table13.A2" office:value-type="string">
              <text:p text:style-name="P297">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8">Magic</text:p>
            </table:table-cell>
            <table:table-cell table:style-name="Table26.B1" office:value-type="string">
              <text:p text:style-name="P299">Main action</text:p>
            </table:table-cell>
          </table:table-row>
          <table:table-row>
            <table:table-cell table:style-name="Table26.A2" office:value-type="string">
              <text:p text:style-name="P300"><text:span text:style-name="T108">◣</text:span> <text:span text:style-name="T537">Self</text:span></text:p>
            </table:table-cell>
            <table:table-cell table:style-name="Table26.B2" office:value-type="string">
              <text:p text:style-name="P301">◎ <text:span text:style-name="T538">Self</text:span></text:p>
            </table:table-cell>
          </table:table-row>
        </table:table>
        <table:table table:name="Table27" table:style-name="Table27">
          <table:table-column table:style-name="Table27.A"/>
          <table:table-row>
            <table:table-cell table:style-name="Table27.A1" office:value-type="string">
              <text:p text:style-name="P302"><text:span text:style-name="T206">Effect</text:span><text:span text:style-name="T207">: </text:span><text:span text:style-name="T539">Until the end of the round, </text:span><text:span text:style-name="T540">your Stoke the Flame ability gains a distance bonus of +</text:span><text:span text:style-name="T541">5</text:span><text:span text:style-name="T540"> </text:span><text:span text:style-name="T542">and </text:span><text:span text:style-name="T539">y</text:span><text:span text:style-name="T543">ou </text:span><text:span text:style-name="T544">don’t need line of effect </text:span><text:span text:style-name="T545">to target allies with</text:span><text:span text:style-name="T544"> your Stoke the Flame ability</text:span><text:span text:style-name="T546">.</text:span></text:p>
            </table:table-cell>
          </table:table-row>
        </table:table>
        <text:h text:style-name="P303" text:outline-level="3"/>
        <text:p text:style-name="Horizontal_20_Line"/>
        <text:h text:style-name="Heading_20_3" text:outline-level="3"><text:span text:style-name="T547">7</text:span><text:span text:style-name="T548">-</text:span><text:span text:style-name="T549">Spark</text:span><text:span text:style-name="T548"> Abilities</text:span></text:h>
        <text:h text:style-name="P304" text:outline-level="3"><text:span text:style-name="T550">Choose one heroic ability from the following options, each of which costs </text:span><text:span text:style-name="T551">7</text:span><text:span text:style-name="T550"> </text:span><text:span text:style-name="T357">spark</text:span><text:span text:style-name="T550"> to use.</text:span></text:h>
        <table:table table:name="Table31" table:style-name="Table31">
          <table:table-column table:style-name="Table31.A"/>
          <table:table-row>
            <table:table-cell table:style-name="Table31.A1" office:value-type="string">
              <text:h text:style-name="P305" text:outline-level="4"><text:span text:style-name="T552">Invigorat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31.A2" office:value-type="string">
              <text:p text:style-name="P306">Your <text:span text:style-name="T553">talismans burn</text:span> with a <text:span text:style-name="T554">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7">Magic</text:p>
            </table:table-cell>
            <table:table-cell table:style-name="Table37.B1" office:value-type="string">
              <text:p text:style-name="P308">Maneuver</text:p>
            </table:table-cell>
          </table:table-row>
          <table:table-row>
            <table:table-cell table:style-name="Table37.A2" office:value-type="string">
              <text:p text:style-name="P309"><text:span text:style-name="T108">◣</text:span> <text:span text:style-name="T555">Self</text:span></text:p>
            </table:table-cell>
            <table:table-cell table:style-name="Table37.B2" office:value-type="string">
              <text:p text:style-name="P310">◎ <text:span text:style-name="T556">Self </text:span><text:span text:style-name="T557">and all allies</text:span></text:p>
            </table:table-cell>
          </table:table-row>
        </table:table>
        <table:table table:name="Table47" table:style-name="Table47">
          <table:table-column table:style-name="Table47.A"/>
          <table:table-row>
            <table:table-cell table:style-name="Table47.A1" office:value-type="string">
              <text:p text:style-name="P311"><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59">round</text:span><text:span text:style-name="T540">. </text:span><text:span text:style-name="T560">Targets of this ability</text:span><text:span text:style-name="T561"> </text:span><text:span text:style-name="T540">who end their turn within the aura </text:span><text:span text:style-name="T562">gain </text:span><text:span text:style-name="T563">one</text:span><text:span text:style-name="T564"> surge</text:span><text:span text:style-name="T565"> </text:span><text:span text:style-name="T566">and can make </text:span><text:span text:style-name="T561">a </text:span><text:span text:style-name="T567">melee </text:span><text:span text:style-name="T561">free strike </text:span><text:span text:style-name="T568">as a free triggered action.</text:span></text:p>
            </table:table-cell>
          </table:table-row>
        </table:table>
        <text:p text:style-name="P312"/>
        <text:p text:style-name="P312"/>
        <text:p text:style-name="P312"/>
        <table:table table:name="Table48" table:style-name="Table48">
          <table:table-column table:style-name="Table48.A"/>
          <table:table-row>
            <table:table-cell table:style-name="Table48.A1" office:value-type="string">
              <text:h text:style-name="P313" text:outline-level="4"><text:span text:style-name="T569">Demoraliz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48.A2" office:value-type="string">
              <text:p text:style-name="P314">Your <text:span text:style-name="T553">talismans burn</text:span> with a<text:span text:style-name="T554">n acrid</text:span> smell that <text:span text:style-name="T554">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5">Magic</text:p>
            </table:table-cell>
            <table:table-cell table:style-name="Table49.B1" office:value-type="string">
              <text:p text:style-name="P316">Maneuver</text:p>
            </table:table-cell>
          </table:table-row>
          <table:table-row>
            <table:table-cell table:style-name="Table49.A2" office:value-type="string">
              <text:p text:style-name="P317"><text:span text:style-name="T108">◣</text:span> <text:span text:style-name="T555">Self</text:span></text:p>
            </table:table-cell>
            <table:table-cell table:style-name="Table49.B2" office:value-type="string">
              <text:p text:style-name="P318">◎ <text:span text:style-name="T570">All enemies</text:span></text:p>
            </table:table-cell>
          </table:table-row>
        </table:table>
        <table:table table:name="Table50" table:style-name="Table50">
          <table:table-column table:style-name="Table50.A"/>
          <table:table-row>
            <table:table-cell table:style-name="Table50.A1" office:value-type="string">
              <text:p text:style-name="P319"><text:span text:style-name="T206">Effect: </text:span><text:span text:style-name="T540">Until the end of the encounter, targets of </text:span><text:span text:style-name="T558">your</text:span><text:span text:style-name="T540"> Stoke the Flame </text:span><text:span text:style-name="T558">ability</text:span><text:span text:style-name="T540"> gain a 1 aura until the end of the </text:span><text:span text:style-name="T571">round</text:span><text:span text:style-name="T540">. </text:span><text:span text:style-name="T572">Enemies within the aura take a bane on power rolls.</text:span></text:p>
            </table:table-cell>
          </table:table-row>
        </table:table>
        <text:p text:style-name="P320"/>
        <table:table table:name="Table72" table:style-name="Table72">
          <table:table-column table:style-name="Table72.A"/>
          <table:table-row>
            <table:table-cell table:style-name="Table72.A1" office:value-type="string">
              <text:h text:style-name="P321" text:outline-level="4"><text:span text:style-name="T573">Focus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72.A2" office:value-type="string">
              <text:p text:style-name="P314">Your <text:span text:style-name="T553">talismans burn</text:span> with a<text:span text:style-name="T574">n earthy</text:span> smell that <text:span text:style-name="T574">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2">Magic</text:p>
            </table:table-cell>
            <table:table-cell table:style-name="Table73.B1" office:value-type="string">
              <text:p text:style-name="P323">Maneuver</text:p>
            </table:table-cell>
          </table:table-row>
          <table:table-row>
            <table:table-cell table:style-name="Table73.A2" office:value-type="string">
              <text:p text:style-name="P324"><text:span text:style-name="T108">◣</text:span> <text:span text:style-name="T555">Self</text:span></text:p>
            </table:table-cell>
            <table:table-cell table:style-name="Table73.B2" office:value-type="string">
              <text:p text:style-name="P318"><text:span text:style-name="T556">◎ Self </text:span><text:span text:style-name="T557">and all allies</text:span></text:p>
            </table:table-cell>
          </table:table-row>
        </table:table>
        <table:table table:name="Table74" table:style-name="Table74">
          <table:table-column table:style-name="Table74.A"/>
          <table:table-row>
            <table:table-cell table:style-name="Table74.A1" office:value-type="string">
              <text:p text:style-name="P325"><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71">round</text:span><text:span text:style-name="T540">. </text:span><text:span text:style-name="T575">When </text:span><text:span text:style-name="T560">targets of this ability</text:span><text:span text:style-name="T575"> within the aura make a power roll </text:span><text:span text:style-name="T576">(including </text:span><text:span text:style-name="T577">on</text:span><text:span text:style-name="T576"> the ability that triggered Stoke the Flame)</text:span><text:span text:style-name="T575"> and at least one of the d10s rolled is a 1, they can reroll one d10. </text:span><text:span text:style-name="T578">Additionally, </text:span><text:span text:style-name="T560">targets of this ability</text:span><text:span text:style-name="T578"> in the aura cannot be dazed.</text:span></text:p>
            </table:table-cell>
          </table:table-row>
        </table:table>
        <text:p text:style-name="P320"/>
        <table:table table:name="Table75" table:style-name="Table75">
          <table:table-column table:style-name="Table75.A"/>
          <table:table-row>
            <table:table-cell table:style-name="Table75.A1" office:value-type="string">
              <text:h text:style-name="P321" text:outline-level="4"><text:span text:style-name="T579">Revitaliz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75.A2" office:value-type="string">
              <text:p text:style-name="P314">Your <text:span text:style-name="T553">talismans burn</text:span> with a <text:span text:style-name="T580">floral</text:span> smell that <text:span text:style-name="T580">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2">Magic</text:p>
            </table:table-cell>
            <table:table-cell table:style-name="Table76.B1" office:value-type="string">
              <text:p text:style-name="P323">Maneuver</text:p>
            </table:table-cell>
          </table:table-row>
          <table:table-row>
            <table:table-cell table:style-name="Table76.A2" office:value-type="string">
              <text:p text:style-name="P324"><text:span text:style-name="T108">◣</text:span> <text:span text:style-name="T555">Self</text:span></text:p>
            </table:table-cell>
            <table:table-cell table:style-name="Table76.B2" office:value-type="string">
              <text:p text:style-name="P318"><text:span text:style-name="T556">◎ Self </text:span><text:span text:style-name="T557">and all allies</text:span></text:p>
            </table:table-cell>
          </table:table-row>
        </table:table>
        <table:table table:name="Table77" table:style-name="Table77">
          <table:table-column table:style-name="Table77.A"/>
          <table:table-row>
            <table:table-cell table:style-name="Table77.A1" office:value-type="string">
              <text:p text:style-name="P326"><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81">round</text:span><text:span text:style-name="T540">. </text:span><text:span text:style-name="T560">Targets of this ability who end their turn within the aura </text:span><text:span text:style-name="T582">can use a free triggered action to </text:span><text:span text:style-name="T583">do one of the following:</text:span></text:p>
              <text:list xml:id="list123947782309460" text:continue-numbering="true" text:style-name="L4">
                <text:list-item>
                  <text:p text:style-name="P327"><text:span text:style-name="T584">S</text:span><text:span text:style-name="T585">pend a Recovery.</text:span></text:p>
                </text:list-item>
                <text:list-item>
                  <text:p text:style-name="P328"><text:span text:style-name="T584">E</text:span><text:span text:style-name="T583">nd one </text:span><text:span text:style-name="T586">effect</text:span><text:span text:style-name="T582"> </text:span><text:span text:style-name="T586">that is ended by a saving throw or that ends at the end of the target’s turn.</text:span></text:p>
                </text:list-item>
              </text:list>
            </table:table-cell>
          </table:table-row>
        </table:table>
        <text:p text:style-name="P320"/>
        <text:h text:style-name="P329" text:outline-level="2"/>
        <text:h text:style-name="P330" text:outline-level="2"><text:span text:style-name="T587">4th</text:span><text:span text:style-name="T527">-Level Features</text:span></text:h>
        <text:p text:style-name="P331">As a <text:span text:style-name="T588">4th</text:span><text:span text:style-name="T528">-level </text:span><text:span text:style-name="T142">kiln</text:span>, you gain the following features.</text:p>
        <text:p text:style-name="P332"/>
        <text:h text:style-name="P333" text:outline-level="3">Characteristic Increase</text:h>
        <text:p text:style-name="Text_20_body">Your Agility and Reason scores increase to 3.</text:p>
        <text:p text:style-name="P332"/>
        <text:h text:style-name="P334" text:outline-level="3">Flying Sparks</text:h>
        <text:p text:style-name="Text_20_body">You now gain 2 sparks instead of 1 <text:span text:style-name="T589">when you </text:span><text:span text:style-name="T590">use the </text:span><text:span text:style-name="T591">Stoke the Flame ability </text:span><text:span text:style-name="T592">targeting</text:span><text:span text:style-name="T593"> an ally.</text:span></text:p>
        <text:p text:style-name="P332"/>
        <text:h text:style-name="P335" text:outline-level="3">Perk</text:h>
        <text:p text:style-name="Text_20_body">You gain a <text:span text:style-name="T594">crafting</text:span>, <text:span text:style-name="T594">lore</text:span>, or <text:span text:style-name="T594">supernatural</text:span> perk of your choice. See <text:span text:style-name="T595">Perks</text:span> <text:span text:style-name="T596">in the Core Rules </text:span>for more information. </text:p>
        <text:p text:style-name="P332"/>
        <text:h text:style-name="P336" text:outline-level="3">Skill Increase</text:h>
        <text:p text:style-name="Text_20_body">You gain one skill of your choice.</text:p>
        <text:p text:style-name="P332"/>
        <text:h text:style-name="P337" text:outline-level="3"><text:span text:style-name="T597">The Trick is Not Minding That </text:span><text:span text:style-name="T598">It Hurts</text:span></text:h>
        <text:p text:style-name="P338"><text:span text:style-name="T599">When you </text:span><text:span text:style-name="T600">or an ally </text:span><text:span text:style-name="T601">you could target with your</text:span><text:span text:style-name="T602"> Stoke the Flame ability</text:span><text:span text:style-name="T600"> </text:span><text:span text:style-name="T599">would deal fire damage </text:span><text:span text:style-name="T603">with an ability</text:span><text:span text:style-name="T599">, </text:span><text:span text:style-name="T604">you can roll a d6. You lose Stamina equal to the roll,</text:span><text:span text:style-name="T605"> </text:span><text:span text:style-name="T606">the ability deals </text:span><text:span text:style-name="T607">extra</text:span><text:span text:style-name="T606"> rolled damage equal to twice your </text:span><text:span text:style-name="T608">Reason</text:span><text:span text:style-name="T606"> score, </text:span><text:span text:style-name="T609">and the ability ignores fire immunity of targets.</text:span></text:p>
        <text:h text:style-name="P339" text:outline-level="2"/>
        <text:h text:style-name="P340" text:outline-level="2"><text:span text:style-name="T610">5</text:span><text:span text:style-name="T587">th</text:span><text:span text:style-name="T527">-Level Features</text:span></text:h>
        <text:p text:style-name="P341">As a <text:span text:style-name="T611">5</text:span><text:span text:style-name="T612">th</text:span><text:span text:style-name="T528">-level </text:span><text:span text:style-name="T129">kiln</text:span>, you gain the following features.</text:p>
        <text:h text:style-name="P342" text:outline-level="3">5th-Level Cadre Feature</text:h>
        <text:p text:style-name="P34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4">Cadre</text:p>
            </table:table-cell>
            <table:table-cell table:style-name="Table78.B1" office:value-type="string">
              <text:p text:style-name="P345">Feature</text:p>
            </table:table-cell>
          </table:table-row>
          <table:table-row>
            <table:table-cell table:style-name="Table78.A2" office:value-type="string">
              <text:p text:style-name="P346">Flameweaver</text:p>
            </table:table-cell>
            <table:table-cell table:style-name="Table78.B2" office:value-type="string">
              <text:p text:style-name="P347">Blur of Heat</text:p>
            </table:table-cell>
          </table:table-row>
          <table:table-row>
            <table:table-cell table:style-name="Table78.A2" office:value-type="string">
              <text:p text:style-name="P348">Hexblaze</text:p>
            </table:table-cell>
            <table:table-cell table:style-name="Table78.B2" office:value-type="string">
              <text:p text:style-name="P349">Eruption</text:p>
            </table:table-cell>
          </table:table-row>
          <table:table-row>
            <table:table-cell table:style-name="Table78.A2" office:value-type="string">
              <text:p text:style-name="P350">Smokewight</text:p>
            </table:table-cell>
            <table:table-cell table:style-name="Table78.B2" office:value-type="string">
              <text:p text:style-name="P351">Sink in Ash</text:p>
            </table:table-cell>
          </table:table-row>
        </table:table>
        <text:h text:style-name="P352" text:outline-level="4">Blur of Heat</text:h>
        <text:p text:style-name="P353"><text:span text:style-name="T613">If</text:span> <text:span text:style-name="T613">the target of your Stoke the Flame ability reduces</text:span> a non-minion creature <text:span text:style-name="T263">to </text:span>0 Stamina <text:span text:style-name="T614">with the triggering ability</text:span>, <text:span text:style-name="T615">you can </text:span><text:span text:style-name="T616">shift</text:span><text:span text:style-name="T617"> up to your speed</text:span><text:span text:style-name="T618">. </text:span><text:span text:style-name="T619">Each enemy that becomes adjacent to you during the move</text:span><text:span text:style-name="T618">ment</text:span><text:span text:style-name="T619"> takes </text:span><text:span text:style-name="T620">2 </text:span><text:span text:style-name="T619">fire damag</text:span><text:span text:style-name="T621">e. </text:span><text:span text:style-name="T622">You can use The Trick is Not Minding That Is Hurts on any of the fire damage dealt separately.</text:span></text:p>
        <text:h text:style-name="P354" text:outline-level="4">Eruption</text:h>
        <text:p text:style-name="P355"><text:span text:style-name="T613">If</text:span> <text:span text:style-name="T613">the target of your Stoke the Flame ability reduces</text:span> a non-minion creature <text:span text:style-name="T263">to </text:span>0 Stamina <text:span text:style-name="T614">with the triggering ability</text:span>, <text:span text:style-name="T615">you can </text:span><text:span text:style-name="T617">move </text:span><text:span text:style-name="T623">a number of squares equal to your Agility score</text:span><text:span text:style-name="T617">. </text:span><text:span text:style-name="T624">At the end of the movement, you can make a </text:span><text:span text:style-name="T625">single</text:span><text:span text:style-name="T624"> </text:span><text:span text:style-name="T626">melee free strike </text:span><text:span text:style-name="T625">that targets all enemies within distance of your melee free strike</text:span><text:span text:style-name="T627">.</text:span></text:p>
        <text:h text:style-name="P356" text:outline-level="4">Sink in Ash</text:h>
        <text:p text:style-name="P357"><text:span text:style-name="T613">If</text:span><text:span text:style-name="T628"> </text:span><text:span text:style-name="T613">the target of your Stoke the Flame ability reduces</text:span><text:span text:style-name="T628"> a non-minion creature </text:span><text:span text:style-name="T629">to </text:span><text:span text:style-name="T628">0 Stamina </text:span><text:span text:style-name="T630">with the triggering ability</text:span><text:span text:style-name="T628">, </text:span><text:span text:style-name="T631">you can </text:span><text:span text:style-name="T617">move up to your speed. </text:span><text:span text:style-name="T632">At the end of the movement, e</text:span><text:span text:style-name="T619">ach enemy that bec</text:span><text:span text:style-name="T632">ame</text:span><text:span text:style-name="T619"> adjacent to you during the move </text:span><text:span text:style-name="T632">is restrained </text:span><text:span text:style-name="T633">(</text:span><text:span text:style-name="T634">EoT</text:span><text:span text:style-name="T633">)</text:span><text:span text:style-name="T632">.</text:span></text:p>
        <text:h text:style-name="P358" text:outline-level="3"><text:span text:style-name="T635">9</text:span><text:span text:style-name="T279">-</text:span><text:span text:style-name="T549">Spark</text:span><text:span text:style-name="T279"> Abilities</text:span></text:h>
        <text:h text:style-name="P359" text:outline-level="3"><text:span text:style-name="T263">Choose one heroic ability from the following options, each of which costs </text:span><text:span text:style-name="T636">9</text:span><text:span text:style-name="T263"> </text:span><text:span text:style-name="T357">spark</text:span><text:span text:style-name="T263"> to use.</text:span></text:h>
        <table:table table:name="Table79" table:style-name="Table79">
          <table:table-column table:style-name="Table79.A"/>
          <table:table-row>
            <table:table-cell table:style-name="Table79.A1" office:value-type="string">
              <text:h text:style-name="P360" text:outline-level="4"><text:span text:style-name="T637">Courage in the Line of Fire</text:span><text:span text:style-name="T340"> </text:span><text:span text:style-name="T285">(</text:span><text:span text:style-name="T638">9</text:span><text:span text:style-name="T285"> Spark)</text:span></text:h>
            </table:table-cell>
          </table:table-row>
          <table:table-row>
            <table:table-cell table:style-name="Table79.A2" office:value-type="string">
              <text:p text:style-name="P361">The <text:span text:style-name="T513">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2"><text:span text:style-name="T639">Area, </text:span><text:span text:style-name="T514">M</text:span><text:span text:style-name="T515">agic</text:span></text:p>
            </table:table-cell>
            <table:table-cell table:style-name="Table80.B1" office:value-type="string">
              <text:p text:style-name="P363">Main action</text:p>
            </table:table-cell>
          </table:table-row>
          <table:table-row>
            <table:table-cell table:style-name="Table80.A2" office:value-type="string">
              <text:p text:style-name="P364"><text:span text:style-name="T640">◣</text:span><text:span text:style-name="T641"> 5</text:span><text:span text:style-name="T642"> x </text:span><text:span text:style-name="T643">2</text:span><text:span text:style-name="T642"> line within 1</text:span></text:p>
            </table:table-cell>
            <table:table-cell table:style-name="Table80.B2" office:value-type="string">
              <text:p text:style-name="P365">◎ <text:span text:style-name="T644">Self and e</text:span><text:span text:style-name="T645">ach </text:span><text:span text:style-name="T646">ally</text:span><text:span text:style-name="T645"> </text:span></text:p>
              <text:p text:style-name="P366">in the area</text:p>
            </table:table-cell>
          </table:table-row>
        </table:table>
        <table:table table:name="Table81" table:style-name="Table81">
          <table:table-column table:style-name="Table81.A"/>
          <table:table-row>
            <table:table-cell table:style-name="Table81.A1" office:value-type="string">
              <text:p text:style-name="P367"><text:span text:style-name="T494">E</text:span><text:span text:style-name="T495">ffect</text:span><text:span text:style-name="T496">: </text:span><text:span text:style-name="T647">Each </text:span><text:span text:style-name="T648">target can</text:span><text:span text:style-name="T647"> end one effect on them that is ended by a saving throw or that ends at the end of their turn, or a prone </text:span><text:span text:style-name="T648">target</text:span><text:span text:style-name="T647"> can stand up.</text:span></text:p>
            </table:table-cell>
          </table:table-row>
          <table:table-row>
            <table:table-cell table:style-name="Table81.A2" office:value-type="string">
              <text:p text:style-name="P367">Power Roll + <text:span text:style-name="T649">Reason</text:span><text:span text:style-name="T309">:</text:span></text:p>
              <text:list xml:id="list123946983401337" text:continue-numbering="true" text:style-name="L4">
                <text:list-item>
                  <text:p text:style-name="P368">11-:<text:span text:style-name="T310"> </text:span><text:span text:style-name="T650">Each target can make a free strike.</text:span></text:p>
                </text:list-item>
                <text:list-item>
                  <text:p text:style-name="P369">12-16: <text:span text:style-name="T650">Each target gains 1 surge and can make a free strike.</text:span></text:p>
                </text:list-item>
                <text:list-item>
                  <text:p text:style-name="P370"><text:span text:style-name="T373">17</text:span><text:span text:style-name="T374">+</text:span><text:span text:style-name="T375">: </text:span><text:span text:style-name="T651">Each target gains 1 surge and can use a strike signature ability.</text:span></text:p>
                </text:list-item>
              </text:list>
            </table:table-cell>
          </table:table-row>
        </table:table>
        <text:h text:style-name="P371" text:outline-level="3"/>
        <table:table table:name="Table82" table:style-name="Table82">
          <table:table-column table:style-name="Table82.A"/>
          <table:table-row>
            <table:table-cell table:style-name="Table82.A1" office:value-type="string">
              <text:h text:style-name="P372" text:outline-level="4"><text:span text:style-name="T652">Ring of Fire</text:span><text:span text:style-name="T340"> </text:span><text:span text:style-name="T285">(</text:span><text:span text:style-name="T638">9</text:span><text:span text:style-name="T285"> Spark)</text:span></text:h>
            </table:table-cell>
          </table:table-row>
          <table:table-row>
            <table:table-cell table:style-name="Table82.A2" office:value-type="string">
              <text:p text:style-name="P373">The <text:span text:style-name="T513">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2"><text:span text:style-name="T639">Area, </text:span><text:span text:style-name="T514">M</text:span><text:span text:style-name="T515">agic</text:span></text:p>
            </table:table-cell>
            <table:table-cell table:style-name="Table83.B1" office:value-type="string">
              <text:p text:style-name="P363">Main action</text:p>
            </table:table-cell>
          </table:table-row>
          <table:table-row>
            <table:table-cell table:style-name="Table83.A2" office:value-type="string">
              <text:p text:style-name="P364"><text:span text:style-name="T653">◣</text:span><text:span text:style-name="T654"> 3 </text:span><text:span text:style-name="T655">b</text:span><text:span text:style-name="T656">urst</text:span></text:p>
            </table:table-cell>
            <table:table-cell table:style-name="Table83.B2" office:value-type="string">
              <text:p text:style-name="P374">◎ <text:span text:style-name="T645">Each enemy in the area</text:span></text:p>
            </table:table-cell>
          </table:table-row>
        </table:table>
        <table:table table:name="Table84" table:style-name="Table84">
          <table:table-column table:style-name="Table84.A"/>
          <table:table-row>
            <table:table-cell table:style-name="Table84.A1" office:value-type="string">
              <text:p text:style-name="P285">Power Roll + <text:span text:style-name="T386">Agility</text:span><text:span text:style-name="T309">:</text:span></text:p>
              <text:list xml:id="list123947739277841" text:continue-numbering="true" text:style-name="L4">
                <text:list-item>
                  <text:p text:style-name="P286">11-:<text:span text:style-name="T310"> </text:span><text:span text:style-name="T657">5</text:span><text:span text:style-name="T658"> fire damage</text:span></text:p>
                </text:list-item>
                <text:list-item>
                  <text:p text:style-name="P286">12-16: <text:span text:style-name="T659">8</text:span><text:span text:style-name="T658"> fire damage</text:span></text:p>
                </text:list-item>
                <text:list-item>
                  <text:p text:style-name="P287"><text:span text:style-name="T373">17</text:span><text:span text:style-name="T374">+</text:span><text:span text:style-name="T375">: </text:span><text:span text:style-name="T660">13</text:span><text:span text:style-name="T661"> fire damage</text:span></text:p>
                </text:list-item>
              </text:list>
            </table:table-cell>
          </table:table-row>
          <table:table-row>
            <table:table-cell table:style-name="Table84.A2" office:value-type="string">
              <text:p text:style-name="P285"><text:span text:style-name="T494">E</text:span><text:span text:style-name="T495">ffect</text:span><text:span text:style-name="T496">: </text:span><text:span text:style-name="T662">Deal additional rolled fire damage equal to twice the distance between you and the target.</text:span></text:p>
            </table:table-cell>
          </table:table-row>
        </table:table>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able:table table:name="Table85" table:style-name="Table85">
          <table:table-column table:style-name="Table85.A"/>
          <table:table-row>
            <table:table-cell table:style-name="Table85.A1" office:value-type="string">
              <text:h text:style-name="P372" text:outline-level="4"><text:span text:style-name="T663">Signal Flare</text:span><text:span text:style-name="T340"> </text:span><text:span text:style-name="T285">(</text:span><text:span text:style-name="T638">9</text:span><text:span text:style-name="T285"> Spark)</text:span></text:h>
            </table:table-cell>
          </table:table-row>
          <table:table-row>
            <table:table-cell table:style-name="Table85.A2" office:value-type="string">
              <text:p text:style-name="P375">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76"><text:span text:style-name="T514">M</text:span><text:span text:style-name="T515">agic</text:span></text:p>
            </table:table-cell>
            <table:table-cell table:style-name="Table86.B1" office:value-type="string">
              <text:p text:style-name="P377">Main action</text:p>
            </table:table-cell>
          </table:table-row>
          <table:table-row>
            <table:table-cell table:style-name="Table86.A2" office:value-type="string">
              <text:p text:style-name="P378"><text:span text:style-name="T108">◣</text:span> <text:span text:style-name="T516">Self</text:span></text:p>
            </table:table-cell>
            <table:table-cell table:style-name="Table86.B2" office:value-type="string">
              <text:p text:style-name="P379">◎ <text:span text:style-name="T517">Self</text:span></text:p>
            </table:table-cell>
          </table:table-row>
        </table:table>
        <table:table table:name="Table87" table:style-name="Table87">
          <table:table-column table:style-name="Table87.A"/>
          <table:table-row>
            <table:table-cell table:style-name="Table87.A1" office:value-type="string">
              <text:p text:style-name="P380"><text:span text:style-name="T450">E</text:span><text:span text:style-name="T664">ffect</text:span><text:span text:style-name="T665">: </text:span><text:span text:style-name="T666">U</text:span></text:p>
            </table:table-cell>
          </table:table-row>
        </table:table>
        <text:h text:style-name="P371" text:outline-level="3"/>
        <table:table table:name="Table88" table:style-name="Table88">
          <table:table-column table:style-name="Table88.A"/>
          <table:table-row>
            <table:table-cell table:style-name="Table88.A1" office:value-type="string">
              <text:h text:style-name="P372" text:outline-level="4"><text:span text:style-name="T663">The Beacons Are Lit!</text:span><text:span text:style-name="T340"> </text:span><text:span text:style-name="T285">(</text:span><text:span text:style-name="T638">9</text:span><text:span text:style-name="T285"> Spark)</text:span></text:h>
            </table:table-cell>
          </table:table-row>
          <table:table-row>
            <table:table-cell table:style-name="Table88.A2" office:value-type="string">
              <text:p text:style-name="P375">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76"><text:span text:style-name="T514">M</text:span><text:span text:style-name="T515">agic, </text:span><text:span text:style-name="T667">Ranged</text:span></text:p>
            </table:table-cell>
            <table:table-cell table:style-name="Table89.B1" office:value-type="string">
              <text:p text:style-name="P381">Maneuver</text:p>
            </table:table-cell>
          </table:table-row>
          <table:table-row>
            <table:table-cell table:style-name="Table89.A2" office:value-type="string">
              <text:p text:style-name="P378"><text:span text:style-name="T108">◣</text:span> <text:span text:style-name="T668">Ranged 10</text:span></text:p>
            </table:table-cell>
            <table:table-cell table:style-name="Table89.B2" office:value-type="string">
              <text:p text:style-name="P379">◎ <text:span text:style-name="T669">Special</text:span></text:p>
            </table:table-cell>
          </table:table-row>
        </table:table>
        <table:table table:name="Table90" table:style-name="Table90">
          <table:table-column table:style-name="Table90.A"/>
          <table:table-row>
            <table:table-cell table:style-name="Table90.A1" office:value-type="string">
              <text:p text:style-name="P382">Power Roll + <text:span text:style-name="T649">Reason</text:span><text:span text:style-name="T309">:</text:span></text:p>
              <text:list text:continue-numbering="true" text:style-name="L4">
                <text:list-item>
                  <text:p text:style-name="P383">11-:<text:span text:style-name="T310"> </text:span><text:span text:style-name="T670">One ally within distance </text:span><text:span text:style-name="T671">is</text:span><text:span text:style-name="T670"> a beacon </text:span><text:span text:style-name="T671">until the end of your next turn.</text:span></text:p>
                </text:list-item>
                <text:list-item>
                  <text:p text:style-name="P384">12-16: <text:span text:style-name="T670">Two allies within distance </text:span><text:span text:style-name="T671">are</text:span><text:span text:style-name="T670"> beacon</text:span><text:span text:style-name="T671">s</text:span><text:span text:style-name="T670"> </text:span><text:span text:style-name="T671">until the end of your next turn.</text:span></text:p>
                </text:list-item>
                <text:list-item>
                  <text:p text:style-name="P385"><text:span text:style-name="T484">17</text:span><text:span text:style-name="T485">+</text:span><text:span text:style-name="T486">: </text:span><text:span text:style-name="T672">Three allies within distance </text:span><text:span text:style-name="T673">are</text:span><text:span text:style-name="T672"> beacon</text:span><text:span text:style-name="T673">s</text:span><text:span text:style-name="T672"> </text:span><text:span text:style-name="T673">until the end of your next turn.</text:span></text:p>
                </text:list-item>
              </text:list>
            </table:table-cell>
          </table:table-row>
          <table:table-row>
            <table:table-cell table:style-name="Table90.A2" office:value-type="string">
              <text:p text:style-name="P386"><text:span text:style-name="T450">E</text:span><text:span text:style-name="T664">ffect</text:span><text:span text:style-name="T665">: </text:span><text:span text:style-name="T674">W</text:span><text:span text:style-name="T675">henever a creature that is a beacon takes damage, you </text:span><text:span text:style-name="T676">or an ally within 10 of the beacon can </text:span><text:span text:style-name="T677">shift up to their speed</text:span><text:span text:style-name="T676"> in a straight line toward the beacon </text:span><text:span text:style-name="T678">and make a melee free strike.</text:span></text:p>
            </table:table-cell>
          </table:table-row>
        </table:table>
        <text:p text:style-name="P387"/>
        <text:h text:style-name="P388" text:outline-level="2"/>
        <text:h text:style-name="P389" text:outline-level="2"><text:span text:style-name="T679">6</text:span><text:span text:style-name="T587">th</text:span><text:span text:style-name="T527">-Level Features</text:span></text:h>
        <text:p text:style-name="Text_20_body"><text:span text:style-name="T680">As a </text:span><text:span text:style-name="T681">6</text:span><text:span text:style-name="T588">th</text:span><text:span text:style-name="T682">-level </text:span><text:span text:style-name="T142">kiln</text:span><text:span text:style-name="T680">, you gain the following features.</text:span></text:p>
        <text:p text:style-name="Horizontal_20_Line"/>
        <text:h text:style-name="Heading_20_3" text:outline-level="3">Effigy</text:h>
        <text:p text:style-name="P390">You choose a victim to serve as a sacrifice to the Undermind. <text:span text:style-name="T683">When an enemy within the distance of your Stoke the Flame ability takes fire damage, you can use a free triggered action to make that creature an effigy until </text:span><text:span text:style-name="T684">either</text:span><text:span text:style-name="T683"> the end of the encounter, you die, you make another creature an effigy, or you willingly end this effect (no action required).</text:span></text:p>
        <text:p text:style-name="P391"><text:span text:style-name="T685">A</text:span>n effigy <text:span text:style-name="T686">takes fire damage equal to </text:span><text:span text:style-name="T687">your </text:span><text:span text:style-name="T688">level</text:span><text:span text:style-name="T689"> at the start of each of their turns. </text:span></text:p>
        <text:p text:style-name="P392">When you or an ally within 1 square of an effigy uses a heroic ability that has a power roll, the ability costs 1 less Heroic Resource.</text:p>
        <text:p text:style-name="Horizontal_20_Line"/>
        <text:h text:style-name="P393" text:outline-level="3">Perk</text:h>
        <text:p text:style-name="P394">You gain a <text:span text:style-name="T594">crafting</text:span>, <text:span text:style-name="T594">lore</text:span>, or <text:span text:style-name="T594">supernatural</text:span> perk of your choice. See <text:span text:style-name="T595">Perks</text:span> <text:span text:style-name="T596">in the Core Rules </text:span>for more information. </text:p>
        <text:p text:style-name="P395"/>
        <text:p text:style-name="P396">6th-Level Cadre Ability</text:p>
        <text:p text:style-name="P397">Your <text:span text:style-name="T690">kiln </text:span>cadre grants your choice of one of two abilities.</text:p>
        <text:h text:style-name="P398" text:outline-level="4"><text:span text:style-name="T691">6th</text:span>-Level Flameweaver Ability</text:h>
        <text:h text:style-name="P399" text:outline-level="3">Choose one of the following abilities.</text:h>
        <text:h text:style-name="P399" text:outline-level="3"/>
        <text:h text:style-name="P399" text:outline-level="3"/>
        <text:h text:style-name="P399" text:outline-level="3"/>
        <text:h text:style-name="P399" text:outline-level="3"/>
        <text:h text:style-name="P399" text:outline-level="3"/>
        <table:table table:name="Table91" table:style-name="Table91">
          <table:table-column table:style-name="Table91.A"/>
          <table:table-row>
            <table:table-cell table:style-name="Table91.A1" office:value-type="string">
              <text:h text:style-name="P400"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1.A2" office:value-type="string">
              <text:p text:style-name="P401">The <text:span text:style-name="T513">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02"><text:span text:style-name="T514">M</text:span><text:span text:style-name="T515">agic</text:span></text:p>
            </table:table-cell>
            <table:table-cell table:style-name="Table92.B1" office:value-type="string">
              <text:p text:style-name="P403">Main action</text:p>
            </table:table-cell>
          </table:table-row>
          <table:table-row>
            <table:table-cell table:style-name="Table92.A2" office:value-type="string">
              <text:p text:style-name="P404"><text:span text:style-name="T108">◣</text:span> <text:span text:style-name="T516">Self</text:span></text:p>
            </table:table-cell>
            <table:table-cell table:style-name="Table92.B2" office:value-type="string">
              <text:p text:style-name="P405">◎ <text:span text:style-name="T517">Self</text:span></text:p>
            </table:table-cell>
          </table:table-row>
        </table:table>
        <table:table table:name="Table93" table:style-name="Table93">
          <table:table-column table:style-name="Table93.A"/>
          <table:table-row>
            <table:table-cell table:style-name="Table93.A1" office:value-type="string">
              <text:p text:style-name="P406"><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07" text:outline-level="3"/>
        <table:table table:name="Table94" table:style-name="Table94">
          <table:table-column table:style-name="Table94.A"/>
          <table:table-row>
            <table:table-cell table:style-name="Table94.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4.A2" office:value-type="string">
              <text:p text:style-name="P409">The <text:span text:style-name="T513">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0"><text:span text:style-name="T514">M</text:span><text:span text:style-name="T515">agic</text:span></text:p>
            </table:table-cell>
            <table:table-cell table:style-name="Table95.B1" office:value-type="string">
              <text:p text:style-name="P411">Main action</text:p>
            </table:table-cell>
          </table:table-row>
          <table:table-row>
            <table:table-cell table:style-name="Table95.A2" office:value-type="string">
              <text:p text:style-name="P412"><text:span text:style-name="T108">◣</text:span> <text:span text:style-name="T516">Self</text:span></text:p>
            </table:table-cell>
            <table:table-cell table:style-name="Table95.B2" office:value-type="string">
              <text:p text:style-name="P413">◎ <text:span text:style-name="T517">Self</text:span></text:p>
            </table:table-cell>
          </table:table-row>
        </table:table>
        <table:table table:name="Table96" table:style-name="Table96">
          <table:table-column table:style-name="Table96.A"/>
          <table:table-row>
            <table:table-cell table:style-name="Table96.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15" text:outline-level="4"/>
        <text:h text:style-name="P416" text:outline-level="4"><text:span text:style-name="T695">6th</text:span>-Level <text:span text:style-name="T695">Hexblaze</text:span> Ability</text:h>
        <text:h text:style-name="P417" text:outline-level="3">Choose one of the following abilities.</text:h>
        <table:table table:name="Table97" table:style-name="Table97">
          <table:table-column table:style-name="Table97.A"/>
          <table:table-row>
            <table:table-cell table:style-name="Table97.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7.A2" office:value-type="string">
              <text:p text:style-name="P409">The <text:span text:style-name="T513">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0"><text:span text:style-name="T514">M</text:span><text:span text:style-name="T515">agic</text:span></text:p>
            </table:table-cell>
            <table:table-cell table:style-name="Table98.B1" office:value-type="string">
              <text:p text:style-name="P411">Main action</text:p>
            </table:table-cell>
          </table:table-row>
          <table:table-row>
            <table:table-cell table:style-name="Table98.A2" office:value-type="string">
              <text:p text:style-name="P412"><text:span text:style-name="T108">◣</text:span> <text:span text:style-name="T516">Self</text:span></text:p>
            </table:table-cell>
            <table:table-cell table:style-name="Table98.B2" office:value-type="string">
              <text:p text:style-name="P413">◎ <text:span text:style-name="T517">Self</text:span></text:p>
            </table:table-cell>
          </table:table-row>
        </table:table>
        <table:table table:name="Table99" table:style-name="Table99">
          <table:table-column table:style-name="Table99.A"/>
          <table:table-row>
            <table:table-cell table:style-name="Table99.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07" text:outline-level="3"/>
        <table:table table:name="Table100" table:style-name="Table100">
          <table:table-column table:style-name="Table100.A"/>
          <table:table-row>
            <table:table-cell table:style-name="Table100.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0.A2" office:value-type="string">
              <text:p text:style-name="P409">The <text:span text:style-name="T513">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0"><text:span text:style-name="T514">M</text:span><text:span text:style-name="T515">agic</text:span></text:p>
            </table:table-cell>
            <table:table-cell table:style-name="Table101.B1" office:value-type="string">
              <text:p text:style-name="P411">Main action</text:p>
            </table:table-cell>
          </table:table-row>
          <table:table-row>
            <table:table-cell table:style-name="Table101.A2" office:value-type="string">
              <text:p text:style-name="P412"><text:span text:style-name="T108">◣</text:span> <text:span text:style-name="T516">Self</text:span></text:p>
            </table:table-cell>
            <table:table-cell table:style-name="Table101.B2" office:value-type="string">
              <text:p text:style-name="P413">◎ <text:span text:style-name="T517">Self</text:span></text:p>
            </table:table-cell>
          </table:table-row>
        </table:table>
        <table:table table:name="Table102" table:style-name="Table102">
          <table:table-column table:style-name="Table102.A"/>
          <table:table-row>
            <table:table-cell table:style-name="Table102.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p text:style-name="Standard"/>
        <text:h text:style-name="P418" text:outline-level="4"/>
        <text:h text:style-name="P419" text:outline-level="4"><text:span text:style-name="T696">6th</text:span>-Level <text:span text:style-name="T696">Smokewight</text:span> Ability</text:h>
        <text:h text:style-name="P420" text:outline-level="3">Choose one of the following abilities.</text:h>
        <table:table table:name="Table103" table:style-name="Table103">
          <table:table-column table:style-name="Table103.A"/>
          <table:table-row>
            <table:table-cell table:style-name="Table103.A1" office:value-type="string">
              <text:h text:style-name="P421"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3.A2" office:value-type="string">
              <text:p text:style-name="P422">The <text:span text:style-name="T513">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23"><text:span text:style-name="T514">M</text:span><text:span text:style-name="T515">agic</text:span></text:p>
            </table:table-cell>
            <table:table-cell table:style-name="Table104.B1" office:value-type="string">
              <text:p text:style-name="P424">Main action</text:p>
            </table:table-cell>
          </table:table-row>
          <table:table-row>
            <table:table-cell table:style-name="Table104.A2" office:value-type="string">
              <text:p text:style-name="P425"><text:span text:style-name="T108">◣</text:span> <text:span text:style-name="T516">Self</text:span></text:p>
            </table:table-cell>
            <table:table-cell table:style-name="Table104.B2" office:value-type="string">
              <text:p text:style-name="P426">◎ <text:span text:style-name="T517">Self</text:span></text:p>
            </table:table-cell>
          </table:table-row>
        </table:table>
        <table:table table:name="Table105" table:style-name="Table105">
          <table:table-column table:style-name="Table105.A"/>
          <table:table-row>
            <table:table-cell table:style-name="Table105.A1" office:value-type="string">
              <text:p text:style-name="P427"><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28" text:outline-level="3"/>
        <table:table table:name="Table106" table:style-name="Table106">
          <table:table-column table:style-name="Table106.A"/>
          <table:table-row>
            <table:table-cell table:style-name="Table106.A1" office:value-type="string">
              <text:h text:style-name="P421"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6.A2" office:value-type="string">
              <text:p text:style-name="P422">The <text:span text:style-name="T513">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23"><text:span text:style-name="T514">M</text:span><text:span text:style-name="T515">agic</text:span></text:p>
            </table:table-cell>
            <table:table-cell table:style-name="Table107.B1" office:value-type="string">
              <text:p text:style-name="P424">Main action</text:p>
            </table:table-cell>
          </table:table-row>
          <table:table-row>
            <table:table-cell table:style-name="Table107.A2" office:value-type="string">
              <text:p text:style-name="P425"><text:span text:style-name="T108">◣</text:span> <text:span text:style-name="T516">Self</text:span></text:p>
            </table:table-cell>
            <table:table-cell table:style-name="Table107.B2" office:value-type="string">
              <text:p text:style-name="P426">◎ <text:span text:style-name="T517">Self</text:span></text:p>
            </table:table-cell>
          </table:table-row>
        </table:table>
        <table:table table:name="Table108" table:style-name="Table108">
          <table:table-column table:style-name="Table108.A"/>
          <table:table-row>
            <table:table-cell table:style-name="Table108.A1" office:value-type="string">
              <text:p text:style-name="P427"><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29" text:outline-level="3"/>
        <text:h text:style-name="P430" text:outline-level="2"/>
        <text:h text:style-name="P431" text:outline-level="2"/>
        <text:h text:style-name="P432" text:outline-level="2"><text:span text:style-name="T697">7</text:span><text:span text:style-name="T587">th</text:span><text:span text:style-name="T527">-Level Features</text:span></text:h>
        <text:h text:style-name="P433" text:outline-level="2"><text:span text:style-name="T698">As a </text:span><text:span text:style-name="T699">7</text:span><text:span text:style-name="T700">th</text:span><text:span text:style-name="T701">-level </text:span><text:span text:style-name="T702">kiln</text:span><text:span text:style-name="T698">, you gain the following features.</text:span></text:h>
        <text:p text:style-name="Horizontal_20_Line"/>
        <text:h text:style-name="P434" text:outline-level="3">Ashbound <text:span text:style-name="T703">Totem</text:span></text:h>
        <text:p text:style-name="P435"><text:span text:style-name="T704">As a respite activity</text:span><text:span text:style-name="T263">, </text:span><text:span text:style-name="T705">y</text:span><text:span text:style-name="T706">ou </text:span><text:span text:style-name="T707">can </text:span><text:span text:style-name="T706">fashion a small wooden totem in the </text:span><text:span text:style-name="T705">likeness of an</text:span><text:span text:style-name="T708"> ally, </text:span><text:span text:style-name="T705">idolizing them</text:span><text:span text:style-name="T706">. </text:span><text:span text:style-name="T709">Any creature who holds the totem </text:span><text:span text:style-name="T710">gains the </text:span><text:span text:style-name="T711">Ashes to Ashes</text:span><text:span text:style-name="T710"> ability</text:span><text:span text:style-name="T712">. When the idolized ally dies, the totem is destroyed </text:span><text:span text:style-name="T713">and</text:span><text:span text:style-name="T712"> the </text:span><text:span text:style-name="T714">ally</text:span><text:span text:style-name="T712"> instead fal</text:span><text:span text:style-name="T715">l</text:span><text:span text:style-name="T714">s</text:span><text:span text:style-name="T712"> unconscious until they regain Stamina. </text:span><text:span text:style-name="T716">These benefits last until </text:span><text:span text:style-name="T717">you finish another respite.</text:span></text:p>
        <table:table table:name="Table116" table:style-name="Table116">
          <table:table-column table:style-name="Table116.A"/>
          <table:table-row>
            <table:table-cell table:style-name="Table116.A1" office:value-type="string">
              <text:h text:style-name="P436" text:outline-level="4">Ashes to Ashes</text:h>
            </table:table-cell>
          </table:table-row>
          <table:table-row>
            <table:table-cell table:style-name="Table116.A2" office:value-type="string">
              <text:p text:style-name="P437"><text:span text:style-name="T198">T</text:span><text:span text:style-name="T718">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8">Magic</text:p>
            </table:table-cell>
            <table:table-cell table:style-name="Table117.B1" office:value-type="string">
              <text:p text:style-name="P439"><text:span text:style-name="T719">Free</text:span><text:span text:style-name="T720"> </text:span>Triggered</text:p>
            </table:table-cell>
          </table:table-row>
          <table:table-row>
            <table:table-cell table:style-name="Table117.A2" office:value-type="string">
              <text:p text:style-name="P440"><text:span text:style-name="T108">◣</text:span> <text:span text:style-name="T710">Self</text:span></text:p>
            </table:table-cell>
            <table:table-cell table:style-name="Table117.B2" office:value-type="string">
              <text:p text:style-name="P441">◎ <text:span text:style-name="T720">Self</text:span></text:p>
            </table:table-cell>
          </table:table-row>
        </table:table>
        <table:table table:name="Table118" table:style-name="Table118">
          <table:table-column table:style-name="Table118.A"/>
          <table:table-row>
            <table:table-cell table:style-name="Table118.A1" office:value-type="string">
              <text:p text:style-name="P440"><text:span text:style-name="T202">Trigger</text:span><text:span text:style-name="T203">: </text:span><text:span text:style-name="T721">The idolized ally ends their turn. The ally can’t have used this ability to start their turn.</text:span></text:p>
            </table:table-cell>
          </table:table-row>
          <table:table-row table:style-name="Table118.2">
            <table:table-cell table:style-name="Table118.A2" office:value-type="string">
              <text:p text:style-name="P440"><text:span text:style-name="T206">Effect</text:span><text:span text:style-name="T207">: </text:span><text:span text:style-name="T722">You take your turn after the triggering ally. </text:span><text:span text:style-name="T723">Additionally, gain the following effect </text:span><text:span text:style-name="T724">based</text:span><text:span text:style-name="T723"> on your cadre:</text:span></text:p>
              <text:list text:style-name="L5">
                <text:list-item>
                  <text:p text:style-name="P442"><text:span text:style-name="T108">Flameweaver:</text:span> <text:span text:style-name="T725">As a move action on your turn, </text:span><text:span text:style-name="T726">as long as </text:span><text:span text:style-name="T727">the idolized ally is</text:span><text:span text:style-name="T726"> on the same manifold </text:span><text:span text:style-name="T728">as you</text:span><text:span text:style-name="T726">,</text:span><text:span text:style-name="T725"> you can teleport to an unoccupied square adjacent to </text:span><text:span text:style-name="T727">them, or </text:span><text:span text:style-name="T729">you</text:span><text:span text:style-name="T727"> can teleport </text:span><text:span text:style-name="T729">them </text:span><text:span text:style-name="T727">to an unoccupied square adjacent to you</text:span><text:span text:style-name="T725">. </text:span></text:p>
                </text:list-item>
                <text:list-item>
                  <text:p text:style-name="P443"><text:span text:style-name="T108">Hexblaze:</text:span> <text:span text:style-name="T730">Gain </text:span><text:span text:style-name="T731">1 spark</text:span><text:span text:style-name="T730">. At the end of your turn, you can </text:span><text:span text:style-name="T731">spend any number of your spark to give equivalent Heroic Resource</text:span><text:span text:style-name="T732">s</text:span><text:span text:style-name="T731"> to the idolized ally.</text:span></text:p>
                </text:list-item>
                <text:list-item>
                  <text:p text:style-name="P444"><text:span text:style-name="T108">Smokewight:</text:span> <text:span text:style-name="T733">At the beginning of your turn, choose any number of effects on the idolized ally that are ended by saving throw. You take on those effects and the ally no longer has the effects.</text:span><text:span text:style-name="T734"> </text:span><text:span text:style-name="T733">For each effect you take, both you and the ally gain +10 temporary Stamina. </text:span><text:span text:style-name="T735">You can immediately attempt </text:span><text:span text:style-name="T736">to save</text:span><text:span text:style-name="T735"> to end each effect.</text:span></text:p>
                </text:list-item>
              </text:list>
            </table:table-cell>
          </table:table-row>
        </table:table>
        <text:p text:style-name="P445"/>
        <text:h text:style-name="P446" text:outline-level="3" text:is-list-header="true"/>
        <text:h text:style-name="P447" text:outline-level="3">Characteristic Increase</text:h>
        <text:p text:style-name="P448">All of your characteristics increase by 1, to a maximum score of 4.</text:p>
        <text:p text:style-name="P449"/>
        <text:h text:style-name="P450" text:outline-level="3">Igniting Sparks</text:h>
        <text:p text:style-name="P451">At the start of each turn of combat, you now gain 1d3 + 1 spark.</text:p>
        <text:p text:style-name="P449"/>
        <text:h text:style-name="P452" text:outline-level="3">Skill Increase</text:h>
        <text:p text:style-name="P453">You gain one skill of your choice.</text:p>
        <text:p text:style-name="P453"/>
        <text:h text:style-name="P454" text:outline-level="2"><text:span text:style-name="T737">8</text:span><text:span text:style-name="T587">th</text:span><text:span text:style-name="T527">-Level Features</text:span></text:h>
        <text:h text:style-name="P455" text:outline-level="2"><text:span text:style-name="T738">As a</text:span><text:span text:style-name="T739">n</text:span><text:span text:style-name="T738"> </text:span><text:span text:style-name="T740">8</text:span><text:span text:style-name="T741">th</text:span><text:span text:style-name="T742">-level </text:span><text:span text:style-name="T743">kiln</text:span><text:span text:style-name="T738">, you gain the following features.</text:span></text:h>
        <text:p text:style-name="P456"/>
        <text:h text:style-name="Heading_20_3" text:outline-level="3">Perk</text:h>
        <text:p text:style-name="P457"><text:span text:style-name="T744">You gain a </text:span><text:span text:style-name="T745">crafting</text:span><text:span text:style-name="T744">, </text:span><text:span text:style-name="T745">lore</text:span><text:span text:style-name="T744">, or </text:span><text:span text:style-name="T745">supernatural</text:span><text:span text:style-name="T744"> perk of your choice. See </text:span><text:span text:style-name="T746">Perks</text:span><text:span text:style-name="T744"> </text:span><text:span text:style-name="T747">in the Core Rules </text:span><text:span text:style-name="T744">for more information. </text:span></text:p>
        <text:p text:style-name="P458"/>
        <text:h text:style-name="P459" text:outline-level="3"><text:span text:style-name="T748">8</text:span>th-Level Cadre Feature</text:h>
        <text:p text:style-name="P460">Your specialization grants you features as shown on the <text:span text:style-name="T748">8</text:span>th-Level Cadre Features table.</text:p>
        <text:h text:style-name="P461" text:outline-level="5"><text:span text:style-name="T748">8</text:span>th-Level Cadre Features</text:h>
        <table:table table:name="Table119" table:style-name="Table119">
          <table:table-column table:style-name="Table119.A"/>
          <table:table-column table:style-name="Table119.B"/>
          <table:table-row>
            <table:table-cell table:style-name="Table119.A1" office:value-type="string">
              <text:p text:style-name="P462">Cadre</text:p>
            </table:table-cell>
            <table:table-cell table:style-name="Table119.B1" office:value-type="string">
              <text:p text:style-name="P463">Feature</text:p>
            </table:table-cell>
          </table:table-row>
          <table:table-row>
            <table:table-cell table:style-name="Table119.A2" office:value-type="string">
              <text:p text:style-name="P464">Flameweaver</text:p>
            </table:table-cell>
            <table:table-cell table:style-name="Table119.B2" office:value-type="string">
              <text:p text:style-name="P465">Fire in the Sky</text:p>
            </table:table-cell>
          </table:table-row>
          <table:table-row>
            <table:table-cell table:style-name="Table119.A2" office:value-type="string">
              <text:p text:style-name="P466">Hexblaze</text:p>
            </table:table-cell>
            <table:table-cell table:style-name="Table119.B2" office:value-type="string">
              <text:p text:style-name="P467">Blast Furnace</text:p>
            </table:table-cell>
          </table:table-row>
          <table:table-row>
            <table:table-cell table:style-name="Table119.A2" office:value-type="string">
              <text:p text:style-name="P468">Smokewight</text:p>
            </table:table-cell>
            <table:table-cell table:style-name="Table119.B2" office:value-type="string">
              <text:p text:style-name="P469">Cauterize</text:p>
            </table:table-cell>
          </table:table-row>
        </table:table>
        <text:p text:style-name="Standard"/>
        <text:h text:style-name="P470" text:outline-level="4">Fire in the Sky</text:h>
        <text:p text:style-name="P471">You can fly. If you can already fly, you have a +2 bonus to speed while flying instead. <text:span text:style-name="T749">When you use Stoke the Flame on a</text:span><text:span text:style-name="T750">n ally</text:span><text:span text:style-name="T749">, th</text:span><text:span text:style-name="T750">ey</text:span><text:span text:style-name="T749"> can fly until the start of </text:span><text:span text:style-name="T751">your</text:span><text:span text:style-name="T749"> next turn.</text:span></text:p>
        <text:h text:style-name="P472" text:outline-level="4">Blast Furnace</text:h>
        <text:p text:style-name="P473">The <text:span text:style-name="T752">maximum number of</text:span> surges you can spend to increase the damage of your abilities increases to <text:span text:style-name="T753">5</text:span>.</text:p>
        <text:h text:style-name="P474" text:outline-level="4">Cauterize</text:h>
        <text:p text:style-name="P475"><text:span text:style-name="T754">Y</text:span><text:span text:style-name="T755">our Stamina increases by </text:span><text:span text:style-name="T756">21</text:span><text:span text:style-name="T755"> and y</text:span><text:span text:style-name="T754">ou </text:span><text:span text:style-name="T757">can’t</text:span><text:span text:style-name="T754"> be made bleeding even while dying. When you use Stoke the Flame on a bleeding </text:span><text:span text:style-name="T758">target</text:span><text:span text:style-name="T754">, you can </text:span><text:span text:style-name="T759">choose to</text:span><text:span text:style-name="T754"> end the bleeding effect on the target </text:span><text:span text:style-name="T760">and the target can spend a Recovery.</text:span></text:p>
        <text:p text:style-name="P476"/>
        <text:h text:style-name="P477" text:outline-level="2"><text:span text:style-name="T761">9</text:span><text:span text:style-name="T587">th</text:span><text:span text:style-name="T527">-Level Features</text:span></text:h>
        <text:p text:style-name="P478"><text:span text:style-name="T680">As a </text:span><text:span text:style-name="T762">9</text:span><text:span text:style-name="T588">th</text:span><text:span text:style-name="T682">-level </text:span><text:span text:style-name="T142">kiln</text:span><text:span text:style-name="T680">, you gain the following features.</text:span></text:p>
        <text:p text:style-name="P479"/>
        <text:h text:style-name="P480" text:outline-level="3">Wicker Man</text:h>
        <text:p text:style-name="P481">You </text:p>
        <text:p text:style-name="P479"/>
        <text:p text:style-name="P482"><text:span text:style-name="T763">9</text:span>th-Level Cadre Ability</text:p>
        <text:p text:style-name="P483">Your <text:span text:style-name="T690">kiln </text:span>cadre grants your choice of one of two abilities.</text:p>
        <text:h text:style-name="P484" text:outline-level="4"><text:span text:style-name="T764">9</text:span><text:span text:style-name="T691">th</text:span>-Level Flameweaver Ability</text:h>
        <text:h text:style-name="P485" text:outline-level="3">Choose one of the following abilities.</text:h>
        <table:table table:name="Table120" table:style-name="Table120">
          <table:table-column table:style-name="Table120.A"/>
          <table:table-row>
            <table:table-cell table:style-name="Table120.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0.A2" office:value-type="string">
              <text:p text:style-name="P487">The <text:span text:style-name="T513">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88"><text:span text:style-name="T514">M</text:span><text:span text:style-name="T515">agic</text:span></text:p>
            </table:table-cell>
            <table:table-cell table:style-name="Table121.B1" office:value-type="string">
              <text:p text:style-name="P489">Main action</text:p>
            </table:table-cell>
          </table:table-row>
          <table:table-row>
            <table:table-cell table:style-name="Table121.A2" office:value-type="string">
              <text:p text:style-name="P490"><text:span text:style-name="T108">◣</text:span> <text:span text:style-name="T516">Self</text:span></text:p>
            </table:table-cell>
            <table:table-cell table:style-name="Table121.B2" office:value-type="string">
              <text:p text:style-name="P491">◎ <text:span text:style-name="T517">Self</text:span></text:p>
            </table:table-cell>
          </table:table-row>
        </table:table>
        <table:table table:name="Table122" table:style-name="Table122">
          <table:table-column table:style-name="Table122.A"/>
          <table:table-row>
            <table:table-cell table:style-name="Table122.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23" table:style-name="Table123">
          <table:table-column table:style-name="Table123.A"/>
          <table:table-row>
            <table:table-cell table:style-name="Table123.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3.A2" office:value-type="string">
              <text:p text:style-name="P487">The <text:span text:style-name="T513">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88"><text:span text:style-name="T514">M</text:span><text:span text:style-name="T515">agic</text:span></text:p>
            </table:table-cell>
            <table:table-cell table:style-name="Table124.B1" office:value-type="string">
              <text:p text:style-name="P489">Main action</text:p>
            </table:table-cell>
          </table:table-row>
          <table:table-row>
            <table:table-cell table:style-name="Table124.A2" office:value-type="string">
              <text:p text:style-name="P490"><text:span text:style-name="T108">◣</text:span> <text:span text:style-name="T516">Self</text:span></text:p>
            </table:table-cell>
            <table:table-cell table:style-name="Table124.B2" office:value-type="string">
              <text:p text:style-name="P491">◎ <text:span text:style-name="T517">Self</text:span></text:p>
            </table:table-cell>
          </table:table-row>
        </table:table>
        <table:table table:name="Table125" table:style-name="Table125">
          <table:table-column table:style-name="Table125.A"/>
          <table:table-row>
            <table:table-cell table:style-name="Table125.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4" text:outline-level="4"/>
        <text:p text:style-name="P495"/>
        <text:p text:style-name="P495"/>
        <text:h text:style-name="P484" text:outline-level="4" text:is-list-header="true"><text:span text:style-name="T764">9</text:span><text:span text:style-name="T695">th</text:span>-Level <text:span text:style-name="T695">Hexblaze</text:span> Ability</text:h>
        <text:h text:style-name="P485" text:outline-level="3">Choose one of the following abilities.</text:h>
        <table:table table:name="Table126" table:style-name="Table126">
          <table:table-column table:style-name="Table126.A"/>
          <table:table-row>
            <table:table-cell table:style-name="Table126.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6.A2" office:value-type="string">
              <text:p text:style-name="P487">The <text:span text:style-name="T513">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88"><text:span text:style-name="T514">M</text:span><text:span text:style-name="T515">agic</text:span></text:p>
            </table:table-cell>
            <table:table-cell table:style-name="Table127.B1" office:value-type="string">
              <text:p text:style-name="P489">Main action</text:p>
            </table:table-cell>
          </table:table-row>
          <table:table-row>
            <table:table-cell table:style-name="Table127.A2" office:value-type="string">
              <text:p text:style-name="P490"><text:span text:style-name="T108">◣</text:span> <text:span text:style-name="T516">Self</text:span></text:p>
            </table:table-cell>
            <table:table-cell table:style-name="Table127.B2" office:value-type="string">
              <text:p text:style-name="P491">◎ <text:span text:style-name="T517">Self</text:span></text:p>
            </table:table-cell>
          </table:table-row>
        </table:table>
        <table:table table:name="Table128" table:style-name="Table128">
          <table:table-column table:style-name="Table128.A"/>
          <table:table-row>
            <table:table-cell table:style-name="Table128.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29" table:style-name="Table129">
          <table:table-column table:style-name="Table129.A"/>
          <table:table-row>
            <table:table-cell table:style-name="Table129.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9.A2" office:value-type="string">
              <text:p text:style-name="P487">The <text:span text:style-name="T513">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88"><text:span text:style-name="T514">M</text:span><text:span text:style-name="T515">agic</text:span></text:p>
            </table:table-cell>
            <table:table-cell table:style-name="Table130.B1" office:value-type="string">
              <text:p text:style-name="P489">Main action</text:p>
            </table:table-cell>
          </table:table-row>
          <table:table-row>
            <table:table-cell table:style-name="Table130.A2" office:value-type="string">
              <text:p text:style-name="P490"><text:span text:style-name="T108">◣</text:span> <text:span text:style-name="T516">Self</text:span></text:p>
            </table:table-cell>
            <table:table-cell table:style-name="Table130.B2" office:value-type="string">
              <text:p text:style-name="P491">◎ <text:span text:style-name="T517">Self</text:span></text:p>
            </table:table-cell>
          </table:table-row>
        </table:table>
        <table:table table:name="Table131" table:style-name="Table131">
          <table:table-column table:style-name="Table131.A"/>
          <table:table-row>
            <table:table-cell table:style-name="Table131.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p text:style-name="P496"/>
        <text:h text:style-name="P497" text:outline-level="4"/>
        <text:h text:style-name="P498" text:outline-level="4"><text:soft-page-break/><text:span text:style-name="T764">9</text:span><text:span text:style-name="T696">th</text:span>-Level <text:span text:style-name="T696">Smokewight</text:span> Ability</text:h>
        <text:h text:style-name="P485" text:outline-level="3">Choose one of the following abilities.</text:h>
        <table:table table:name="Table132" table:style-name="Table132">
          <table:table-column table:style-name="Table132.A"/>
          <table:table-row>
            <table:table-cell table:style-name="Table132.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32.A2" office:value-type="string">
              <text:p text:style-name="P487">The <text:span text:style-name="T513">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88"><text:span text:style-name="T514">M</text:span><text:span text:style-name="T515">agic</text:span></text:p>
            </table:table-cell>
            <table:table-cell table:style-name="Table133.B1" office:value-type="string">
              <text:p text:style-name="P489">Main action</text:p>
            </table:table-cell>
          </table:table-row>
          <table:table-row>
            <table:table-cell table:style-name="Table133.A2" office:value-type="string">
              <text:p text:style-name="P490"><text:span text:style-name="T108">◣</text:span> <text:span text:style-name="T516">Self</text:span></text:p>
            </table:table-cell>
            <table:table-cell table:style-name="Table133.B2" office:value-type="string">
              <text:p text:style-name="P491">◎ <text:span text:style-name="T517">Self</text:span></text:p>
            </table:table-cell>
          </table:table-row>
        </table:table>
        <table:table table:name="Table134" table:style-name="Table134">
          <table:table-column table:style-name="Table134.A"/>
          <table:table-row>
            <table:table-cell table:style-name="Table134.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35" table:style-name="Table135">
          <table:table-column table:style-name="Table135.A"/>
          <table:table-row>
            <table:table-cell table:style-name="Table135.A1" office:value-type="string">
              <text:h text:style-name="P499"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35.A2" office:value-type="string">
              <text:p text:style-name="P487">The <text:span text:style-name="T513">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88"><text:span text:style-name="T514">M</text:span><text:span text:style-name="T515">agic</text:span></text:p>
            </table:table-cell>
            <table:table-cell table:style-name="Table136.B1" office:value-type="string">
              <text:p text:style-name="P489">Main action</text:p>
            </table:table-cell>
          </table:table-row>
          <table:table-row>
            <table:table-cell table:style-name="Table136.A2" office:value-type="string">
              <text:p text:style-name="P490"><text:span text:style-name="T108">◣</text:span> <text:span text:style-name="T516">Self</text:span></text:p>
            </table:table-cell>
            <table:table-cell table:style-name="Table136.B2" office:value-type="string">
              <text:p text:style-name="P491">◎ <text:span text:style-name="T517">Self</text:span></text:p>
            </table:table-cell>
          </table:table-row>
        </table:table>
        <table:table table:name="Table137" table:style-name="Table137">
          <table:table-column table:style-name="Table137.A"/>
          <table:table-row>
            <table:table-cell table:style-name="Table137.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500" text:outline-level="3"/>
        <text:h text:style-name="P501" text:outline-level="2"/>
        <text:p text:style-name="P502"/>
        <text:p text:style-name="P502"/>
        <text:p text:style-name="P502"/>
        <text:p text:style-name="P502"/>
        <text:p text:style-name="P502"/>
        <text:p text:style-name="P502"/>
        <text:p text:style-name="P502"/>
        <text:h text:style-name="P503" text:outline-level="2"/>
        <text:h text:style-name="P504" text:outline-level="2"><text:span text:style-name="T766">Talisman</text:span> Kits</text:h>
        <text:p text:style-name="P505">Your unique training granted you familiarity with tools many find unnatural: talismans, <text:span text:style-name="T767">a variety of which can each be prepared with a </text:span><text:span text:style-name="T768">respective</text:span><text:span text:style-name="T767"> kit. You can swap your </text:span><text:span text:style-name="T769">talisman</text:span><text:span text:style-name="T767"> kit out </text:span><text:span text:style-name="T770">for another talisman kit </text:span><text:span text:style-name="T767">during a Respite.</text:span></text:p>
        <text:h text:style-name="P506" text:outline-level="3">Hawthorn</text:h>
        <text:p text:style-name="P507"><text:span text:style-name="T771">Hawthorn wreaths the entrance to Arcadia with red berries and sharp thorns. </text:span><text:span text:style-name="T142">Y</text:span><text:span text:style-name="T772">our talismans </text:span><text:span text:style-name="T773">grant you</text:span><text:span text:style-name="T772"> the ability to ensnare, burden, and wrest vitality out of </text:span><text:span text:style-name="T774">your</text:span><text:span text:style-name="T772"> victims.</text:span></text:p>
        <text:h text:style-name="P508" text:outline-level="4"><text:span text:style-name="T775">Hawthorn</text:span><text:span text:style-name="T776"> Maneuver</text:span></text:h>
        <table:table table:name="Table39" table:style-name="Table39">
          <table:table-column table:style-name="Table39.A"/>
          <table:table-row>
            <table:table-cell table:style-name="Table39.A1" office:value-type="string">
              <text:h text:style-name="P509" text:outline-level="4"><text:span text:style-name="T777">P</text:span>ut Down Roots</text:h>
            </table:table-cell>
          </table:table-row>
          <table:table-row>
            <table:table-cell table:style-name="Table39.A2" office:value-type="string">
              <text:p text:style-name="P510"><text:span text:style-name="T778">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11"><text:span text:style-name="T779">Area, </text:span>Magic</text:p>
            </table:table-cell>
            <table:table-cell table:style-name="Table40.B1" office:value-type="string">
              <text:p text:style-name="P512">Maneuver</text:p>
            </table:table-cell>
          </table:table-row>
          <table:table-row>
            <table:table-cell table:style-name="Table40.A2" office:value-type="string">
              <text:p text:style-name="P513"><text:span text:style-name="T108">◣</text:span> <text:span text:style-name="T780">1 </text:span><text:span text:style-name="T781">burst</text:span></text:p>
            </table:table-cell>
            <table:table-cell table:style-name="Table40.B2" office:value-type="string">
              <text:p text:style-name="P514">◎ <text:span text:style-name="T782">Self</text:span></text:p>
            </table:table-cell>
          </table:table-row>
        </table:table>
        <table:table table:name="Table41" table:style-name="Table41">
          <table:table-column table:style-name="Table41.A"/>
          <table:table-row>
            <table:table-cell table:style-name="Table41.A1" office:value-type="string">
              <text:p text:style-name="P515"><text:span text:style-name="T783">E</text:span><text:span text:style-name="T784">ffect</text:span><text:span text:style-name="T785">: </text:span><text:span text:style-name="T786">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16"><text:span text:style-name="T787">Enkindled</text:span><text:span text:style-name="T785">: </text:span><text:span text:style-name="T788">You and a</text:span><text:span text:style-name="T786">llies in the area can spend a Recovery.</text:span></text:p>
            </table:table-cell>
          </table:table-row>
          <table:table-row>
            <table:table-cell table:style-name="Table41.A2" office:value-type="string">
              <text:p text:style-name="P517"><text:span text:style-name="T789">S</text:span><text:span text:style-name="T790">pend 1+ Spark</text:span><text:span text:style-name="T786">: </text:span><text:span text:style-name="T791">For each spark you spend, the burst’s size is increased by 1 and your stability is further increased by 1 until the start of your next turn.</text:span></text:p>
            </table:table-cell>
          </table:table-row>
        </table:table>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518" text:outline-level="4"><text:span text:style-name="T792">Hawthorn</text:span><text:span text:style-name="T793"> Signature </text:span><text:span text:style-name="T794">Action</text:span></text:h>
        <table:table table:name="Table56" table:style-name="Table56">
          <table:table-column table:style-name="Table56.A"/>
          <table:table-row>
            <table:table-cell table:style-name="Table56.A1" office:value-type="string">
              <text:h text:style-name="P519" text:outline-level="4">Untame the Land</text:h>
            </table:table-cell>
          </table:table-row>
          <table:table-row>
            <table:table-cell table:style-name="Table56.A2" office:value-type="string">
              <text:p text:style-name="P520"><text:span text:style-name="T795">Your</text:span> talisman<text:span text:style-name="T795">s</text:span> imbue you with a <text:span text:style-name="T796">vivid </text:span>memory of the wode before <text:span text:style-name="T797">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21"><text:span text:style-name="T798">Area, </text:span>Magic</text:p>
            </table:table-cell>
            <table:table-cell table:style-name="Table34.B1" office:value-type="string">
              <text:p text:style-name="P522">Main action</text:p>
            </table:table-cell>
          </table:table-row>
          <table:table-row>
            <table:table-cell table:style-name="Table34.A2" office:value-type="string">
              <text:p text:style-name="P523"><text:span text:style-name="T108">◣</text:span> <text:span text:style-name="T799">2 burst</text:span></text:p>
            </table:table-cell>
            <table:table-cell table:style-name="Table34.B2" office:value-type="string">
              <text:p text:style-name="P524">◎ <text:span text:style-name="T800">All enemies</text:span></text:p>
            </table:table-cell>
          </table:table-row>
        </table:table>
        <table:table table:name="Table57" table:style-name="Table57">
          <table:table-column table:style-name="Table57.A"/>
          <table:table-row>
            <table:table-cell table:style-name="Table57.A1" office:value-type="string">
              <text:p text:style-name="P525">Power Roll + <text:span text:style-name="T309">Reason:</text:span></text:p>
              <text:list text:style-name="L6">
                <text:list-item>
                  <text:p text:style-name="P526">11-:<text:span text:style-name="T310"> </text:span><text:span text:style-name="T801">2</text:span><text:span text:style-name="T802"> </text:span><text:span text:style-name="T803">poison </text:span><text:span text:style-name="T315">damage</text:span></text:p>
                </text:list-item>
                <text:list-item>
                  <text:p text:style-name="P526">12-16: <text:span text:style-name="T804">3</text:span><text:span text:style-name="T805"> </text:span><text:span text:style-name="T806">poison </text:span><text:span text:style-name="T315">damage; pull </text:span><text:span text:style-name="T807">1</text:span></text:p>
                </text:list-item>
                <text:list-item>
                  <text:p text:style-name="P527">17<text:span text:style-name="T318">+</text:span>:<text:span text:style-name="T310"> </text:span><text:span text:style-name="T808">5</text:span><text:span text:style-name="T802"> </text:span><text:span text:style-name="T803">poison </text:span><text:span text:style-name="T315">damage; pull </text:span><text:span text:style-name="T809">1</text:span><text:span text:style-name="T315">; </text:span><text:span text:style-name="T810">restrained (EoT)</text:span></text:p>
                </text:list-item>
              </text:list>
            </table:table-cell>
          </table:table-row>
          <table:table-row>
            <table:table-cell table:style-name="Table57.A2" office:value-type="string">
              <text:p text:style-name="P528"><text:span text:style-name="T787">Enkindled</text:span><text:span text:style-name="T785">: </text:span><text:span text:style-name="T786">The pull effect on tier 2 and tier 3 outcomes changes to vertical pull and the distance of the pull is increased by your Reason.</text:span></text:p>
            </table:table-cell>
          </table:table-row>
        </table:table>
        <text:p text:style-name="Standard"/>
        <text:h text:style-name="P529" text:outline-level="4"><text:span text:style-name="T811">Hawthorn </text:span><text:span text:style-name="T812">Stoke the Flame</text:span><text:span text:style-name="T813"> Effects</text:span></text:h>
        <table:table table:name="Table33" table:style-name="Table33">
          <table:table-column table:style-name="Table33.A"/>
          <table:table-column table:style-name="Table33.B"/>
          <table:table-row>
            <table:table-cell table:style-name="Table33.A1" office:value-type="string">
              <text:p text:style-name="P530">Talisman</text:p>
            </table:table-cell>
            <table:table-cell table:style-name="Table33.B1" office:value-type="string">
              <text:p text:style-name="P531"><text:span text:style-name="T814">Stoke the Flame</text:span><text:span text:style-name="T815"> </text:span>Effect</text:p>
            </table:table-cell>
          </table:table-row>
          <table:table-row>
            <table:table-cell table:style-name="Table33.A1" office:value-type="string">
              <text:p text:style-name="P532">Berkanan</text:p>
            </table:table-cell>
            <table:table-cell table:style-name="Table33.B1" office:value-type="string">
              <text:p text:style-name="P533">An enemy within 2 squares of one of the targets of the ability is grabbed by a target of the ability. The grab cannot be ended by the grabber.</text:p>
            </table:table-cell>
          </table:table-row>
          <table:table-row>
            <table:table-cell table:style-name="Table33.A3" office:value-type="string">
              <text:p text:style-name="P532">Eihwaz</text:p>
            </table:table-cell>
            <table:table-cell table:style-name="Table33.B3" office:value-type="string">
              <text:p text:style-name="P534">The target gains a surge. If the target uses 3 <text:span text:style-name="T816">or more</text:span> surges to increase the damage of the ability, the target <text:span text:style-name="T817">of the ability</text:span> is bleeding <text:span text:style-name="T818">or slowed </text:span>(save ends).</text:p>
            </table:table-cell>
          </table:table-row>
          <table:table-row>
            <table:table-cell table:style-name="Table33.A3" office:value-type="string">
              <text:p text:style-name="P532">Thurisaz</text:p>
            </table:table-cell>
            <table:table-cell table:style-name="Table33.B3" office:value-type="string">
              <text:p text:style-name="P535">After using the ability, the target can end one condition or effect on them that is ended by a saving throw or that ends at the end of their turn.</text:p>
            </table:table-cell>
          </table:table-row>
        </table:table>
        <text:h text:style-name="P536" text:outline-level="4"/>
        <text:h text:style-name="P537" text:outline-level="3">Rosewood</text:h>
        <text:p text:style-name="P507"><text:span text:style-name="T819">Rosewood is </text:span><text:span text:style-name="T820">a favorite of troubadours in the construction of their most powerful instruments</text:span><text:span text:style-name="T819">. </text:span><text:span text:style-name="T142">Y</text:span><text:span text:style-name="T772">our talismans </text:span><text:span text:style-name="T821">grant you</text:span><text:span text:style-name="T772"> the ability to </text:span><text:span text:style-name="T822">amplify </text:span><text:span text:style-name="T823">and </text:span><text:span text:style-name="T824">echo</text:span><text:span text:style-name="T822"> </text:span><text:span text:style-name="T823">your allies</text:span><text:span text:style-name="T772">, and </text:span><text:span text:style-name="T825">terrify </text:span><text:span text:style-name="T826">your enemies</text:span><text:span text:style-name="T822">.</text:span></text:p>
        <text:h text:style-name="P538" text:outline-level="4"><text:span text:style-name="T827">R</text:span><text:span text:style-name="T776">osewood Maneuver</text:span></text:h>
        <table:table table:name="Table35" table:style-name="Table35">
          <table:table-column table:style-name="Table35.A"/>
          <table:table-row>
            <table:table-cell table:style-name="Table35.A1" office:value-type="string">
              <text:h text:style-name="P539" text:outline-level="4">Speed of Sound</text:h>
            </table:table-cell>
          </table:table-row>
          <table:table-row>
            <table:table-cell table:style-name="Table35.A2" office:value-type="string">
              <text:p text:style-name="P540">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41"><text:span text:style-name="T828">Area, </text:span>Magic</text:p>
            </table:table-cell>
            <table:table-cell table:style-name="Table36.B1" office:value-type="string">
              <text:p text:style-name="P542">Maneuver</text:p>
            </table:table-cell>
          </table:table-row>
          <table:table-row>
            <table:table-cell table:style-name="Table36.A2" office:value-type="string">
              <text:p text:style-name="P543"><text:span text:style-name="T108">◣</text:span> <text:span text:style-name="T829">1 burst</text:span></text:p>
            </table:table-cell>
            <table:table-cell table:style-name="Table36.B2" office:value-type="string">
              <text:p text:style-name="P544">◎ <text:span text:style-name="T830">All enemies</text:span></text:p>
            </table:table-cell>
          </table:table-row>
        </table:table>
        <table:table table:name="Table38" table:style-name="Table38">
          <table:table-column table:style-name="Table38.A"/>
          <table:table-row>
            <table:table-cell table:style-name="Table38.A1" office:value-type="string">
              <text:p text:style-name="P515"><text:span text:style-name="T783">E</text:span><text:span text:style-name="T784">ffect</text:span><text:span text:style-name="T785">: </text:span><text:span text:style-name="T831">You teleport up to </text:span><text:span text:style-name="T832">3</text:span><text:span text:style-name="T831">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45"><text:span text:style-name="T833">Enkindled</text:span><text:span text:style-name="T785">: </text:span><text:span text:style-name="T831">Until the end of </text:span><text:span text:style-name="T834">the</text:span><text:span text:style-name="T831"> round, as a free triggered action, after you use an ability, you can swap places with your afterimage.</text:span></text:p>
            </table:table-cell>
          </table:table-row>
          <table:table-row>
            <table:table-cell table:style-name="Table38.A3" office:value-type="string">
              <text:p text:style-name="P546"><text:span text:style-name="T789">S</text:span><text:span text:style-name="T835">pend </text:span><text:span text:style-name="T790">1+ </text:span><text:span text:style-name="T835">Spark</text:span><text:span text:style-name="T831">: </text:span><text:span text:style-name="T836">You teleport 1 additional square for each spark you spend.</text:span></text:p>
            </table:table-cell>
          </table:table-row>
        </table:table>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547" text:outline-level="4"><text:span text:style-name="T827">R</text:span><text:span text:style-name="T793">osewood Signature </text:span><text:span text:style-name="T794">Action</text:span></text:h>
        <table:table table:name="Table3" table:style-name="Table3">
          <table:table-column table:style-name="Table3.A"/>
          <table:table-row>
            <table:table-cell table:style-name="Table3.A1" office:value-type="string">
              <text:h text:style-name="P548" text:outline-level="4">Resonate</text:h>
            </table:table-cell>
          </table:table-row>
          <table:table-row>
            <table:table-cell table:style-name="Table3.A2" office:value-type="string">
              <text:p text:style-name="P549"><text:span text:style-name="T837">Your </text:span>talisman<text:span text:style-name="T837">s</text:span> imbue you with <text:span text:style-name="T838">the resonance of a </text:span><text:span text:style-name="T839">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0"><text:span text:style-name="T798">Area, </text:span>Magic</text:p>
            </table:table-cell>
            <table:table-cell table:style-name="Table15.B1" office:value-type="string">
              <text:p text:style-name="P551">Main action</text:p>
            </table:table-cell>
          </table:table-row>
          <table:table-row>
            <table:table-cell table:style-name="Table15.A2" office:value-type="string">
              <text:p text:style-name="P552"><text:span text:style-name="T108">◣</text:span> <text:span text:style-name="T799">2 burst</text:span></text:p>
            </table:table-cell>
            <table:table-cell table:style-name="Table15.B2" office:value-type="string">
              <text:p text:style-name="P553">◎ <text:span text:style-name="T800">All enemies</text:span></text:p>
            </table:table-cell>
          </table:table-row>
        </table:table>
        <table:table table:name="Table25" table:style-name="Table25">
          <table:table-column table:style-name="Table25.A"/>
          <table:table-row>
            <table:table-cell table:style-name="Table25.A1" office:value-type="string">
              <text:p text:style-name="P554">Power Roll + <text:span text:style-name="T840">Reason</text:span><text:span text:style-name="T309">:</text:span></text:p>
              <text:list xml:id="list336687655" text:style-name="L7">
                <text:list-item>
                  <text:p text:style-name="P555">11-:<text:span text:style-name="T310"> </text:span><text:span text:style-name="T841">2</text:span><text:span text:style-name="T842"> </text:span><text:span text:style-name="T843">sonic </text:span><text:span text:style-name="T315">damage; </text:span><text:span text:style-name="T844">R &lt; weak</text:span><text:span text:style-name="T845">, slowed (save ends)</text:span></text:p>
                </text:list-item>
                <text:list-item>
                  <text:p text:style-name="P556">12-16:<text:span text:style-name="T846"> </text:span><text:span text:style-name="T847">3</text:span><text:span text:style-name="T842"> </text:span><text:span text:style-name="T843">sonic </text:span><text:span text:style-name="T315">damage; </text:span><text:span text:style-name="T844">R &lt; </text:span><text:span text:style-name="T848">average</text:span><text:span text:style-name="T845">, </text:span><text:span text:style-name="T849">slowed</text:span><text:span text:style-name="T850"> (</text:span><text:span text:style-name="T851">save</text:span><text:span text:style-name="T850"> ends)</text:span></text:p>
                </text:list-item>
                <text:list-item>
                  <text:p text:style-name="P556">17<text:span text:style-name="T318">+</text:span>: <text:span text:style-name="T852">5 </text:span><text:span text:style-name="T853">sonic </text:span><text:span text:style-name="T315">damage; </text:span><text:span text:style-name="T844">R &lt; </text:span><text:span text:style-name="T848">strong</text:span><text:span text:style-name="T845">, </text:span><text:span text:style-name="T849">slowed</text:span><text:span text:style-name="T850"> (</text:span><text:span text:style-name="T851">save</text:span><text:span text:style-name="T850"> ends)</text:span></text:p>
                </text:list-item>
              </text:list>
            </table:table-cell>
          </table:table-row>
          <table:table-row>
            <table:table-cell table:style-name="Table25.A2" office:value-type="string">
              <text:p text:style-name="P557"><text:span text:style-name="T833">Enkindled</text:span><text:span text:style-name="T785">: </text:span><text:span text:style-name="T831">For each target, you can choose to replace the slowed effect with dazed (EoT).</text:span></text:p>
            </table:table-cell>
          </table:table-row>
        </table:table>
        <text:p text:style-name="Standard"/>
        <text:h text:style-name="P558" text:outline-level="4"><text:span text:style-name="T827">R</text:span><text:span text:style-name="T854">osewood </text:span><text:span text:style-name="T827">Stoke the Flame</text:span><text:span text:style-name="T855"> </text:span><text:span text:style-name="T856">Effects</text:span></text:h>
        <table:table table:name="Table32" table:style-name="Table32">
          <table:table-column table:style-name="Table32.A"/>
          <table:table-column table:style-name="Table32.B"/>
          <table:table-row>
            <table:table-cell table:style-name="Table32.A1" office:value-type="string">
              <text:p text:style-name="P559">Talisman</text:p>
            </table:table-cell>
            <table:table-cell table:style-name="Table32.B1" office:value-type="string">
              <text:p text:style-name="P560"><text:span text:style-name="T814">Stoke the Flame</text:span><text:span text:style-name="T815"> </text:span>Effect</text:p>
            </table:table-cell>
          </table:table-row>
          <table:table-row>
            <table:table-cell table:style-name="Table32.A1" office:value-type="string">
              <text:p text:style-name="P561">Fehu</text:p>
            </table:table-cell>
            <table:table-cell table:style-name="Table32.B1" office:value-type="string">
              <text:p text:style-name="P562">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61">Othalan</text:p>
            </table:table-cell>
            <table:table-cell table:style-name="Table32.B3" office:value-type="string">
              <text:p text:style-name="P563">The target gains a surge. If the target uses 3 <text:span text:style-name="T816">or more</text:span> surges to increase the damage of the ability, they can additionally make a free strike after the ability.</text:p>
            </table:table-cell>
          </table:table-row>
          <table:table-row>
            <table:table-cell table:style-name="Table32.A3" office:value-type="string">
              <text:p text:style-name="P561">Uruz</text:p>
            </table:table-cell>
            <table:table-cell table:style-name="Table32.B3" office:value-type="string">
              <text:p text:style-name="P564">If <text:span text:style-name="T857">a</text:span><text:span text:style-name="T858"> target of the </text:span><text:span text:style-name="T859">ability</text:span><text:span text:style-name="T858"> is</text:span><text:span text:style-name="T860"> </text:span><text:span text:style-name="T861">already </text:span><text:span text:style-name="T862">dazed </text:span><text:span text:style-name="T861">or slowed</text:span><text:span text:style-name="T858">, </text:span><text:span text:style-name="T863">the </text:span><text:span text:style-name="T864">ability</text:span><text:span text:style-name="T863"> has an edge </text:span><text:span text:style-name="T864">on its power roll</text:span><text:span text:style-name="T863">. All enemies adjacent to the target</text:span><text:span text:style-name="T865"> </text:span><text:span text:style-name="T866">are</text:span><text:span text:style-name="T865"> </text:span><text:span text:style-name="T867">P &lt; average</text:span><text:span text:style-name="T868"> </text:span><text:span text:style-name="T866">weakened</text:span><text:span text:style-name="T858"> (</text:span><text:span text:style-name="T869">EoT</text:span><text:span text:style-name="T858">). </text:span></text:p>
            </table:table-cell>
          </table:table-row>
        </table:table>
        <text:h text:style-name="P565" text:outline-level="3">Hazel</text:h>
        <text:p text:style-name="P566"><text:span text:style-name="T870">Hazel</text:span><text:span text:style-name="T819"> is </text:span><text:span text:style-name="T820">a favorite of </text:span><text:span text:style-name="T871">elementalists and wizards in the construction of their most potent implements</text:span><text:span text:style-name="T819">. </text:span><text:span text:style-name="T142">Y</text:span><text:span text:style-name="T772">our talismans </text:span><text:span text:style-name="T821">grant you</text:span><text:span text:style-name="T772"> the ability to </text:span><text:span text:style-name="T872">anticipate the future</text:span><text:span text:style-name="T870"> and discern </text:span><text:span text:style-name="T873">illusion from reality.</text:span></text:p>
        <text:h text:style-name="P567" text:outline-level="4"><text:span text:style-name="T874">Hazel</text:span><text:span text:style-name="T776"> Maneuver</text:span></text:h>
        <table:table table:name="Table109" table:style-name="Table109">
          <table:table-column table:style-name="Table109.A"/>
          <table:table-row>
            <table:table-cell table:style-name="Table109.A1" office:value-type="string">
              <text:h text:style-name="P568" text:outline-level="4"><text:span text:style-name="T875">Shiver with </text:span>Anticipation</text:h>
            </table:table-cell>
          </table:table-row>
          <table:table-row>
            <table:table-cell table:style-name="Table109.A2" office:value-type="string">
              <text:p text:style-name="P569">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0"><text:span text:style-name="T828">Area, </text:span>Magic</text:p>
            </table:table-cell>
            <table:table-cell table:style-name="Table110.B1" office:value-type="string">
              <text:p text:style-name="P571">Maneuver</text:p>
            </table:table-cell>
          </table:table-row>
          <table:table-row>
            <table:table-cell table:style-name="Table110.A2" office:value-type="string">
              <text:p text:style-name="P572"><text:span text:style-name="T108">◣</text:span> <text:span text:style-name="T829">1 burst</text:span></text:p>
            </table:table-cell>
            <table:table-cell table:style-name="Table110.B2" office:value-type="string">
              <text:p text:style-name="P573">◎ <text:span text:style-name="T830">All enemies</text:span></text:p>
            </table:table-cell>
          </table:table-row>
        </table:table>
        <table:table table:name="Table111" table:style-name="Table111">
          <table:table-column table:style-name="Table111.A"/>
          <table:table-row>
            <table:table-cell table:style-name="Table111.A1" office:value-type="string">
              <text:p text:style-name="P574"><text:span text:style-name="T783">E</text:span><text:span text:style-name="T784">ffect</text:span><text:span text:style-name="T785">:</text:span><text:span text:style-name="T831"> </text:span><text:span text:style-name="T876">Each target is</text:span><text:span text:style-name="T877"> I &lt; average </text:span><text:span text:style-name="T876">weakened. Once before the start of your next turn</text:span><text:span text:style-name="T788">, </text:span><text:span text:style-name="T876">whenever any target takes a triggered action or a free triggered action, you can make a free strike against the target first. The free strike deals extra psychic damage equal to </text:span><text:span text:style-name="T878">the number of targets.</text:span></text:p>
            </table:table-cell>
          </table:table-row>
          <table:table-row>
            <table:table-cell table:style-name="Table111.A1" office:value-type="string">
              <text:p text:style-name="P575"><text:span text:style-name="T833">Enkindled</text:span><text:span text:style-name="T785">:</text:span><text:span text:style-name="T831"> </text:span><text:span text:style-name="T788">Ability rolls made against each ally in the area have a bane until the start of the ally’s turn.</text:span></text:p>
            </table:table-cell>
          </table:table-row>
          <table:table-row>
            <table:table-cell table:style-name="Table111.A3" office:value-type="string">
              <text:p text:style-name="P576"><text:span text:style-name="T789">S</text:span><text:span text:style-name="T835">pend </text:span><text:span text:style-name="T790">1+ </text:span><text:span text:style-name="T835">Spark</text:span><text:span text:style-name="T831">: </text:span><text:span text:style-name="T791">For each spark you spend, the burst’s size is increased by 1 </text:span><text:span text:style-name="T788">and </text:span><text:span text:style-name="T879">the </text:span><text:span text:style-name="T880">potency is increased by 1.</text:span></text:p>
            </table:table-cell>
          </table:table-row>
        </table:table>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578" text:outline-level="4"><text:span text:style-name="T881">Hazel</text:span><text:span text:style-name="T793"> Signature </text:span><text:span text:style-name="T794">Action</text:span></text:h>
        <table:table table:name="Table112" table:style-name="Table112">
          <table:table-column table:style-name="Table112.A"/>
          <table:table-row>
            <table:table-cell table:style-name="Table112.A1" office:value-type="string">
              <text:h text:style-name="P579" text:outline-level="4">Peer Beyond the Veil</text:h>
            </table:table-cell>
          </table:table-row>
          <table:table-row>
            <table:table-cell table:style-name="Table112.A2" office:value-type="string">
              <text:p text:style-name="P580">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81"><text:span text:style-name="T798">Area, </text:span>Magic</text:p>
            </table:table-cell>
            <table:table-cell table:style-name="Table113.B1" office:value-type="string">
              <text:p text:style-name="P582">Main action</text:p>
            </table:table-cell>
          </table:table-row>
          <table:table-row>
            <table:table-cell table:style-name="Table113.A2" office:value-type="string">
              <text:p text:style-name="P583"><text:span text:style-name="T108">◣</text:span> <text:span text:style-name="T799">2 burst</text:span></text:p>
            </table:table-cell>
            <table:table-cell table:style-name="Table113.B2" office:value-type="string">
              <text:p text:style-name="P584">◎ <text:span text:style-name="T800">All enemies</text:span></text:p>
            </table:table-cell>
          </table:table-row>
        </table:table>
        <table:table table:name="Table114" table:style-name="Table114">
          <table:table-column table:style-name="Table114.A"/>
          <table:table-row>
            <table:table-cell table:style-name="Table114.A1" office:value-type="string">
              <text:p text:style-name="P585"><text:span text:style-name="T882">Effect</text:span><text:span text:style-name="T785">: </text:span><text:span text:style-name="T883">Targets of this ability do not need to be within line of effect. </text:span><text:span text:style-name="T884">Hidden enemies in the area are automatically revealed.</text:span></text:p>
            </table:table-cell>
          </table:table-row>
          <table:table-row>
            <table:table-cell table:style-name="Table114.A2" office:value-type="string">
              <text:p text:style-name="P586">Power Roll + <text:span text:style-name="T840">Reason</text:span><text:span text:style-name="T309">:</text:span></text:p>
              <text:list text:continue-numbering="true" text:style-name="L7">
                <text:list-item>
                  <text:p text:style-name="P587">11-:<text:span text:style-name="T310"> </text:span><text:span text:style-name="T841">2</text:span><text:span text:style-name="T842"> </text:span><text:span text:style-name="T885">psychic</text:span><text:span text:style-name="T843"> </text:span><text:span text:style-name="T315">damage</text:span></text:p>
                </text:list-item>
                <text:list-item>
                  <text:p text:style-name="P588">12-16:<text:span text:style-name="T846"> </text:span><text:span text:style-name="T847">3</text:span><text:span text:style-name="T842"> </text:span><text:span text:style-name="T885">psychic</text:span><text:span text:style-name="T843"> </text:span><text:span text:style-name="T315">damage</text:span></text:p>
                </text:list-item>
                <text:list-item>
                  <text:p text:style-name="P588">17<text:span text:style-name="T318">+</text:span>: <text:span text:style-name="T852">5 </text:span><text:span text:style-name="T885">psychic</text:span><text:span text:style-name="T853"> </text:span><text:span text:style-name="T315">damage</text:span></text:p>
                </text:list-item>
              </text:list>
            </table:table-cell>
          </table:table-row>
          <table:table-row>
            <table:table-cell table:style-name="Table114.A2" office:value-type="string">
              <text:p text:style-name="P575"><text:span text:style-name="T833">Enkindled</text:span><text:span text:style-name="T785">: </text:span><text:span text:style-name="T886">After using the ability, you can teleport to an unoccupied space adjacent to a target </text:span><text:span text:style-name="T887">and that target is </text:span><text:span text:style-name="T888">dazed (EoT).</text:span></text:p>
            </table:table-cell>
          </table:table-row>
        </table:table>
        <text:p text:style-name="P589"/>
        <text:h text:style-name="P578" text:outline-level="4"><text:span text:style-name="T881">Hazel</text:span><text:span text:style-name="T854"> </text:span><text:span text:style-name="T827">Stoke the Flame</text:span><text:span text:style-name="T855"> </text:span><text:span text:style-name="T856">Effects</text:span></text:h>
        <table:table table:name="Table115" table:style-name="Table115">
          <table:table-column table:style-name="Table115.A"/>
          <table:table-column table:style-name="Table115.B"/>
          <table:table-row>
            <table:table-cell table:style-name="Table115.A1" office:value-type="string">
              <text:p text:style-name="P590">Talisman</text:p>
            </table:table-cell>
            <table:table-cell table:style-name="Table115.B1" office:value-type="string">
              <text:p text:style-name="P591"><text:span text:style-name="T814">Stoke the Flame</text:span><text:span text:style-name="T815"> </text:span>Effect</text:p>
            </table:table-cell>
          </table:table-row>
          <table:table-row>
            <table:table-cell table:style-name="Table115.A1" office:value-type="string">
              <text:p text:style-name="P592">Dagaz</text:p>
            </table:table-cell>
            <table:table-cell table:style-name="Table115.B1" office:value-type="string">
              <text:p text:style-name="P593">All targets of the ability are </text:p>
              <text:p text:style-name="P594"><text:span text:style-name="T889">R &lt; average</text:span><text:span text:style-name="T890"> frightened of the target </text:span><text:span text:style-name="T891">(EoT)</text:span><text:span text:style-name="T890">. </text:span>If the target is concealed, the ability deals extra psychic damage equal to your Reason score.</text:p>
            </table:table-cell>
          </table:table-row>
          <table:table-row>
            <table:table-cell table:style-name="Table115.A3" office:value-type="string">
              <text:p text:style-name="P595">Laguz</text:p>
            </table:table-cell>
            <table:table-cell table:style-name="Table115.B3" office:value-type="string">
              <text:p text:style-name="P596"><text:span text:style-name="T892">The target gains a surge. If the target uses 3 </text:span><text:span text:style-name="T893">or more</text:span><text:span text:style-name="T892"> surges to increase the damage of the ability, </text:span><text:span text:style-name="T894">they can teleport </text:span><text:span text:style-name="T895">a number of squares equal to your Reason score.</text:span></text:p>
            </table:table-cell>
          </table:table-row>
          <table:table-row>
            <table:table-cell table:style-name="Table115.A3" office:value-type="string">
              <text:p text:style-name="P597">Kaunan</text:p>
            </table:table-cell>
            <table:table-cell table:style-name="Table115.B3" office:value-type="string">
              <text:p text:style-name="P598">If <text:span text:style-name="T896">the a</text:span>bility <text:span text:style-name="T896">is made with an edge or double edge against a creature that is</text:span> frightened or <text:span text:style-name="T897">weakened</text:span>, then the target gains 1 Heroic Resource.</text:p>
            </table:table-cell>
          </table:table-row>
        </table:table>
        <text:p text:style-name="P59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22T12:39:45.424915000</dc:date>
    <meta:editing-duration>P4DT5H26M42S</meta:editing-duration>
    <meta:editing-cycles>2534</meta:editing-cycles>
    <meta:generator>LibreOffice/25.2.5.2$Windows_X86_64 LibreOffice_project/03d19516eb2e1dd5d4ccd751a0d6f35f35e08022</meta:generator>
    <meta:print-date>2025-08-21T22:49:26.983508300</meta:print-date>
    <meta:printed-by>PDF files</meta:printed-by>
    <meta:document-statistic meta:table-count="137" meta:image-count="1" meta:object-count="0" meta:page-count="23" meta:paragraph-count="714" meta:word-count="7418" meta:character-count="40248" meta:non-whitespace-character-count="33559"/>
  </office:meta>
</office:document-meta>
</file>